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618in"/>
    </style:style>
    <style:style style:name="co2" style:family="table-column">
      <style:table-column-properties fo:break-before="auto" style:column-width="2.4161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63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2.448in"/>
    </style:style>
    <style:style style:name="co9" style:family="table-column">
      <style:table-column-properties fo:break-before="auto" style:column-width="5.2256in"/>
    </style:style>
    <style:style style:name="co10" style:family="table-column">
      <style:table-column-properties fo:break-before="auto" style:column-width="1.2902in"/>
    </style:style>
    <style:style style:name="co11" style:family="table-column">
      <style:table-column-properties fo:break-before="auto" style:column-width="3.8102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1.2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Field">
      <style:table-cell-properties fo:border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leSet</text:p>
          </table:table-cell>
          <table:table-cell office:value-type="string" calcext:value-type="string">
            <text:p>testSe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6" calcext:value-type="float">
            <text:p>2.326</text:p>
          </table:table-cell>
          <table:table-cell office:value-type="float" office:value="0.0000143683" calcext:value-type="float">
            <text:p>0.0000143683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6" calcext:value-type="float">
            <text:p>2.326</text:p>
          </table:table-cell>
          <table:table-cell office:value-type="float" office:value="0.0000217747" calcext:value-type="float">
            <text:p>0.0000217747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74" calcext:value-type="float">
            <text:p>1.674</text:p>
          </table:table-cell>
          <table:table-cell office:value-type="float" office:value="0.0000133797" calcext:value-type="float">
            <text:p>0.0000133797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74" calcext:value-type="float">
            <text:p>1.674</text:p>
          </table:table-cell>
          <table:table-cell office:value-type="float" office:value="0.0000165179" calcext:value-type="float">
            <text:p>0.0000165179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58" calcext:value-type="float">
            <text:p>2.658</text:p>
          </table:table-cell>
          <table:table-cell office:value-type="float" office:value="0.0000174341" calcext:value-type="float">
            <text:p>0.0000174341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76" calcext:value-type="float">
            <text:p>2.676</text:p>
          </table:table-cell>
          <table:table-cell office:value-type="float" office:value="0.0000247403" calcext:value-type="float">
            <text:p>0.0000247403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small</text:p>
          </table:table-cell>
          <table:table-cell office:value-type="float" office:value="2.348" calcext:value-type="float">
            <text:p>2.348</text:p>
          </table:table-cell>
          <table:table-cell office:value-type="float" office:value="0.0000634822" calcext:value-type="float">
            <text:p>0.0000634822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random_terms_small</text:p>
          </table:table-cell>
          <table:table-cell office:value-type="float" office:value="2.348" calcext:value-type="float">
            <text:p>2.348</text:p>
          </table:table-cell>
          <table:table-cell office:value-type="float" office:value="0.0001601983" calcext:value-type="float">
            <text:p>0.0001601983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random_terms_small</text:p>
          </table:table-cell>
          <table:table-cell office:value-type="float" office:value="1.702" calcext:value-type="float">
            <text:p>1.702</text:p>
          </table:table-cell>
          <table:table-cell office:value-type="float" office:value="0.0000676145" calcext:value-type="float">
            <text:p>0.0000676145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random_terms_small</text:p>
          </table:table-cell>
          <table:table-cell office:value-type="float" office:value="1.702" calcext:value-type="float">
            <text:p>1.702</text:p>
          </table:table-cell>
          <table:table-cell office:value-type="float" office:value="0.0001503886" calcext:value-type="float">
            <text:p>0.0001503886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small</text:p>
          </table:table-cell>
          <table:table-cell office:value-type="float" office:value="2.68" calcext:value-type="float">
            <text:p>2.68</text:p>
          </table:table-cell>
          <table:table-cell office:value-type="float" office:value="0.0000563524" calcext:value-type="float">
            <text:p>0.0000563524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small</text:p>
          </table:table-cell>
          <table:table-cell office:value-type="float" office:value="2.698" calcext:value-type="float">
            <text:p>2.698</text:p>
          </table:table-cell>
          <table:table-cell office:value-type="float" office:value="0.0001498266" calcext:value-type="float">
            <text:p>0.0001498266</text:p>
          </table:table-cell>
        </table:table-row>
        <table:table-row table:style-name="ro1">
          <table:table-cell office:value-type="string" calcext:value-type="string">
            <text:p>math_no_diff_int_sep_div_plus_KBC_max_rules_10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76" calcext:value-type="float">
            <text:p>2.676</text:p>
          </table:table-cell>
          <table:table-cell office:value-type="float" office:value="0.0000175815" calcext:value-type="float">
            <text:p>0.0000175815</text:p>
          </table:table-cell>
        </table:table-row>
        <table:table-row table:style-name="ro1">
          <table:table-cell office:value-type="string" calcext:value-type="string">
            <text:p>math_no_diff_int_sep_div_plus_KBC_max_rules_10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98" calcext:value-type="float">
            <text:p>2.698</text:p>
          </table:table-cell>
          <table:table-cell office:value-type="float" office:value="0.0000570315" calcext:value-type="float">
            <text:p>0.0000570315</text:p>
          </table:table-cell>
        </table:table-row>
        <table:table-row table:style-name="ro1">
          <table:table-cell office:value-type="string" calcext:value-type="string">
            <text:p>math_no_diff_int_sep_div_plus_KBC_max_rules_10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76" calcext:value-type="float">
            <text:p>2.676</text:p>
          </table:table-cell>
          <table:table-cell office:value-type="float" office:value="0.0000170453" calcext:value-type="float">
            <text:p>0.0000170453</text:p>
          </table:table-cell>
        </table:table-row>
        <table:table-row table:style-name="ro1">
          <table:table-cell office:value-type="string" calcext:value-type="string">
            <text:p>math_no_diff_int_sep_div_plus_KBC_max_rules_1000</text:p>
          </table:table-cell>
          <table:table-cell office:value-type="string" calcext:value-type="string">
            <text:p>random_terms_small</text:p>
          </table:table-cell>
          <table:table-cell office:value-type="float" office:value="2.698" calcext:value-type="float">
            <text:p>2.698</text:p>
          </table:table-cell>
          <table:table-cell office:value-type="float" office:value="0.0000578109" calcext:value-type="float">
            <text:p>0.0000578109</text:p>
          </table:table-cell>
        </table:table-row>
        <table:table-row table:style-name="ro1">
          <table:table-cell office:value-type="string" calcext:value-type="string">
            <text:p>math_no_diff_int_sep_div_plus_KBC_max_rules_25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86" calcext:value-type="float">
            <text:p>2.686</text:p>
          </table:table-cell>
          <table:table-cell office:value-type="float" office:value="0.0000255692" calcext:value-type="float">
            <text:p>0.0000255692</text:p>
          </table:table-cell>
        </table:table-row>
        <table:table-row table:style-name="ro1">
          <table:table-cell office:value-type="string" calcext:value-type="string">
            <text:p>math_no_diff_int_sep_div_plus_KBC_max_rules_25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708" calcext:value-type="float">
            <text:p>2.708</text:p>
          </table:table-cell>
          <table:table-cell office:value-type="float" office:value="0.0001463838" calcext:value-type="float">
            <text:p>0.0001463838</text:p>
          </table:table-cell>
        </table:table-row>
        <table:table-row table:style-name="ro1">
          <table:table-cell office:value-type="string" calcext:value-type="string">
            <text:p>math_no_diff_int_sep_div_plus_KBC_max_rules_25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86" calcext:value-type="float">
            <text:p>2.686</text:p>
          </table:table-cell>
          <table:table-cell office:value-type="float" office:value="0.000024857" calcext:value-type="float">
            <text:p>0.000024857</text:p>
          </table:table-cell>
        </table:table-row>
        <table:table-row table:style-name="ro1">
          <table:table-cell office:value-type="string" calcext:value-type="string">
            <text:p>math_no_diff_int_sep_div_plus_KBC_max_rules_2500</text:p>
          </table:table-cell>
          <table:table-cell office:value-type="string" calcext:value-type="string">
            <text:p>random_terms_small</text:p>
          </table:table-cell>
          <table:table-cell office:value-type="float" office:value="2.708" calcext:value-type="float">
            <text:p>2.708</text:p>
          </table:table-cell>
          <table:table-cell office:value-type="float" office:value="0.0001454831" calcext:value-type="float">
            <text:p>0.0001454831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small</text:p>
          </table:table-cell>
          <table:table-cell office:value-type="float" office:value="1.81" calcext:value-type="float">
            <text:p>1.81</text:p>
          </table:table-cell>
          <table:table-cell office:value-type="float" office:value="0.0000035231" calcext:value-type="float">
            <text:p>0.0000035231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small</text:p>
          </table:table-cell>
          <table:table-cell office:value-type="float" office:value="1.27" calcext:value-type="float">
            <text:p>1.27</text:p>
          </table:table-cell>
          <table:table-cell office:value-type="float" office:value="0.0000033558" calcext:value-type="float">
            <text:p>0.0000033558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2" calcext:value-type="float">
            <text:p>2.2</text:p>
          </table:table-cell>
          <table:table-cell office:value-type="float" office:value="0.0000064264" calcext:value-type="float">
            <text:p>0.0000064264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274" calcext:value-type="float">
            <text:p>2.274</text:p>
          </table:table-cell>
          <table:table-cell office:value-type="float" office:value="0.0000083728" calcext:value-type="float">
            <text:p>0.0000083728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254" calcext:value-type="float">
            <text:p>2.254</text:p>
          </table:table-cell>
          <table:table-cell office:value-type="float" office:value="0.0000072834" calcext:value-type="float">
            <text:p>0.0000072834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3" calcext:value-type="float">
            <text:p>2.33</text:p>
          </table:table-cell>
          <table:table-cell office:value-type="float" office:value="0.0000160253" calcext:value-type="float">
            <text:p>0.0000160253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36" calcext:value-type="float">
            <text:p>2.336</text:p>
          </table:table-cell>
          <table:table-cell office:value-type="float" office:value="0.0000161506" calcext:value-type="float">
            <text:p>0.000016150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22" calcext:value-type="float">
            <text:p>2.322</text:p>
          </table:table-cell>
          <table:table-cell office:value-type="float" office:value="0.0000125292" calcext:value-type="float">
            <text:p>0.0000125292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2" calcext:value-type="float">
            <text:p>2.12</text:p>
          </table:table-cell>
          <table:table-cell office:value-type="float" office:value="0.0000064712" calcext:value-type="float">
            <text:p>0.0000064712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26" calcext:value-type="float">
            <text:p>2.326</text:p>
          </table:table-cell>
          <table:table-cell office:value-type="float" office:value="0.0000081529" calcext:value-type="float">
            <text:p>0.0000081529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66" calcext:value-type="float">
            <text:p>2.366</text:p>
          </table:table-cell>
          <table:table-cell office:value-type="float" office:value="0.0000097656" calcext:value-type="float">
            <text:p>0.000009765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02" calcext:value-type="float">
            <text:p>2.402</text:p>
          </table:table-cell>
          <table:table-cell office:value-type="float" office:value="0.0000110819" calcext:value-type="float">
            <text:p>0.0000110819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4" calcext:value-type="float">
            <text:p>2.484</text:p>
          </table:table-cell>
          <table:table-cell office:value-type="float" office:value="0.0000132077" calcext:value-type="float">
            <text:p>0.0000132077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82" calcext:value-type="float">
            <text:p>2.682</text:p>
          </table:table-cell>
          <table:table-cell office:value-type="float" office:value="0.0000153043" calcext:value-type="float">
            <text:p>0.0000153043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24" calcext:value-type="float">
            <text:p>1.624</text:p>
          </table:table-cell>
          <table:table-cell office:value-type="float" office:value="0.0000057531" calcext:value-type="float">
            <text:p>0.0000057531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06" calcext:value-type="float">
            <text:p>1.706</text:p>
          </table:table-cell>
          <table:table-cell office:value-type="float" office:value="0.0000069001" calcext:value-type="float">
            <text:p>0.0000069001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62" calcext:value-type="float">
            <text:p>1.662</text:p>
          </table:table-cell>
          <table:table-cell office:value-type="float" office:value="0.0000070991" calcext:value-type="float">
            <text:p>0.0000070991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76" calcext:value-type="float">
            <text:p>1.676</text:p>
          </table:table-cell>
          <table:table-cell office:value-type="float" office:value="0.0000094419" calcext:value-type="float">
            <text:p>0.0000094419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94" calcext:value-type="float">
            <text:p>1.694</text:p>
          </table:table-cell>
          <table:table-cell office:value-type="float" office:value="0.0000136114" calcext:value-type="float">
            <text:p>0.0000136114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94" calcext:value-type="float">
            <text:p>1.694</text:p>
          </table:table-cell>
          <table:table-cell office:value-type="float" office:value="0.0000153974" calcext:value-type="float">
            <text:p>0.000015397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26" calcext:value-type="float">
            <text:p>1.626</text:p>
          </table:table-cell>
          <table:table-cell office:value-type="float" office:value="0.0000048256" calcext:value-type="float">
            <text:p>0.0000048256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08" calcext:value-type="float">
            <text:p>1.708</text:p>
          </table:table-cell>
          <table:table-cell office:value-type="float" office:value="0.0000059779" calcext:value-type="float">
            <text:p>0.0000059779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58" calcext:value-type="float">
            <text:p>1.658</text:p>
          </table:table-cell>
          <table:table-cell office:value-type="float" office:value="0.000005718" calcext:value-type="float">
            <text:p>0.000005718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64" calcext:value-type="float">
            <text:p>1.664</text:p>
          </table:table-cell>
          <table:table-cell office:value-type="float" office:value="0.0000058807" calcext:value-type="float">
            <text:p>0.0000058807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74" calcext:value-type="float">
            <text:p>1.674</text:p>
          </table:table-cell>
          <table:table-cell office:value-type="float" office:value="0.0000070491" calcext:value-type="float">
            <text:p>0.0000070491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74" calcext:value-type="float">
            <text:p>1.674</text:p>
          </table:table-cell>
          <table:table-cell office:value-type="float" office:value="0.0000073694" calcext:value-type="float">
            <text:p>0.0000073694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2" calcext:value-type="float">
            <text:p>2.12</text:p>
          </table:table-cell>
          <table:table-cell office:value-type="float" office:value="0.0000064305" calcext:value-type="float">
            <text:p>0.0000064305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6" calcext:value-type="float">
            <text:p>2.326</text:p>
          </table:table-cell>
          <table:table-cell office:value-type="float" office:value="0.0000075311" calcext:value-type="float">
            <text:p>0.0000075311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68" calcext:value-type="float">
            <text:p>2.368</text:p>
          </table:table-cell>
          <table:table-cell office:value-type="float" office:value="0.0000086571" calcext:value-type="float">
            <text:p>0.0000086571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04" calcext:value-type="float">
            <text:p>2.404</text:p>
          </table:table-cell>
          <table:table-cell office:value-type="float" office:value="0.0000082015" calcext:value-type="float">
            <text:p>0.0000082015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76" calcext:value-type="float">
            <text:p>2.476</text:p>
          </table:table-cell>
          <table:table-cell office:value-type="float" office:value="0.0000098754" calcext:value-type="float">
            <text:p>0.000009875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76" calcext:value-type="float">
            <text:p>2.676</text:p>
          </table:table-cell>
          <table:table-cell office:value-type="float" office:value="0.0000104525" calcext:value-type="float">
            <text:p>0.0000104525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" calcext:value-type="float">
            <text:p>2.2</text:p>
          </table:table-cell>
          <table:table-cell office:value-type="float" office:value="0.0000057133" calcext:value-type="float">
            <text:p>0.0000057133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56" calcext:value-type="float">
            <text:p>2.256</text:p>
          </table:table-cell>
          <table:table-cell office:value-type="float" office:value="0.000005672" calcext:value-type="float">
            <text:p>0.000005672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76" calcext:value-type="float">
            <text:p>2.276</text:p>
          </table:table-cell>
          <table:table-cell office:value-type="float" office:value="0.0000067719" calcext:value-type="float">
            <text:p>0.0000067719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4" calcext:value-type="float">
            <text:p>2.324</text:p>
          </table:table-cell>
          <table:table-cell office:value-type="float" office:value="0.0000070765" calcext:value-type="float">
            <text:p>0.0000070765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12" calcext:value-type="float">
            <text:p>2.312</text:p>
          </table:table-cell>
          <table:table-cell office:value-type="float" office:value="0.0000073484" calcext:value-type="float">
            <text:p>0.0000073484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" calcext:value-type="float">
            <text:p>2.32</text:p>
          </table:table-cell>
          <table:table-cell office:value-type="float" office:value="0.0000078433" calcext:value-type="float">
            <text:p>0.0000078433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248" calcext:value-type="float">
            <text:p>2.248</text:p>
          </table:table-cell>
          <table:table-cell office:value-type="float" office:value="0.0000063181" calcext:value-type="float">
            <text:p>0.0000063181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62" calcext:value-type="float">
            <text:p>2.362</text:p>
          </table:table-cell>
          <table:table-cell office:value-type="float" office:value="0.0000077012" calcext:value-type="float">
            <text:p>0.0000077012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02" calcext:value-type="float">
            <text:p>2.402</text:p>
          </table:table-cell>
          <table:table-cell office:value-type="float" office:value="0.0000090051" calcext:value-type="float">
            <text:p>0.0000090051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38" calcext:value-type="float">
            <text:p>2.438</text:p>
          </table:table-cell>
          <table:table-cell office:value-type="float" office:value="0.0000104671" calcext:value-type="float">
            <text:p>0.0000104671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706" calcext:value-type="float">
            <text:p>2.706</text:p>
          </table:table-cell>
          <table:table-cell office:value-type="float" office:value="0.0000127173" calcext:value-type="float">
            <text:p>0.0000127173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76" calcext:value-type="float">
            <text:p>2.676</text:p>
          </table:table-cell>
          <table:table-cell office:value-type="float" office:value="0.000015808" calcext:value-type="float">
            <text:p>0.000015808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48" calcext:value-type="float">
            <text:p>2.248</text:p>
          </table:table-cell>
          <table:table-cell office:value-type="float" office:value="0.0000070611" calcext:value-type="float">
            <text:p>0.0000070611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62" calcext:value-type="float">
            <text:p>2.362</text:p>
          </table:table-cell>
          <table:table-cell office:value-type="float" office:value="0.0000070067" calcext:value-type="float">
            <text:p>0.0000070067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04" calcext:value-type="float">
            <text:p>2.404</text:p>
          </table:table-cell>
          <table:table-cell office:value-type="float" office:value="0.0000076337" calcext:value-type="float">
            <text:p>0.0000076337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4" calcext:value-type="float">
            <text:p>2.44</text:p>
          </table:table-cell>
          <table:table-cell office:value-type="float" office:value="0.0000087696" calcext:value-type="float">
            <text:p>0.0000087696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98" calcext:value-type="float">
            <text:p>2.698</text:p>
          </table:table-cell>
          <table:table-cell office:value-type="float" office:value="0.0000098305" calcext:value-type="float">
            <text:p>0.0000098305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66" calcext:value-type="float">
            <text:p>2.666</text:p>
          </table:table-cell>
          <table:table-cell office:value-type="float" office:value="0.0000097406" calcext:value-type="float">
            <text:p>0.0000097406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2.2" calcext:value-type="float">
            <text:p>2.2</text:p>
          </table:table-cell>
          <table:table-cell office:value-type="float" office:value="0.0000053674" calcext:value-type="float">
            <text:p>0.0000053674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254" calcext:value-type="float">
            <text:p>2.254</text:p>
          </table:table-cell>
          <table:table-cell office:value-type="float" office:value="0.0000077616" calcext:value-type="float">
            <text:p>0.0000077616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33" calcext:value-type="float">
            <text:p>2.33</text:p>
          </table:table-cell>
          <table:table-cell office:value-type="float" office:value="0.000009413" calcext:value-type="float">
            <text:p>0.000009413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274" calcext:value-type="float">
            <text:p>2.274</text:p>
          </table:table-cell>
          <table:table-cell office:value-type="float" office:value="0.0000087538" calcext:value-type="float">
            <text:p>0.0000087538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322" calcext:value-type="float">
            <text:p>2.322</text:p>
          </table:table-cell>
          <table:table-cell office:value-type="float" office:value="0.0000126821" calcext:value-type="float">
            <text:p>0.0000126821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336" calcext:value-type="float">
            <text:p>2.336</text:p>
          </table:table-cell>
          <table:table-cell office:value-type="float" office:value="0.000016749" calcext:value-type="float">
            <text:p>0.000016749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1.624" calcext:value-type="float">
            <text:p>1.624</text:p>
          </table:table-cell>
          <table:table-cell office:value-type="float" office:value="0.0000063188" calcext:value-type="float">
            <text:p>0.0000063188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1.706" calcext:value-type="float">
            <text:p>1.706</text:p>
          </table:table-cell>
          <table:table-cell office:value-type="float" office:value="0.0000072291" calcext:value-type="float">
            <text:p>0.0000072291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1.676" calcext:value-type="float">
            <text:p>1.676</text:p>
          </table:table-cell>
          <table:table-cell office:value-type="float" office:value="0.0000084393" calcext:value-type="float">
            <text:p>0.0000084393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1.662" calcext:value-type="float">
            <text:p>1.662</text:p>
          </table:table-cell>
          <table:table-cell office:value-type="float" office:value="0.0000068693" calcext:value-type="float">
            <text:p>0.0000068693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1.694" calcext:value-type="float">
            <text:p>1.694</text:p>
          </table:table-cell>
          <table:table-cell office:value-type="float" office:value="0.0000130597" calcext:value-type="float">
            <text:p>0.0000130597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1.694" calcext:value-type="float">
            <text:p>1.694</text:p>
          </table:table-cell>
          <table:table-cell office:value-type="float" office:value="0.0000155722" calcext:value-type="float">
            <text:p>0.0000155722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2.12" calcext:value-type="float">
            <text:p>2.12</text:p>
          </table:table-cell>
          <table:table-cell office:value-type="float" office:value="0.0000062897" calcext:value-type="float">
            <text:p>0.0000062897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326" calcext:value-type="float">
            <text:p>2.326</text:p>
          </table:table-cell>
          <table:table-cell office:value-type="float" office:value="0.000006905" calcext:value-type="float">
            <text:p>0.000006905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366" calcext:value-type="float">
            <text:p>2.366</text:p>
          </table:table-cell>
          <table:table-cell office:value-type="float" office:value="0.000008312" calcext:value-type="float">
            <text:p>0.00000831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402" calcext:value-type="float">
            <text:p>2.402</text:p>
          </table:table-cell>
          <table:table-cell office:value-type="float" office:value="0.0000100512" calcext:value-type="float">
            <text:p>0.0000100512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484" calcext:value-type="float">
            <text:p>2.484</text:p>
          </table:table-cell>
          <table:table-cell office:value-type="float" office:value="0.0000123545" calcext:value-type="float">
            <text:p>0.0000123545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682" calcext:value-type="float">
            <text:p>2.682</text:p>
          </table:table-cell>
          <table:table-cell office:value-type="float" office:value="0.0000145416" calcext:value-type="float">
            <text:p>0.0000145416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26" calcext:value-type="float">
            <text:p>1.626</text:p>
          </table:table-cell>
          <table:table-cell office:value-type="float" office:value="0.0000048188" calcext:value-type="float">
            <text:p>0.0000048188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08" calcext:value-type="float">
            <text:p>1.708</text:p>
          </table:table-cell>
          <table:table-cell office:value-type="float" office:value="0.0000050108" calcext:value-type="float">
            <text:p>0.0000050108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58" calcext:value-type="float">
            <text:p>1.658</text:p>
          </table:table-cell>
          <table:table-cell office:value-type="float" office:value="0.0000053101" calcext:value-type="float">
            <text:p>0.0000053101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64" calcext:value-type="float">
            <text:p>1.664</text:p>
          </table:table-cell>
          <table:table-cell office:value-type="float" office:value="0.0000056622" calcext:value-type="float">
            <text:p>0.0000056622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74" calcext:value-type="float">
            <text:p>1.674</text:p>
          </table:table-cell>
          <table:table-cell office:value-type="float" office:value="0.0000062049" calcext:value-type="float">
            <text:p>0.0000062049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74" calcext:value-type="float">
            <text:p>1.674</text:p>
          </table:table-cell>
          <table:table-cell office:value-type="float" office:value="0.0000071449" calcext:value-type="float">
            <text:p>0.0000071449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2" calcext:value-type="float">
            <text:p>2.12</text:p>
          </table:table-cell>
          <table:table-cell office:value-type="float" office:value="0.0000057269" calcext:value-type="float">
            <text:p>0.0000057269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6" calcext:value-type="float">
            <text:p>2.326</text:p>
          </table:table-cell>
          <table:table-cell office:value-type="float" office:value="0.0000062011" calcext:value-type="float">
            <text:p>0.0000062011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68" calcext:value-type="float">
            <text:p>2.368</text:p>
          </table:table-cell>
          <table:table-cell office:value-type="float" office:value="0.00000706" calcext:value-type="float">
            <text:p>0.00000706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04" calcext:value-type="float">
            <text:p>2.404</text:p>
          </table:table-cell>
          <table:table-cell office:value-type="float" office:value="0.0000071166" calcext:value-type="float">
            <text:p>0.0000071166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76" calcext:value-type="float">
            <text:p>2.476</text:p>
          </table:table-cell>
          <table:table-cell office:value-type="float" office:value="0.0000083187" calcext:value-type="float">
            <text:p>0.0000083187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76" calcext:value-type="float">
            <text:p>2.676</text:p>
          </table:table-cell>
          <table:table-cell office:value-type="float" office:value="0.0000097832" calcext:value-type="float">
            <text:p>0.0000097832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" calcext:value-type="float">
            <text:p>2.2</text:p>
          </table:table-cell>
          <table:table-cell office:value-type="float" office:value="0.0000052094" calcext:value-type="float">
            <text:p>0.0000052094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56" calcext:value-type="float">
            <text:p>2.256</text:p>
          </table:table-cell>
          <table:table-cell office:value-type="float" office:value="0.0000055994" calcext:value-type="float">
            <text:p>0.0000055994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76" calcext:value-type="float">
            <text:p>2.276</text:p>
          </table:table-cell>
          <table:table-cell office:value-type="float" office:value="0.0000059349" calcext:value-type="float">
            <text:p>0.0000059349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4" calcext:value-type="float">
            <text:p>2.324</text:p>
          </table:table-cell>
          <table:table-cell office:value-type="float" office:value="0.0000067871" calcext:value-type="float">
            <text:p>0.0000067871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12" calcext:value-type="float">
            <text:p>2.312</text:p>
          </table:table-cell>
          <table:table-cell office:value-type="float" office:value="0.000007343" calcext:value-type="float">
            <text:p>0.000007343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" calcext:value-type="float">
            <text:p>2.32</text:p>
          </table:table-cell>
          <table:table-cell office:value-type="float" office:value="0.0000087131" calcext:value-type="float">
            <text:p>0.0000087131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2.248" calcext:value-type="float">
            <text:p>2.248</text:p>
          </table:table-cell>
          <table:table-cell office:value-type="float" office:value="0.0000061144" calcext:value-type="float">
            <text:p>0.0000061144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36" calcext:value-type="float">
            <text:p>2.36</text:p>
          </table:table-cell>
          <table:table-cell office:value-type="float" office:value="0.0000067331" calcext:value-type="float">
            <text:p>0.0000067331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4" calcext:value-type="float">
            <text:p>2.4</text:p>
          </table:table-cell>
          <table:table-cell office:value-type="float" office:value="0.0000080794" calcext:value-type="float">
            <text:p>0.0000080794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436" calcext:value-type="float">
            <text:p>2.436</text:p>
          </table:table-cell>
          <table:table-cell office:value-type="float" office:value="0.0000103265" calcext:value-type="float">
            <text:p>0.0000103265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706" calcext:value-type="float">
            <text:p>2.706</text:p>
          </table:table-cell>
          <table:table-cell office:value-type="float" office:value="0.000011156" calcext:value-type="float">
            <text:p>0.000011156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676" calcext:value-type="float">
            <text:p>2.676</text:p>
          </table:table-cell>
          <table:table-cell office:value-type="float" office:value="0.000013563" calcext:value-type="float">
            <text:p>0.000013563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48" calcext:value-type="float">
            <text:p>2.248</text:p>
          </table:table-cell>
          <table:table-cell office:value-type="float" office:value="0.000005878" calcext:value-type="float">
            <text:p>0.000005878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6" calcext:value-type="float">
            <text:p>2.36</text:p>
          </table:table-cell>
          <table:table-cell office:value-type="float" office:value="0.0000069777" calcext:value-type="float">
            <text:p>0.0000069777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02" calcext:value-type="float">
            <text:p>2.402</text:p>
          </table:table-cell>
          <table:table-cell office:value-type="float" office:value="0.0000082643" calcext:value-type="float">
            <text:p>0.0000082643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38" calcext:value-type="float">
            <text:p>2.438</text:p>
          </table:table-cell>
          <table:table-cell office:value-type="float" office:value="0.0000070041" calcext:value-type="float">
            <text:p>0.0000070041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98" calcext:value-type="float">
            <text:p>2.698</text:p>
          </table:table-cell>
          <table:table-cell office:value-type="float" office:value="0.0000081132" calcext:value-type="float">
            <text:p>0.0000081132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66" calcext:value-type="float">
            <text:p>2.666</text:p>
          </table:table-cell>
          <table:table-cell office:value-type="float" office:value="0.0000088623" calcext:value-type="float">
            <text:p>0.0000088623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272" calcext:value-type="float">
            <text:p>7.272</text:p>
          </table:table-cell>
          <table:table-cell office:value-type="float" office:value="0.0000772777" calcext:value-type="float">
            <text:p>0.0000772777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284" calcext:value-type="float">
            <text:p>7.284</text:p>
          </table:table-cell>
          <table:table-cell office:value-type="float" office:value="0.0001181047" calcext:value-type="float">
            <text:p>0.0001181047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72" calcext:value-type="float">
            <text:p>5.472</text:p>
          </table:table-cell>
          <table:table-cell office:value-type="float" office:value="0.0000702933" calcext:value-type="float">
            <text:p>0.0000702933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72" calcext:value-type="float">
            <text:p>5.472</text:p>
          </table:table-cell>
          <table:table-cell office:value-type="float" office:value="0.0000937978" calcext:value-type="float">
            <text:p>0.0000937978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848" calcext:value-type="float">
            <text:p>8.848</text:p>
          </table:table-cell>
          <table:table-cell office:value-type="float" office:value="0.0000816044" calcext:value-type="float">
            <text:p>0.0000816044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932" calcext:value-type="float">
            <text:p>8.932</text:p>
          </table:table-cell>
          <table:table-cell office:value-type="float" office:value="0.0001255639" calcext:value-type="float">
            <text:p>0.0001255639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large</text:p>
          </table:table-cell>
          <table:table-cell office:value-type="float" office:value="7.296" calcext:value-type="float">
            <text:p>7.296</text:p>
          </table:table-cell>
          <table:table-cell office:value-type="float" office:value="0.0003345924" calcext:value-type="float">
            <text:p>0.0003345924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random_terms_large</text:p>
          </table:table-cell>
          <table:table-cell office:value-type="float" office:value="7.312" calcext:value-type="float">
            <text:p>7.312</text:p>
          </table:table-cell>
          <table:table-cell office:value-type="float" office:value="0.0009830305" calcext:value-type="float">
            <text:p>0.0009830305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random_terms_large</text:p>
          </table:table-cell>
          <table:table-cell office:value-type="float" office:value="5.484" calcext:value-type="float">
            <text:p>5.484</text:p>
          </table:table-cell>
          <table:table-cell office:value-type="float" office:value="0.0003704044" calcext:value-type="float">
            <text:p>0.0003704044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random_terms_large</text:p>
          </table:table-cell>
          <table:table-cell office:value-type="float" office:value="5.484" calcext:value-type="float">
            <text:p>5.484</text:p>
          </table:table-cell>
          <table:table-cell office:value-type="float" office:value="0.0008127295" calcext:value-type="float">
            <text:p>0.0008127295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large</text:p>
          </table:table-cell>
          <table:table-cell office:value-type="float" office:value="8.864" calcext:value-type="float">
            <text:p>8.864</text:p>
          </table:table-cell>
          <table:table-cell office:value-type="float" office:value="0.0002940083" calcext:value-type="float">
            <text:p>0.0002940083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large</text:p>
          </table:table-cell>
          <table:table-cell office:value-type="float" office:value="8.952" calcext:value-type="float">
            <text:p>8.952</text:p>
          </table:table-cell>
          <table:table-cell office:value-type="float" office:value="0.0007244576" calcext:value-type="float">
            <text:p>0.0007244576</text:p>
          </table:table-cell>
        </table:table-row>
        <table:table-row table:style-name="ro1">
          <table:table-cell office:value-type="string" calcext:value-type="string">
            <text:p>math_no_diff_int_sep_div_plus_KBC_max_rules_10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936" calcext:value-type="float">
            <text:p>8.936</text:p>
          </table:table-cell>
          <table:table-cell office:value-type="float" office:value="0.0000897663" calcext:value-type="float">
            <text:p>0.0000897663</text:p>
          </table:table-cell>
        </table:table-row>
        <table:table-row table:style-name="ro1">
          <table:table-cell office:value-type="string" calcext:value-type="string">
            <text:p>math_no_diff_int_sep_div_plus_KBC_max_rules_10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8.96" calcext:value-type="float">
            <text:p>8.96</text:p>
          </table:table-cell>
          <table:table-cell office:value-type="float" office:value="0.0002741373" calcext:value-type="float">
            <text:p>0.0002741373</text:p>
          </table:table-cell>
        </table:table-row>
        <table:table-row table:style-name="ro1">
          <table:table-cell office:value-type="string" calcext:value-type="string">
            <text:p>math_no_diff_int_sep_div_plus_KBC_max_rules_10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924" calcext:value-type="float">
            <text:p>8.924</text:p>
          </table:table-cell>
          <table:table-cell office:value-type="float" office:value="0.0000813726" calcext:value-type="float">
            <text:p>0.0000813726</text:p>
          </table:table-cell>
        </table:table-row>
        <table:table-row table:style-name="ro1">
          <table:table-cell office:value-type="string" calcext:value-type="string">
            <text:p>math_no_diff_int_sep_div_plus_KBC_max_rules_1000</text:p>
          </table:table-cell>
          <table:table-cell office:value-type="string" calcext:value-type="string">
            <text:p>random_terms_large</text:p>
          </table:table-cell>
          <table:table-cell office:value-type="float" office:value="8.948" calcext:value-type="float">
            <text:p>8.948</text:p>
          </table:table-cell>
          <table:table-cell office:value-type="float" office:value="0.0002798661" calcext:value-type="float">
            <text:p>0.0002798661</text:p>
          </table:table-cell>
        </table:table-row>
        <table:table-row table:style-name="ro1">
          <table:table-cell office:value-type="string" calcext:value-type="string">
            <text:p>math_no_diff_int_sep_div_plus_KBC_max_rules_25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964" calcext:value-type="float">
            <text:p>8.964</text:p>
          </table:table-cell>
          <table:table-cell office:value-type="float" office:value="0.0001250186" calcext:value-type="float">
            <text:p>0.0001250186</text:p>
          </table:table-cell>
        </table:table-row>
        <table:table-row table:style-name="ro1">
          <table:table-cell office:value-type="string" calcext:value-type="string">
            <text:p>math_no_diff_int_sep_div_plus_KBC_max_rules_25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8.992" calcext:value-type="float">
            <text:p>8.992</text:p>
          </table:table-cell>
          <table:table-cell office:value-type="float" office:value="0.0007292494" calcext:value-type="float">
            <text:p>0.0007292494</text:p>
          </table:table-cell>
        </table:table-row>
        <table:table-row table:style-name="ro1">
          <table:table-cell office:value-type="string" calcext:value-type="string">
            <text:p>math_no_diff_int_sep_div_plus_KBC_max_rules_25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952" calcext:value-type="float">
            <text:p>8.952</text:p>
          </table:table-cell>
          <table:table-cell office:value-type="float" office:value="0.0001212676" calcext:value-type="float">
            <text:p>0.0001212676</text:p>
          </table:table-cell>
        </table:table-row>
        <table:table-row table:style-name="ro1">
          <table:table-cell office:value-type="string" calcext:value-type="string">
            <text:p>math_no_diff_int_sep_div_plus_KBC_max_rules_2500</text:p>
          </table:table-cell>
          <table:table-cell office:value-type="string" calcext:value-type="string">
            <text:p>random_terms_large</text:p>
          </table:table-cell>
          <table:table-cell office:value-type="float" office:value="8.98" calcext:value-type="float">
            <text:p>8.98</text:p>
          </table:table-cell>
          <table:table-cell office:value-type="float" office:value="0.0007317577" calcext:value-type="float">
            <text:p>0.0007317577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large</text:p>
          </table:table-cell>
          <table:table-cell office:value-type="float" office:value="5.396" calcext:value-type="float">
            <text:p>5.396</text:p>
          </table:table-cell>
          <table:table-cell office:value-type="float" office:value="0.0000181685" calcext:value-type="float">
            <text:p>0.0000181685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large</text:p>
          </table:table-cell>
          <table:table-cell office:value-type="float" office:value="3.64" calcext:value-type="float">
            <text:p>3.64</text:p>
          </table:table-cell>
          <table:table-cell office:value-type="float" office:value="0.0000153592" calcext:value-type="float">
            <text:p>0.0000153592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044" calcext:value-type="float">
            <text:p>7.044</text:p>
          </table:table-cell>
          <table:table-cell office:value-type="float" office:value="0.0000286198" calcext:value-type="float">
            <text:p>0.0000286198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128" calcext:value-type="float">
            <text:p>7.128</text:p>
          </table:table-cell>
          <table:table-cell office:value-type="float" office:value="0.000043172" calcext:value-type="float">
            <text:p>0.000043172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148" calcext:value-type="float">
            <text:p>7.148</text:p>
          </table:table-cell>
          <table:table-cell office:value-type="float" office:value="0.0000384731" calcext:value-type="float">
            <text:p>0.0000384731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228" calcext:value-type="float">
            <text:p>7.228</text:p>
          </table:table-cell>
          <table:table-cell office:value-type="float" office:value="0.0000542231" calcext:value-type="float">
            <text:p>0.0000542231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216" calcext:value-type="float">
            <text:p>7.216</text:p>
          </table:table-cell>
          <table:table-cell office:value-type="float" office:value="0.0000906426" calcext:value-type="float">
            <text:p>0.000090642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192" calcext:value-type="float">
            <text:p>7.192</text:p>
          </table:table-cell>
          <table:table-cell office:value-type="float" office:value="0.0000632361" calcext:value-type="float">
            <text:p>0.0000632361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3" calcext:value-type="float">
            <text:p>6.3</text:p>
          </table:table-cell>
          <table:table-cell office:value-type="float" office:value="0.0000341391" calcext:value-type="float">
            <text:p>0.0000341391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448" calcext:value-type="float">
            <text:p>7.448</text:p>
          </table:table-cell>
          <table:table-cell office:value-type="float" office:value="0.0000394406" calcext:value-type="float">
            <text:p>0.0000394406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528" calcext:value-type="float">
            <text:p>7.528</text:p>
          </table:table-cell>
          <table:table-cell office:value-type="float" office:value="0.0000471832" calcext:value-type="float">
            <text:p>0.0000471832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544" calcext:value-type="float">
            <text:p>7.544</text:p>
          </table:table-cell>
          <table:table-cell office:value-type="float" office:value="0.0000546964" calcext:value-type="float">
            <text:p>0.0000546964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804" calcext:value-type="float">
            <text:p>7.804</text:p>
          </table:table-cell>
          <table:table-cell office:value-type="float" office:value="0.0000655208" calcext:value-type="float">
            <text:p>0.0000655208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8.88" calcext:value-type="float">
            <text:p>8.88</text:p>
          </table:table-cell>
          <table:table-cell office:value-type="float" office:value="0.0000702492" calcext:value-type="float">
            <text:p>0.0000702492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352" calcext:value-type="float">
            <text:p>5.352</text:p>
          </table:table-cell>
          <table:table-cell office:value-type="float" office:value="0.0000304381" calcext:value-type="float">
            <text:p>0.0000304381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552" calcext:value-type="float">
            <text:p>5.552</text:p>
          </table:table-cell>
          <table:table-cell office:value-type="float" office:value="0.0000369998" calcext:value-type="float">
            <text:p>0.0000369998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396" calcext:value-type="float">
            <text:p>5.396</text:p>
          </table:table-cell>
          <table:table-cell office:value-type="float" office:value="0.0000379" calcext:value-type="float">
            <text:p>0.0000379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42" calcext:value-type="float">
            <text:p>5.42</text:p>
          </table:table-cell>
          <table:table-cell office:value-type="float" office:value="0.0000499667" calcext:value-type="float">
            <text:p>0.0000499667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444" calcext:value-type="float">
            <text:p>5.444</text:p>
          </table:table-cell>
          <table:table-cell office:value-type="float" office:value="0.0000697873" calcext:value-type="float">
            <text:p>0.0000697873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452" calcext:value-type="float">
            <text:p>5.452</text:p>
          </table:table-cell>
          <table:table-cell office:value-type="float" office:value="0.0000822032" calcext:value-type="float">
            <text:p>0.0000822032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52" calcext:value-type="float">
            <text:p>5.352</text:p>
          </table:table-cell>
          <table:table-cell office:value-type="float" office:value="0.0000255753" calcext:value-type="float">
            <text:p>0.0000255753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548" calcext:value-type="float">
            <text:p>5.548</text:p>
          </table:table-cell>
          <table:table-cell office:value-type="float" office:value="0.0000295306" calcext:value-type="float">
            <text:p>0.0000295306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96" calcext:value-type="float">
            <text:p>5.396</text:p>
          </table:table-cell>
          <table:table-cell office:value-type="float" office:value="0.0000300198" calcext:value-type="float">
            <text:p>0.0000300198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08" calcext:value-type="float">
            <text:p>5.408</text:p>
          </table:table-cell>
          <table:table-cell office:value-type="float" office:value="0.0000306404" calcext:value-type="float">
            <text:p>0.0000306404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28" calcext:value-type="float">
            <text:p>5.428</text:p>
          </table:table-cell>
          <table:table-cell office:value-type="float" office:value="0.0000351339" calcext:value-type="float">
            <text:p>0.0000351339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44" calcext:value-type="float">
            <text:p>5.444</text:p>
          </table:table-cell>
          <table:table-cell office:value-type="float" office:value="0.0000415179" calcext:value-type="float">
            <text:p>0.0000415179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3" calcext:value-type="float">
            <text:p>6.3</text:p>
          </table:table-cell>
          <table:table-cell office:value-type="float" office:value="0.0000345736" calcext:value-type="float">
            <text:p>0.0000345736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448" calcext:value-type="float">
            <text:p>7.448</text:p>
          </table:table-cell>
          <table:table-cell office:value-type="float" office:value="0.0000367119" calcext:value-type="float">
            <text:p>0.0000367119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28" calcext:value-type="float">
            <text:p>7.528</text:p>
          </table:table-cell>
          <table:table-cell office:value-type="float" office:value="0.0000409684" calcext:value-type="float">
            <text:p>0.0000409684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44" calcext:value-type="float">
            <text:p>7.544</text:p>
          </table:table-cell>
          <table:table-cell office:value-type="float" office:value="0.0000432347" calcext:value-type="float">
            <text:p>0.0000432347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792" calcext:value-type="float">
            <text:p>7.792</text:p>
          </table:table-cell>
          <table:table-cell office:value-type="float" office:value="0.0000507958" calcext:value-type="float">
            <text:p>0.0000507958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864" calcext:value-type="float">
            <text:p>8.864</text:p>
          </table:table-cell>
          <table:table-cell office:value-type="float" office:value="0.0000500583" calcext:value-type="float">
            <text:p>0.0000500583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044" calcext:value-type="float">
            <text:p>7.044</text:p>
          </table:table-cell>
          <table:table-cell office:value-type="float" office:value="0.0000261738" calcext:value-type="float">
            <text:p>0.0000261738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148" calcext:value-type="float">
            <text:p>7.148</text:p>
          </table:table-cell>
          <table:table-cell office:value-type="float" office:value="0.000029005" calcext:value-type="float">
            <text:p>0.000029005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128" calcext:value-type="float">
            <text:p>7.128</text:p>
          </table:table-cell>
          <table:table-cell office:value-type="float" office:value="0.0000322463" calcext:value-type="float">
            <text:p>0.0000322463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22" calcext:value-type="float">
            <text:p>7.22</text:p>
          </table:table-cell>
          <table:table-cell office:value-type="float" office:value="0.0000361033" calcext:value-type="float">
            <text:p>0.0000361033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18" calcext:value-type="float">
            <text:p>7.18</text:p>
          </table:table-cell>
          <table:table-cell office:value-type="float" office:value="0.0000441304" calcext:value-type="float">
            <text:p>0.0000441304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204" calcext:value-type="float">
            <text:p>7.204</text:p>
          </table:table-cell>
          <table:table-cell office:value-type="float" office:value="0.0000403785" calcext:value-type="float">
            <text:p>0.0000403785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772" calcext:value-type="float">
            <text:p>6.772</text:p>
          </table:table-cell>
          <table:table-cell office:value-type="float" office:value="0.0000347034" calcext:value-type="float">
            <text:p>0.0000347034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592" calcext:value-type="float">
            <text:p>7.592</text:p>
          </table:table-cell>
          <table:table-cell office:value-type="float" office:value="0.0000382192" calcext:value-type="float">
            <text:p>0.0000382192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672" calcext:value-type="float">
            <text:p>7.672</text:p>
          </table:table-cell>
          <table:table-cell office:value-type="float" office:value="0.0000453593" calcext:value-type="float">
            <text:p>0.0000453593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696" calcext:value-type="float">
            <text:p>7.696</text:p>
          </table:table-cell>
          <table:table-cell office:value-type="float" office:value="0.0000517169" calcext:value-type="float">
            <text:p>0.0000517169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9.004" calcext:value-type="float">
            <text:p>9.004</text:p>
          </table:table-cell>
          <table:table-cell office:value-type="float" office:value="0.0000588687" calcext:value-type="float">
            <text:p>0.0000588687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8.86" calcext:value-type="float">
            <text:p>8.86</text:p>
          </table:table-cell>
          <table:table-cell office:value-type="float" office:value="0.0000711234" calcext:value-type="float">
            <text:p>0.0000711234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772" calcext:value-type="float">
            <text:p>6.772</text:p>
          </table:table-cell>
          <table:table-cell office:value-type="float" office:value="0.000034148" calcext:value-type="float">
            <text:p>0.000034148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92" calcext:value-type="float">
            <text:p>7.592</text:p>
          </table:table-cell>
          <table:table-cell office:value-type="float" office:value="0.0000366992" calcext:value-type="float">
            <text:p>0.0000366992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672" calcext:value-type="float">
            <text:p>7.672</text:p>
          </table:table-cell>
          <table:table-cell office:value-type="float" office:value="0.0000412705" calcext:value-type="float">
            <text:p>0.0000412705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688" calcext:value-type="float">
            <text:p>7.688</text:p>
          </table:table-cell>
          <table:table-cell office:value-type="float" office:value="0.000043557" calcext:value-type="float">
            <text:p>0.000043557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984" calcext:value-type="float">
            <text:p>8.984</text:p>
          </table:table-cell>
          <table:table-cell office:value-type="float" office:value="0.0000485614" calcext:value-type="float">
            <text:p>0.0000485614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824" calcext:value-type="float">
            <text:p>8.824</text:p>
          </table:table-cell>
          <table:table-cell office:value-type="float" office:value="0.0000495569" calcext:value-type="float">
            <text:p>0.0000495569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7.044" calcext:value-type="float">
            <text:p>7.044</text:p>
          </table:table-cell>
          <table:table-cell office:value-type="float" office:value="0.0000279431" calcext:value-type="float">
            <text:p>0.0000279431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7.148" calcext:value-type="float">
            <text:p>7.148</text:p>
          </table:table-cell>
          <table:table-cell office:value-type="float" office:value="0.0000353705" calcext:value-type="float">
            <text:p>0.0000353705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7.228" calcext:value-type="float">
            <text:p>7.228</text:p>
          </table:table-cell>
          <table:table-cell office:value-type="float" office:value="0.0000478535" calcext:value-type="float">
            <text:p>0.0000478535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7.128" calcext:value-type="float">
            <text:p>7.128</text:p>
          </table:table-cell>
          <table:table-cell office:value-type="float" office:value="0.0000404576" calcext:value-type="float">
            <text:p>0.000040457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7.2" calcext:value-type="float">
            <text:p>7.2</text:p>
          </table:table-cell>
          <table:table-cell office:value-type="float" office:value="0.0000616332" calcext:value-type="float">
            <text:p>0.000061633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7.224" calcext:value-type="float">
            <text:p>7.224</text:p>
          </table:table-cell>
          <table:table-cell office:value-type="float" office:value="0.0000823082" calcext:value-type="float">
            <text:p>0.0000823082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5.352" calcext:value-type="float">
            <text:p>5.352</text:p>
          </table:table-cell>
          <table:table-cell office:value-type="float" office:value="0.0000294157" calcext:value-type="float">
            <text:p>0.0000294157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5.552" calcext:value-type="float">
            <text:p>5.552</text:p>
          </table:table-cell>
          <table:table-cell office:value-type="float" office:value="0.0000366732" calcext:value-type="float">
            <text:p>0.0000366732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5.428" calcext:value-type="float">
            <text:p>5.428</text:p>
          </table:table-cell>
          <table:table-cell office:value-type="float" office:value="0.0000459322" calcext:value-type="float">
            <text:p>0.0000459322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5.404" calcext:value-type="float">
            <text:p>5.404</text:p>
          </table:table-cell>
          <table:table-cell office:value-type="float" office:value="0.0000377231" calcext:value-type="float">
            <text:p>0.0000377231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5.452" calcext:value-type="float">
            <text:p>5.452</text:p>
          </table:table-cell>
          <table:table-cell office:value-type="float" office:value="0.0000674323" calcext:value-type="float">
            <text:p>0.0000674323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5.46" calcext:value-type="float">
            <text:p>5.46</text:p>
          </table:table-cell>
          <table:table-cell office:value-type="float" office:value="0.0000816991" calcext:value-type="float">
            <text:p>0.0000816991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6.288" calcext:value-type="float">
            <text:p>6.288</text:p>
          </table:table-cell>
          <table:table-cell office:value-type="float" office:value="0.0000286067" calcext:value-type="float">
            <text:p>0.0000286067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7.436" calcext:value-type="float">
            <text:p>7.436</text:p>
          </table:table-cell>
          <table:table-cell office:value-type="float" office:value="0.0000342284" calcext:value-type="float">
            <text:p>0.0000342284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7.516" calcext:value-type="float">
            <text:p>7.516</text:p>
          </table:table-cell>
          <table:table-cell office:value-type="float" office:value="0.0000422706" calcext:value-type="float">
            <text:p>0.0000422706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7.532" calcext:value-type="float">
            <text:p>7.532</text:p>
          </table:table-cell>
          <table:table-cell office:value-type="float" office:value="0.0000487201" calcext:value-type="float">
            <text:p>0.0000487201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7.784" calcext:value-type="float">
            <text:p>7.784</text:p>
          </table:table-cell>
          <table:table-cell office:value-type="float" office:value="0.0000632617" calcext:value-type="float">
            <text:p>0.0000632617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8.872" calcext:value-type="float">
            <text:p>8.872</text:p>
          </table:table-cell>
          <table:table-cell office:value-type="float" office:value="0.000069389" calcext:value-type="float">
            <text:p>0.000069389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52" calcext:value-type="float">
            <text:p>5.352</text:p>
          </table:table-cell>
          <table:table-cell office:value-type="float" office:value="0.0000256955" calcext:value-type="float">
            <text:p>0.0000256955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548" calcext:value-type="float">
            <text:p>5.548</text:p>
          </table:table-cell>
          <table:table-cell office:value-type="float" office:value="0.0000262879" calcext:value-type="float">
            <text:p>0.0000262879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04" calcext:value-type="float">
            <text:p>5.404</text:p>
          </table:table-cell>
          <table:table-cell office:value-type="float" office:value="0.00002789" calcext:value-type="float">
            <text:p>0.00002789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16" calcext:value-type="float">
            <text:p>5.416</text:p>
          </table:table-cell>
          <table:table-cell office:value-type="float" office:value="0.0000298288" calcext:value-type="float">
            <text:p>0.0000298288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36" calcext:value-type="float">
            <text:p>5.436</text:p>
          </table:table-cell>
          <table:table-cell office:value-type="float" office:value="0.0000359148" calcext:value-type="float">
            <text:p>0.0000359148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52" calcext:value-type="float">
            <text:p>5.452</text:p>
          </table:table-cell>
          <table:table-cell office:value-type="float" office:value="0.0000397398" calcext:value-type="float">
            <text:p>0.000039739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288" calcext:value-type="float">
            <text:p>6.288</text:p>
          </table:table-cell>
          <table:table-cell office:value-type="float" office:value="0.000027463" calcext:value-type="float">
            <text:p>0.000027463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436" calcext:value-type="float">
            <text:p>7.436</text:p>
          </table:table-cell>
          <table:table-cell office:value-type="float" office:value="0.0000314822" calcext:value-type="float">
            <text:p>0.0000314822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16" calcext:value-type="float">
            <text:p>7.516</text:p>
          </table:table-cell>
          <table:table-cell office:value-type="float" office:value="0.0000354002" calcext:value-type="float">
            <text:p>0.0000354002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32" calcext:value-type="float">
            <text:p>7.532</text:p>
          </table:table-cell>
          <table:table-cell office:value-type="float" office:value="0.0000367204" calcext:value-type="float">
            <text:p>0.0000367204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772" calcext:value-type="float">
            <text:p>7.772</text:p>
          </table:table-cell>
          <table:table-cell office:value-type="float" office:value="0.0000420396" calcext:value-type="float">
            <text:p>0.0000420396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856" calcext:value-type="float">
            <text:p>8.856</text:p>
          </table:table-cell>
          <table:table-cell office:value-type="float" office:value="0.0000472486" calcext:value-type="float">
            <text:p>0.000047248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044" calcext:value-type="float">
            <text:p>7.044</text:p>
          </table:table-cell>
          <table:table-cell office:value-type="float" office:value="0.0000261816" calcext:value-type="float">
            <text:p>0.0000261816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148" calcext:value-type="float">
            <text:p>7.148</text:p>
          </table:table-cell>
          <table:table-cell office:value-type="float" office:value="0.0000283019" calcext:value-type="float">
            <text:p>0.0000283019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128" calcext:value-type="float">
            <text:p>7.128</text:p>
          </table:table-cell>
          <table:table-cell office:value-type="float" office:value="0.0000298961" calcext:value-type="float">
            <text:p>0.0000298961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22" calcext:value-type="float">
            <text:p>7.22</text:p>
          </table:table-cell>
          <table:table-cell office:value-type="float" office:value="0.0000354353" calcext:value-type="float">
            <text:p>0.0000354353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188" calcext:value-type="float">
            <text:p>7.188</text:p>
          </table:table-cell>
          <table:table-cell office:value-type="float" office:value="0.0000397929" calcext:value-type="float">
            <text:p>0.0000397929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212" calcext:value-type="float">
            <text:p>7.212</text:p>
          </table:table-cell>
          <table:table-cell office:value-type="float" office:value="0.0000397662" calcext:value-type="float">
            <text:p>0.0000397662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6.744" calcext:value-type="float">
            <text:p>6.744</text:p>
          </table:table-cell>
          <table:table-cell office:value-type="float" office:value="0.0000285216" calcext:value-type="float">
            <text:p>0.0000285216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7.564" calcext:value-type="float">
            <text:p>7.564</text:p>
          </table:table-cell>
          <table:table-cell office:value-type="float" office:value="0.0000330022" calcext:value-type="float">
            <text:p>0.0000330022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7.644" calcext:value-type="float">
            <text:p>7.644</text:p>
          </table:table-cell>
          <table:table-cell office:value-type="float" office:value="0.0000413442" calcext:value-type="float">
            <text:p>0.0000413442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7.668" calcext:value-type="float">
            <text:p>7.668</text:p>
          </table:table-cell>
          <table:table-cell office:value-type="float" office:value="0.0000475165" calcext:value-type="float">
            <text:p>0.0000475165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8.984" calcext:value-type="float">
            <text:p>8.984</text:p>
          </table:table-cell>
          <table:table-cell office:value-type="float" office:value="0.0000521111" calcext:value-type="float">
            <text:p>0.0000521111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8.848" calcext:value-type="float">
            <text:p>8.848</text:p>
          </table:table-cell>
          <table:table-cell office:value-type="float" office:value="0.0000686672" calcext:value-type="float">
            <text:p>0.0000686672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744" calcext:value-type="float">
            <text:p>6.744</text:p>
          </table:table-cell>
          <table:table-cell office:value-type="float" office:value="0.0000283624" calcext:value-type="float">
            <text:p>0.0000283624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64" calcext:value-type="float">
            <text:p>7.564</text:p>
          </table:table-cell>
          <table:table-cell office:value-type="float" office:value="0.0000316018" calcext:value-type="float">
            <text:p>0.0000316018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644" calcext:value-type="float">
            <text:p>7.644</text:p>
          </table:table-cell>
          <table:table-cell office:value-type="float" office:value="0.0000352554" calcext:value-type="float">
            <text:p>0.0000352554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66" calcext:value-type="float">
            <text:p>7.66</text:p>
          </table:table-cell>
          <table:table-cell office:value-type="float" office:value="0.0000361719" calcext:value-type="float">
            <text:p>0.0000361719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964" calcext:value-type="float">
            <text:p>8.964</text:p>
          </table:table-cell>
          <table:table-cell office:value-type="float" office:value="0.0000399327" calcext:value-type="float">
            <text:p>0.0000399327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812" calcext:value-type="float">
            <text:p>8.812</text:p>
          </table:table-cell>
          <table:table-cell office:value-type="float" office:value="0.0000442353" calcext:value-type="float">
            <text:p>0.0000442353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784" calcext:value-type="float">
            <text:p>17.784</text:p>
          </table:table-cell>
          <table:table-cell office:value-type="float" office:value="0.0002511773" calcext:value-type="float">
            <text:p>0.0002511773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816" calcext:value-type="float">
            <text:p>17.816</text:p>
          </table:table-cell>
          <table:table-cell office:value-type="float" office:value="0.0003602464" calcext:value-type="float">
            <text:p>0.0003602464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24" calcext:value-type="float">
            <text:p>12.24</text:p>
          </table:table-cell>
          <table:table-cell office:value-type="float" office:value="0.0002169676" calcext:value-type="float">
            <text:p>0.0002169676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24" calcext:value-type="float">
            <text:p>12.24</text:p>
          </table:table-cell>
          <table:table-cell office:value-type="float" office:value="0.0002956619" calcext:value-type="float">
            <text:p>0.0002956619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304" calcext:value-type="float">
            <text:p>21.304</text:p>
          </table:table-cell>
          <table:table-cell office:value-type="float" office:value="0.0002616536" calcext:value-type="float">
            <text:p>0.0002616536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464" calcext:value-type="float">
            <text:p>21.464</text:p>
          </table:table-cell>
          <table:table-cell office:value-type="float" office:value="0.0003642284" calcext:value-type="float">
            <text:p>0.0003642284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huge</text:p>
          </table:table-cell>
          <table:table-cell office:value-type="float" office:value="17.816" calcext:value-type="float">
            <text:p>17.816</text:p>
          </table:table-cell>
          <table:table-cell office:value-type="float" office:value="0.000977151" calcext:value-type="float">
            <text:p>0.000977151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random_terms_huge</text:p>
          </table:table-cell>
          <table:table-cell office:value-type="float" office:value="17.808" calcext:value-type="float">
            <text:p>17.808</text:p>
          </table:table-cell>
          <table:table-cell office:value-type="float" office:value="0.0033764799" calcext:value-type="float">
            <text:p>0.0033764799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random_terms_huge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0011314652" calcext:value-type="float">
            <text:p>0.0011314652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random_terms_huge</text:p>
          </table:table-cell>
          <table:table-cell office:value-type="float" office:value="12.216" calcext:value-type="float">
            <text:p>12.216</text:p>
          </table:table-cell>
          <table:table-cell office:value-type="float" office:value="0.0030420156" calcext:value-type="float">
            <text:p>0.0030420156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huge</text:p>
          </table:table-cell>
          <table:table-cell office:value-type="float" office:value="21.328" calcext:value-type="float">
            <text:p>21.328</text:p>
          </table:table-cell>
          <table:table-cell office:value-type="float" office:value="0.0008875723" calcext:value-type="float">
            <text:p>0.0008875723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huge</text:p>
          </table:table-cell>
          <table:table-cell office:value-type="float" office:value="21.472" calcext:value-type="float">
            <text:p>21.472</text:p>
          </table:table-cell>
          <table:table-cell office:value-type="float" office:value="0.0025232043" calcext:value-type="float">
            <text:p>0.0025232043</text:p>
          </table:table-cell>
        </table:table-row>
        <table:table-row table:style-name="ro1">
          <table:table-cell office:value-type="string" calcext:value-type="string">
            <text:p>math_no_diff_int_sep_div_plus_KBC_max_rules_10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504" calcext:value-type="float">
            <text:p>21.504</text:p>
          </table:table-cell>
          <table:table-cell office:value-type="float" office:value="0.0002808009" calcext:value-type="float">
            <text:p>0.0002808009</text:p>
          </table:table-cell>
        </table:table-row>
        <table:table-row table:style-name="ro1">
          <table:table-cell office:value-type="string" calcext:value-type="string">
            <text:p>math_no_diff_int_sep_div_plus_KBC_max_rules_10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21.544" calcext:value-type="float">
            <text:p>21.544</text:p>
          </table:table-cell>
          <table:table-cell office:value-type="float" office:value="0.0008258783" calcext:value-type="float">
            <text:p>0.0008258783</text:p>
          </table:table-cell>
        </table:table-row>
        <table:table-row table:style-name="ro1">
          <table:table-cell office:value-type="string" calcext:value-type="string">
            <text:p>math_no_diff_int_sep_div_plus_KBC_max_rules_10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496" calcext:value-type="float">
            <text:p>21.496</text:p>
          </table:table-cell>
          <table:table-cell office:value-type="float" office:value="0.0002698363" calcext:value-type="float">
            <text:p>0.0002698363</text:p>
          </table:table-cell>
        </table:table-row>
        <table:table-row table:style-name="ro1">
          <table:table-cell office:value-type="string" calcext:value-type="string">
            <text:p>math_no_diff_int_sep_div_plus_KBC_max_rules_1000</text:p>
          </table:table-cell>
          <table:table-cell office:value-type="string" calcext:value-type="string">
            <text:p>random_terms_huge</text:p>
          </table:table-cell>
          <table:table-cell office:value-type="float" office:value="21.536" calcext:value-type="float">
            <text:p>21.536</text:p>
          </table:table-cell>
          <table:table-cell office:value-type="float" office:value="0.000838212" calcext:value-type="float">
            <text:p>0.000838212</text:p>
          </table:table-cell>
        </table:table-row>
        <table:table-row table:style-name="ro1">
          <table:table-cell office:value-type="string" calcext:value-type="string">
            <text:p>math_no_diff_int_sep_div_plus_KBC_max_rules_25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52" calcext:value-type="float">
            <text:p>21.52</text:p>
          </table:table-cell>
          <table:table-cell office:value-type="float" office:value="0.0003814835" calcext:value-type="float">
            <text:p>0.0003814835</text:p>
          </table:table-cell>
        </table:table-row>
        <table:table-row table:style-name="ro1">
          <table:table-cell office:value-type="string" calcext:value-type="string">
            <text:p>math_no_diff_int_sep_div_plus_KBC_max_rules_25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21.528" calcext:value-type="float">
            <text:p>21.528</text:p>
          </table:table-cell>
          <table:table-cell office:value-type="float" office:value="0.0024750494" calcext:value-type="float">
            <text:p>0.0024750494</text:p>
          </table:table-cell>
        </table:table-row>
        <table:table-row table:style-name="ro1">
          <table:table-cell office:value-type="string" calcext:value-type="string">
            <text:p>math_no_diff_int_sep_div_plus_KBC_max_rules_25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512" calcext:value-type="float">
            <text:p>21.512</text:p>
          </table:table-cell>
          <table:table-cell office:value-type="float" office:value="0.0003637138" calcext:value-type="float">
            <text:p>0.0003637138</text:p>
          </table:table-cell>
        </table:table-row>
        <table:table-row table:style-name="ro1">
          <table:table-cell office:value-type="string" calcext:value-type="string">
            <text:p>math_no_diff_int_sep_div_plus_KBC_max_rules_2500</text:p>
          </table:table-cell>
          <table:table-cell office:value-type="string" calcext:value-type="string">
            <text:p>random_terms_huge</text:p>
          </table:table-cell>
          <table:table-cell office:value-type="float" office:value="21.52" calcext:value-type="float">
            <text:p>21.52</text:p>
          </table:table-cell>
          <table:table-cell office:value-type="float" office:value="0.0025403071" calcext:value-type="float">
            <text:p>0.0025403071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huge</text:p>
          </table:table-cell>
          <table:table-cell office:value-type="float" office:value="14.472" calcext:value-type="float">
            <text:p>14.472</text:p>
          </table:table-cell>
          <table:table-cell office:value-type="float" office:value="0.0000644268" calcext:value-type="float">
            <text:p>0.000064426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huge</text:p>
          </table:table-cell>
          <table:table-cell office:value-type="float" office:value="9.016" calcext:value-type="float">
            <text:p>9.016</text:p>
          </table:table-cell>
          <table:table-cell office:value-type="float" office:value="0.0000547947" calcext:value-type="float">
            <text:p>0.0000547947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144" calcext:value-type="float">
            <text:p>17.144</text:p>
          </table:table-cell>
          <table:table-cell office:value-type="float" office:value="0.0001092575" calcext:value-type="float">
            <text:p>0.0001092575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28" calcext:value-type="float">
            <text:p>17.28</text:p>
          </table:table-cell>
          <table:table-cell office:value-type="float" office:value="0.000163099" calcext:value-type="float">
            <text:p>0.000163099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312" calcext:value-type="float">
            <text:p>17.312</text:p>
          </table:table-cell>
          <table:table-cell office:value-type="float" office:value="0.0001314874" calcext:value-type="float">
            <text:p>0.0001314874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504" calcext:value-type="float">
            <text:p>17.504</text:p>
          </table:table-cell>
          <table:table-cell office:value-type="float" office:value="0.0001749066" calcext:value-type="float">
            <text:p>0.0001749066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776" calcext:value-type="float">
            <text:p>17.776</text:p>
          </table:table-cell>
          <table:table-cell office:value-type="float" office:value="0.0002772616" calcext:value-type="float">
            <text:p>0.000277261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76" calcext:value-type="float">
            <text:p>17.76</text:p>
          </table:table-cell>
          <table:table-cell office:value-type="float" office:value="0.0002120405" calcext:value-type="float">
            <text:p>0.0002120405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6.112" calcext:value-type="float">
            <text:p>16.112</text:p>
          </table:table-cell>
          <table:table-cell office:value-type="float" office:value="0.0001267752" calcext:value-type="float">
            <text:p>0.0001267752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04" calcext:value-type="float">
            <text:p>18.04</text:p>
          </table:table-cell>
          <table:table-cell office:value-type="float" office:value="0.0001428771" calcext:value-type="float">
            <text:p>0.0001428771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192" calcext:value-type="float">
            <text:p>18.192</text:p>
          </table:table-cell>
          <table:table-cell office:value-type="float" office:value="0.0001718781" calcext:value-type="float">
            <text:p>0.0001718781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192" calcext:value-type="float">
            <text:p>18.192</text:p>
          </table:table-cell>
          <table:table-cell office:value-type="float" office:value="0.0001865683" calcext:value-type="float">
            <text:p>0.0001865683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696" calcext:value-type="float">
            <text:p>18.696</text:p>
          </table:table-cell>
          <table:table-cell office:value-type="float" office:value="0.0002321966" calcext:value-type="float">
            <text:p>0.000232196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21.272" calcext:value-type="float">
            <text:p>21.272</text:p>
          </table:table-cell>
          <table:table-cell office:value-type="float" office:value="0.0002418824" calcext:value-type="float">
            <text:p>0.000241882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0112278" calcext:value-type="float">
            <text:p>0.000112278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2.08" calcext:value-type="float">
            <text:p>12.08</text:p>
          </table:table-cell>
          <table:table-cell office:value-type="float" office:value="0.000138787" calcext:value-type="float">
            <text:p>0.000138787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2.08" calcext:value-type="float">
            <text:p>12.08</text:p>
          </table:table-cell>
          <table:table-cell office:value-type="float" office:value="0.0001402366" calcext:value-type="float">
            <text:p>0.000140236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1693418" calcext:value-type="float">
            <text:p>0.0001693418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2.2" calcext:value-type="float">
            <text:p>12.2</text:p>
          </table:table-cell>
          <table:table-cell office:value-type="float" office:value="0.0002358605" calcext:value-type="float">
            <text:p>0.0002358605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2.216" calcext:value-type="float">
            <text:p>12.216</text:p>
          </table:table-cell>
          <table:table-cell office:value-type="float" office:value="0.000272408" calcext:value-type="float">
            <text:p>0.000272408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00975663" calcext:value-type="float">
            <text:p>0.0000975663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08" calcext:value-type="float">
            <text:p>12.08</text:p>
          </table:table-cell>
          <table:table-cell office:value-type="float" office:value="0.00011138" calcext:value-type="float">
            <text:p>0.00011138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08" calcext:value-type="float">
            <text:p>12.08</text:p>
          </table:table-cell>
          <table:table-cell office:value-type="float" office:value="0.0001157466" calcext:value-type="float">
            <text:p>0.000115746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104" calcext:value-type="float">
            <text:p>12.104</text:p>
          </table:table-cell>
          <table:table-cell office:value-type="float" office:value="0.0001164965" calcext:value-type="float">
            <text:p>0.0001164965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176" calcext:value-type="float">
            <text:p>12.176</text:p>
          </table:table-cell>
          <table:table-cell office:value-type="float" office:value="0.0001307927" calcext:value-type="float">
            <text:p>0.0001307927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192" calcext:value-type="float">
            <text:p>12.192</text:p>
          </table:table-cell>
          <table:table-cell office:value-type="float" office:value="0.0001472257" calcext:value-type="float">
            <text:p>0.0001472257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112" calcext:value-type="float">
            <text:p>16.112</text:p>
          </table:table-cell>
          <table:table-cell office:value-type="float" office:value="0.0001246454" calcext:value-type="float">
            <text:p>0.0001246454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04" calcext:value-type="float">
            <text:p>18.04</text:p>
          </table:table-cell>
          <table:table-cell office:value-type="float" office:value="0.0001385061" calcext:value-type="float">
            <text:p>0.0001385061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192" calcext:value-type="float">
            <text:p>18.192</text:p>
          </table:table-cell>
          <table:table-cell office:value-type="float" office:value="0.000148009" calcext:value-type="float">
            <text:p>0.000148009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192" calcext:value-type="float">
            <text:p>18.192</text:p>
          </table:table-cell>
          <table:table-cell office:value-type="float" office:value="0.0001540222" calcext:value-type="float">
            <text:p>0.0001540222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664" calcext:value-type="float">
            <text:p>18.664</text:p>
          </table:table-cell>
          <table:table-cell office:value-type="float" office:value="0.0001812689" calcext:value-type="float">
            <text:p>0.0001812689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248" calcext:value-type="float">
            <text:p>21.248</text:p>
          </table:table-cell>
          <table:table-cell office:value-type="float" office:value="0.0001771127" calcext:value-type="float">
            <text:p>0.0001771127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144" calcext:value-type="float">
            <text:p>17.144</text:p>
          </table:table-cell>
          <table:table-cell office:value-type="float" office:value="0.0001076805" calcext:value-type="float">
            <text:p>0.0001076805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312" calcext:value-type="float">
            <text:p>17.312</text:p>
          </table:table-cell>
          <table:table-cell office:value-type="float" office:value="0.0001123795" calcext:value-type="float">
            <text:p>0.0001123795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28" calcext:value-type="float">
            <text:p>17.28</text:p>
          </table:table-cell>
          <table:table-cell office:value-type="float" office:value="0.0001194987" calcext:value-type="float">
            <text:p>0.0001194987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464" calcext:value-type="float">
            <text:p>17.464</text:p>
          </table:table-cell>
          <table:table-cell office:value-type="float" office:value="0.0001368291" calcext:value-type="float">
            <text:p>0.0001368291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72" calcext:value-type="float">
            <text:p>17.72</text:p>
          </table:table-cell>
          <table:table-cell office:value-type="float" office:value="0.0001397377" calcext:value-type="float">
            <text:p>0.0001397377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728" calcext:value-type="float">
            <text:p>17.728</text:p>
          </table:table-cell>
          <table:table-cell office:value-type="float" office:value="0.0001501737" calcext:value-type="float">
            <text:p>0.0001501737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128" calcext:value-type="float">
            <text:p>17.128</text:p>
          </table:table-cell>
          <table:table-cell office:value-type="float" office:value="0.0001258176" calcext:value-type="float">
            <text:p>0.0001258176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256" calcext:value-type="float">
            <text:p>18.256</text:p>
          </table:table-cell>
          <table:table-cell office:value-type="float" office:value="0.0001400889" calcext:value-type="float">
            <text:p>0.0001400889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408" calcext:value-type="float">
            <text:p>18.408</text:p>
          </table:table-cell>
          <table:table-cell office:value-type="float" office:value="0.0001841824" calcext:value-type="float">
            <text:p>0.0001841824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408" calcext:value-type="float">
            <text:p>18.408</text:p>
          </table:table-cell>
          <table:table-cell office:value-type="float" office:value="0.0001870137" calcext:value-type="float">
            <text:p>0.0001870137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21.48" calcext:value-type="float">
            <text:p>21.48</text:p>
          </table:table-cell>
          <table:table-cell office:value-type="float" office:value="0.0002065229" calcext:value-type="float">
            <text:p>0.0002065229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21.448" calcext:value-type="float">
            <text:p>21.448</text:p>
          </table:table-cell>
          <table:table-cell office:value-type="float" office:value="0.0002439093" calcext:value-type="float">
            <text:p>0.0002439093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128" calcext:value-type="float">
            <text:p>17.128</text:p>
          </table:table-cell>
          <table:table-cell office:value-type="float" office:value="0.0001220445" calcext:value-type="float">
            <text:p>0.0001220445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256" calcext:value-type="float">
            <text:p>18.256</text:p>
          </table:table-cell>
          <table:table-cell office:value-type="float" office:value="0.0001370275" calcext:value-type="float">
            <text:p>0.0001370275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408" calcext:value-type="float">
            <text:p>18.408</text:p>
          </table:table-cell>
          <table:table-cell office:value-type="float" office:value="0.0001505191" calcext:value-type="float">
            <text:p>0.0001505191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408" calcext:value-type="float">
            <text:p>18.408</text:p>
          </table:table-cell>
          <table:table-cell office:value-type="float" office:value="0.0001573264" calcext:value-type="float">
            <text:p>0.0001573264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424" calcext:value-type="float">
            <text:p>21.424</text:p>
          </table:table-cell>
          <table:table-cell office:value-type="float" office:value="0.0001762256" calcext:value-type="float">
            <text:p>0.0001762256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384" calcext:value-type="float">
            <text:p>21.384</text:p>
          </table:table-cell>
          <table:table-cell office:value-type="float" office:value="0.0001799141" calcext:value-type="float">
            <text:p>0.0001799141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7.136" calcext:value-type="float">
            <text:p>17.136</text:p>
          </table:table-cell>
          <table:table-cell office:value-type="float" office:value="0.0001012583" calcext:value-type="float">
            <text:p>0.0001012583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7.304" calcext:value-type="float">
            <text:p>17.304</text:p>
          </table:table-cell>
          <table:table-cell office:value-type="float" office:value="0.0001257379" calcext:value-type="float">
            <text:p>0.0001257379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7.496" calcext:value-type="float">
            <text:p>17.496</text:p>
          </table:table-cell>
          <table:table-cell office:value-type="float" office:value="0.0001724381" calcext:value-type="float">
            <text:p>0.0001724381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7.272" calcext:value-type="float">
            <text:p>17.272</text:p>
          </table:table-cell>
          <table:table-cell office:value-type="float" office:value="0.0001445293" calcext:value-type="float">
            <text:p>0.0001445293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7.752" calcext:value-type="float">
            <text:p>17.752</text:p>
          </table:table-cell>
          <table:table-cell office:value-type="float" office:value="0.0002097114" calcext:value-type="float">
            <text:p>0.0002097114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7.768" calcext:value-type="float">
            <text:p>17.768</text:p>
          </table:table-cell>
          <table:table-cell office:value-type="float" office:value="0.0002693148" calcext:value-type="float">
            <text:p>0.0002693148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01101848" calcext:value-type="float">
            <text:p>0.0001101848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2.08" calcext:value-type="float">
            <text:p>12.08</text:p>
          </table:table-cell>
          <table:table-cell office:value-type="float" office:value="0.0001330217" calcext:value-type="float">
            <text:p>0.0001330217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1586886" calcext:value-type="float">
            <text:p>0.0001586886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2.08" calcext:value-type="float">
            <text:p>12.08</text:p>
          </table:table-cell>
          <table:table-cell office:value-type="float" office:value="0.0001394612" calcext:value-type="float">
            <text:p>0.0001394612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2.2" calcext:value-type="float">
            <text:p>12.2</text:p>
          </table:table-cell>
          <table:table-cell office:value-type="float" office:value="0.0002293924" calcext:value-type="float">
            <text:p>0.0002293924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2.216" calcext:value-type="float">
            <text:p>12.216</text:p>
          </table:table-cell>
          <table:table-cell office:value-type="float" office:value="0.0002896558" calcext:value-type="float">
            <text:p>0.0002896558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0001064627" calcext:value-type="float">
            <text:p>0.0001064627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7.992" calcext:value-type="float">
            <text:p>17.992</text:p>
          </table:table-cell>
          <table:table-cell office:value-type="float" office:value="0.00012418" calcext:value-type="float">
            <text:p>0.00012418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8.144" calcext:value-type="float">
            <text:p>18.144</text:p>
          </table:table-cell>
          <table:table-cell office:value-type="float" office:value="0.0001519392" calcext:value-type="float">
            <text:p>0.000151939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8.144" calcext:value-type="float">
            <text:p>18.144</text:p>
          </table:table-cell>
          <table:table-cell office:value-type="float" office:value="0.0001679458" calcext:value-type="float">
            <text:p>0.0001679458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8.648" calcext:value-type="float">
            <text:p>18.648</text:p>
          </table:table-cell>
          <table:table-cell office:value-type="float" office:value="0.0002184679" calcext:value-type="float">
            <text:p>0.0002184679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21.24" calcext:value-type="float">
            <text:p>21.24</text:p>
          </table:table-cell>
          <table:table-cell office:value-type="float" office:value="0.0002247039" calcext:value-type="float">
            <text:p>0.0002247039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00896582" calcext:value-type="float">
            <text:p>0.0000896582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08" calcext:value-type="float">
            <text:p>12.08</text:p>
          </table:table-cell>
          <table:table-cell office:value-type="float" office:value="0.0001059508" calcext:value-type="float">
            <text:p>0.0001059508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08" calcext:value-type="float">
            <text:p>12.08</text:p>
          </table:table-cell>
          <table:table-cell office:value-type="float" office:value="0.0001109968" calcext:value-type="float">
            <text:p>0.000110996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104" calcext:value-type="float">
            <text:p>12.104</text:p>
          </table:table-cell>
          <table:table-cell office:value-type="float" office:value="0.0001128772" calcext:value-type="float">
            <text:p>0.0001128772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176" calcext:value-type="float">
            <text:p>12.176</text:p>
          </table:table-cell>
          <table:table-cell office:value-type="float" office:value="0.0001236609" calcext:value-type="float">
            <text:p>0.0001236609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192" calcext:value-type="float">
            <text:p>12.192</text:p>
          </table:table-cell>
          <table:table-cell office:value-type="float" office:value="0.0001402316" calcext:value-type="float">
            <text:p>0.0001402316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0001018681" calcext:value-type="float">
            <text:p>0.0001018681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992" calcext:value-type="float">
            <text:p>17.992</text:p>
          </table:table-cell>
          <table:table-cell office:value-type="float" office:value="0.0001164089" calcext:value-type="float">
            <text:p>0.0001164089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144" calcext:value-type="float">
            <text:p>18.144</text:p>
          </table:table-cell>
          <table:table-cell office:value-type="float" office:value="0.0001337271" calcext:value-type="float">
            <text:p>0.0001337271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144" calcext:value-type="float">
            <text:p>18.144</text:p>
          </table:table-cell>
          <table:table-cell office:value-type="float" office:value="0.0001364559" calcext:value-type="float">
            <text:p>0.0001364559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616" calcext:value-type="float">
            <text:p>18.616</text:p>
          </table:table-cell>
          <table:table-cell office:value-type="float" office:value="0.0001558318" calcext:value-type="float">
            <text:p>0.0001558318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216" calcext:value-type="float">
            <text:p>21.216</text:p>
          </table:table-cell>
          <table:table-cell office:value-type="float" office:value="0.0001694854" calcext:value-type="float">
            <text:p>0.0001694854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136" calcext:value-type="float">
            <text:p>17.136</text:p>
          </table:table-cell>
          <table:table-cell office:value-type="float" office:value="0.0001003339" calcext:value-type="float">
            <text:p>0.0001003339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304" calcext:value-type="float">
            <text:p>17.304</text:p>
          </table:table-cell>
          <table:table-cell office:value-type="float" office:value="0.0001048038" calcext:value-type="float">
            <text:p>0.0001048038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272" calcext:value-type="float">
            <text:p>17.272</text:p>
          </table:table-cell>
          <table:table-cell office:value-type="float" office:value="0.0001181109" calcext:value-type="float">
            <text:p>0.0001181109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456" calcext:value-type="float">
            <text:p>17.456</text:p>
          </table:table-cell>
          <table:table-cell office:value-type="float" office:value="0.0001291041" calcext:value-type="float">
            <text:p>0.0001291041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712" calcext:value-type="float">
            <text:p>17.712</text:p>
          </table:table-cell>
          <table:table-cell office:value-type="float" office:value="0.0001399972" calcext:value-type="float">
            <text:p>0.0001399972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72" calcext:value-type="float">
            <text:p>17.72</text:p>
          </table:table-cell>
          <table:table-cell office:value-type="float" office:value="0.0001427979" calcext:value-type="float">
            <text:p>0.0001427979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7.096" calcext:value-type="float">
            <text:p>17.096</text:p>
          </table:table-cell>
          <table:table-cell office:value-type="float" office:value="0.000109118" calcext:value-type="float">
            <text:p>0.000109118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8.224" calcext:value-type="float">
            <text:p>18.224</text:p>
          </table:table-cell>
          <table:table-cell office:value-type="float" office:value="0.0001258268" calcext:value-type="float">
            <text:p>0.0001258268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8.376" calcext:value-type="float">
            <text:p>18.376</text:p>
          </table:table-cell>
          <table:table-cell office:value-type="float" office:value="0.0001530432" calcext:value-type="float">
            <text:p>0.0001530432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8.376" calcext:value-type="float">
            <text:p>18.376</text:p>
          </table:table-cell>
          <table:table-cell office:value-type="float" office:value="0.0001655243" calcext:value-type="float">
            <text:p>0.0001655243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21.472" calcext:value-type="float">
            <text:p>21.472</text:p>
          </table:table-cell>
          <table:table-cell office:value-type="float" office:value="0.0001861978" calcext:value-type="float">
            <text:p>0.0001861978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21.44" calcext:value-type="float">
            <text:p>21.44</text:p>
          </table:table-cell>
          <table:table-cell office:value-type="float" office:value="0.0002217743" calcext:value-type="float">
            <text:p>0.0002217743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096" calcext:value-type="float">
            <text:p>17.096</text:p>
          </table:table-cell>
          <table:table-cell office:value-type="float" office:value="0.0001075706" calcext:value-type="float">
            <text:p>0.0001075706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224" calcext:value-type="float">
            <text:p>18.224</text:p>
          </table:table-cell>
          <table:table-cell office:value-type="float" office:value="0.0001157709" calcext:value-type="float">
            <text:p>0.0001157709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376" calcext:value-type="float">
            <text:p>18.376</text:p>
          </table:table-cell>
          <table:table-cell office:value-type="float" office:value="0.0001298494" calcext:value-type="float">
            <text:p>0.0001298494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376" calcext:value-type="float">
            <text:p>18.376</text:p>
          </table:table-cell>
          <table:table-cell office:value-type="float" office:value="0.0001341834" calcext:value-type="float">
            <text:p>0.0001341834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416" calcext:value-type="float">
            <text:p>21.416</text:p>
          </table:table-cell>
          <table:table-cell office:value-type="float" office:value="0.0001483946" calcext:value-type="float">
            <text:p>0.0001483946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00015901" calcext:value-type="float">
            <text:p>0.00015901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" calcext:value-type="float">
            <text:p>3.28</text:p>
          </table:table-cell>
          <table:table-cell office:value-type="float" office:value="0.0000296559" calcext:value-type="float">
            <text:p>0.0000296559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76" calcext:value-type="float">
            <text:p>3.276</text:p>
          </table:table-cell>
          <table:table-cell office:value-type="float" office:value="0.0000257047" calcext:value-type="float">
            <text:p>0.0000257047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6" calcext:value-type="float">
            <text:p>3.236</text:p>
          </table:table-cell>
          <table:table-cell office:value-type="float" office:value="0.0000147137" calcext:value-type="float">
            <text:p>0.0000147137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6" calcext:value-type="float">
            <text:p>3.236</text:p>
          </table:table-cell>
          <table:table-cell office:value-type="float" office:value="0.0000208797" calcext:value-type="float">
            <text:p>0.0000208797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78" calcext:value-type="float">
            <text:p>3.278</text:p>
          </table:table-cell>
          <table:table-cell office:value-type="float" office:value="0.0000201124" calcext:value-type="float">
            <text:p>0.0000201124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" calcext:value-type="float">
            <text:p>3.28</text:p>
          </table:table-cell>
          <table:table-cell office:value-type="float" office:value="0.0000307615" calcext:value-type="float">
            <text:p>0.0000307615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9" calcext:value-type="float">
            <text:p>3.29</text:p>
          </table:table-cell>
          <table:table-cell office:value-type="float" office:value="0.0000702951" calcext:value-type="float">
            <text:p>0.0000702951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4" calcext:value-type="float">
            <text:p>3.284</text:p>
          </table:table-cell>
          <table:table-cell office:value-type="float" office:value="0.000177012" calcext:value-type="float">
            <text:p>0.000177012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4" calcext:value-type="float">
            <text:p>3.284</text:p>
          </table:table-cell>
          <table:table-cell office:value-type="float" office:value="0.0000741616" calcext:value-type="float">
            <text:p>0.0000741616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4" calcext:value-type="float">
            <text:p>3.284</text:p>
          </table:table-cell>
          <table:table-cell office:value-type="float" office:value="0.0001783998" calcext:value-type="float">
            <text:p>0.0001783998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6" calcext:value-type="float">
            <text:p>3.286</text:p>
          </table:table-cell>
          <table:table-cell office:value-type="float" office:value="0.0000684503" calcext:value-type="float">
            <text:p>0.0000684503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8" calcext:value-type="float">
            <text:p>3.288</text:p>
          </table:table-cell>
          <table:table-cell office:value-type="float" office:value="0.0001832746" calcext:value-type="float">
            <text:p>0.0001832746</text:p>
          </table:table-cell>
        </table:table-row>
        <table:table-row table:style-name="ro1">
          <table:table-cell office:value-type="string" calcext:value-type="string">
            <text:p>math_no_diff_int_sep_div_plus_KBC_max_rules_10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" calcext:value-type="float">
            <text:p>3.28</text:p>
          </table:table-cell>
          <table:table-cell office:value-type="float" office:value="0.0000215484" calcext:value-type="float">
            <text:p>0.0000215484</text:p>
          </table:table-cell>
        </table:table-row>
        <table:table-row table:style-name="ro1">
          <table:table-cell office:value-type="string" calcext:value-type="string">
            <text:p>math_no_diff_int_sep_div_plus_KBC_max_rules_10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8" calcext:value-type="float">
            <text:p>3.288</text:p>
          </table:table-cell>
          <table:table-cell office:value-type="float" office:value="0.0000703989" calcext:value-type="float">
            <text:p>0.0000703989</text:p>
          </table:table-cell>
        </table:table-row>
        <table:table-row table:style-name="ro1">
          <table:table-cell office:value-type="string" calcext:value-type="string">
            <text:p>math_no_diff_int_sep_div_plus_KBC_max_rules_10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" calcext:value-type="float">
            <text:p>3.28</text:p>
          </table:table-cell>
          <table:table-cell office:value-type="float" office:value="0.0000192376" calcext:value-type="float">
            <text:p>0.0000192376</text:p>
          </table:table-cell>
        </table:table-row>
        <table:table-row table:style-name="ro1">
          <table:table-cell office:value-type="string" calcext:value-type="string">
            <text:p>math_no_diff_int_sep_div_plus_KBC_max_rules_10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8" calcext:value-type="float">
            <text:p>3.288</text:p>
          </table:table-cell>
          <table:table-cell office:value-type="float" office:value="0.0000679398" calcext:value-type="float">
            <text:p>0.0000679398</text:p>
          </table:table-cell>
        </table:table-row>
        <table:table-row table:style-name="ro1">
          <table:table-cell office:value-type="string" calcext:value-type="string">
            <text:p>math_no_diff_int_sep_div_plus_KBC_max_rules_25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76" calcext:value-type="float">
            <text:p>3.276</text:p>
          </table:table-cell>
          <table:table-cell office:value-type="float" office:value="0.0000300192" calcext:value-type="float">
            <text:p>0.0000300192</text:p>
          </table:table-cell>
        </table:table-row>
        <table:table-row table:style-name="ro1">
          <table:table-cell office:value-type="string" calcext:value-type="string">
            <text:p>math_no_diff_int_sep_div_plus_KBC_max_rules_25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4" calcext:value-type="float">
            <text:p>3.284</text:p>
          </table:table-cell>
          <table:table-cell office:value-type="float" office:value="0.0001865264" calcext:value-type="float">
            <text:p>0.0001865264</text:p>
          </table:table-cell>
        </table:table-row>
        <table:table-row table:style-name="ro1">
          <table:table-cell office:value-type="string" calcext:value-type="string">
            <text:p>math_no_diff_int_sep_div_plus_KBC_max_rules_25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76" calcext:value-type="float">
            <text:p>3.276</text:p>
          </table:table-cell>
          <table:table-cell office:value-type="float" office:value="0.0000282257" calcext:value-type="float">
            <text:p>0.0000282257</text:p>
          </table:table-cell>
        </table:table-row>
        <table:table-row table:style-name="ro1">
          <table:table-cell office:value-type="string" calcext:value-type="string">
            <text:p>math_no_diff_int_sep_div_plus_KBC_max_rules_25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84" calcext:value-type="float">
            <text:p>3.284</text:p>
          </table:table-cell>
          <table:table-cell office:value-type="float" office:value="0.000188446" calcext:value-type="float">
            <text:p>0.000188446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332" calcext:value-type="float">
            <text:p>2.332</text:p>
          </table:table-cell>
          <table:table-cell office:value-type="float" office:value="0.0000045602" calcext:value-type="float">
            <text:p>0.0000045602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332" calcext:value-type="float">
            <text:p>2.332</text:p>
          </table:table-cell>
          <table:table-cell office:value-type="float" office:value="0.0000045736" calcext:value-type="float">
            <text:p>0.000004573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8" calcext:value-type="float">
            <text:p>2.98</text:p>
          </table:table-cell>
          <table:table-cell office:value-type="float" office:value="0.0000069694" calcext:value-type="float">
            <text:p>0.0000069694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74" calcext:value-type="float">
            <text:p>3.074</text:p>
          </table:table-cell>
          <table:table-cell office:value-type="float" office:value="0.0000119409" calcext:value-type="float">
            <text:p>0.0000119409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44" calcext:value-type="float">
            <text:p>3.044</text:p>
          </table:table-cell>
          <table:table-cell office:value-type="float" office:value="0.0000102751" calcext:value-type="float">
            <text:p>0.0000102751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06" calcext:value-type="float">
            <text:p>3.206</text:p>
          </table:table-cell>
          <table:table-cell office:value-type="float" office:value="0.0000139297" calcext:value-type="float">
            <text:p>0.0000139297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52" calcext:value-type="float">
            <text:p>3.252</text:p>
          </table:table-cell>
          <table:table-cell office:value-type="float" office:value="0.0000216866" calcext:value-type="float">
            <text:p>0.000021686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28" calcext:value-type="float">
            <text:p>3.228</text:p>
          </table:table-cell>
          <table:table-cell office:value-type="float" office:value="0.0000168039" calcext:value-type="float">
            <text:p>0.0000168039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51" calcext:value-type="float">
            <text:p>2.51</text:p>
          </table:table-cell>
          <table:table-cell office:value-type="float" office:value="0.0000073051" calcext:value-type="float">
            <text:p>0.0000073051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8" calcext:value-type="float">
            <text:p>2.98</text:p>
          </table:table-cell>
          <table:table-cell office:value-type="float" office:value="0.0000087774" calcext:value-type="float">
            <text:p>0.0000087774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16" calcext:value-type="float">
            <text:p>3.016</text:p>
          </table:table-cell>
          <table:table-cell office:value-type="float" office:value="0.0000110882" calcext:value-type="float">
            <text:p>0.0000110882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74" calcext:value-type="float">
            <text:p>3.074</text:p>
          </table:table-cell>
          <table:table-cell office:value-type="float" office:value="0.0000135384" calcext:value-type="float">
            <text:p>0.0000135384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22" calcext:value-type="float">
            <text:p>3.322</text:p>
          </table:table-cell>
          <table:table-cell office:value-type="float" office:value="0.0000171396" calcext:value-type="float">
            <text:p>0.000017139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24" calcext:value-type="float">
            <text:p>3.324</text:p>
          </table:table-cell>
          <table:table-cell office:value-type="float" office:value="0.0000177082" calcext:value-type="float">
            <text:p>0.0000177082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14" calcext:value-type="float">
            <text:p>3.014</text:p>
          </table:table-cell>
          <table:table-cell office:value-type="float" office:value="0.0000089201" calcext:value-type="float">
            <text:p>0.0000089201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44" calcext:value-type="float">
            <text:p>3.244</text:p>
          </table:table-cell>
          <table:table-cell office:value-type="float" office:value="0.000009789" calcext:value-type="float">
            <text:p>0.000009789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04" calcext:value-type="float">
            <text:p>3.204</text:p>
          </table:table-cell>
          <table:table-cell office:value-type="float" office:value="0.0000103351" calcext:value-type="float">
            <text:p>0.0000103351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4" calcext:value-type="float">
            <text:p>3.234</text:p>
          </table:table-cell>
          <table:table-cell office:value-type="float" office:value="0.0000124878" calcext:value-type="float">
            <text:p>0.0000124878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62" calcext:value-type="float">
            <text:p>3.262</text:p>
          </table:table-cell>
          <table:table-cell office:value-type="float" office:value="0.0000177203" calcext:value-type="float">
            <text:p>0.0000177203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64" calcext:value-type="float">
            <text:p>3.264</text:p>
          </table:table-cell>
          <table:table-cell office:value-type="float" office:value="0.0000188704" calcext:value-type="float">
            <text:p>0.000018870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4" calcext:value-type="float">
            <text:p>3.04</text:p>
          </table:table-cell>
          <table:table-cell office:value-type="float" office:value="0.000006633" calcext:value-type="float">
            <text:p>0.000006633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58" calcext:value-type="float">
            <text:p>3.258</text:p>
          </table:table-cell>
          <table:table-cell office:value-type="float" office:value="0.0000079029" calcext:value-type="float">
            <text:p>0.0000079029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04" calcext:value-type="float">
            <text:p>3.204</text:p>
          </table:table-cell>
          <table:table-cell office:value-type="float" office:value="0.0000078954" calcext:value-type="float">
            <text:p>0.0000078954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18" calcext:value-type="float">
            <text:p>3.218</text:p>
          </table:table-cell>
          <table:table-cell office:value-type="float" office:value="0.0000087517" calcext:value-type="float">
            <text:p>0.0000087517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6" calcext:value-type="float">
            <text:p>3.236</text:p>
          </table:table-cell>
          <table:table-cell office:value-type="float" office:value="0.0000094871" calcext:value-type="float">
            <text:p>0.0000094871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8" calcext:value-type="float">
            <text:p>3.238</text:p>
          </table:table-cell>
          <table:table-cell office:value-type="float" office:value="0.0000102458" calcext:value-type="float">
            <text:p>0.0000102458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51" calcext:value-type="float">
            <text:p>2.51</text:p>
          </table:table-cell>
          <table:table-cell office:value-type="float" office:value="0.0000071083" calcext:value-type="float">
            <text:p>0.0000071083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92" calcext:value-type="float">
            <text:p>2.992</text:p>
          </table:table-cell>
          <table:table-cell office:value-type="float" office:value="0.0000079446" calcext:value-type="float">
            <text:p>0.0000079446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42" calcext:value-type="float">
            <text:p>3.042</text:p>
          </table:table-cell>
          <table:table-cell office:value-type="float" office:value="0.0000091007" calcext:value-type="float">
            <text:p>0.0000091007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106" calcext:value-type="float">
            <text:p>3.106</text:p>
          </table:table-cell>
          <table:table-cell office:value-type="float" office:value="0.0000095752" calcext:value-type="float">
            <text:p>0.0000095752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113653" calcext:value-type="float">
            <text:p>0.0000113653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36" calcext:value-type="float">
            <text:p>3.336</text:p>
          </table:table-cell>
          <table:table-cell office:value-type="float" office:value="0.0000113745" calcext:value-type="float">
            <text:p>0.0000113745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92" calcext:value-type="float">
            <text:p>2.992</text:p>
          </table:table-cell>
          <table:table-cell office:value-type="float" office:value="0.0000060904" calcext:value-type="float">
            <text:p>0.0000060904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7" calcext:value-type="float">
            <text:p>3.07</text:p>
          </table:table-cell>
          <table:table-cell office:value-type="float" office:value="0.0000079389" calcext:value-type="float">
            <text:p>0.0000079389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106" calcext:value-type="float">
            <text:p>3.106</text:p>
          </table:table-cell>
          <table:table-cell office:value-type="float" office:value="0.0000082006" calcext:value-type="float">
            <text:p>0.000008200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18" calcext:value-type="float">
            <text:p>3.218</text:p>
          </table:table-cell>
          <table:table-cell office:value-type="float" office:value="0.0000090643" calcext:value-type="float">
            <text:p>0.0000090643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4" calcext:value-type="float">
            <text:p>3.234</text:p>
          </table:table-cell>
          <table:table-cell office:value-type="float" office:value="0.0000100154" calcext:value-type="float">
            <text:p>0.0000100154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66" calcext:value-type="float">
            <text:p>3.266</text:p>
          </table:table-cell>
          <table:table-cell office:value-type="float" office:value="0.0000106121" calcext:value-type="float">
            <text:p>0.0000106121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86" calcext:value-type="float">
            <text:p>2.686</text:p>
          </table:table-cell>
          <table:table-cell office:value-type="float" office:value="0.0000069473" calcext:value-type="float">
            <text:p>0.0000069473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8" calcext:value-type="float">
            <text:p>2.98</text:p>
          </table:table-cell>
          <table:table-cell office:value-type="float" office:value="0.0000083607" calcext:value-type="float">
            <text:p>0.0000083607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24" calcext:value-type="float">
            <text:p>3.024</text:p>
          </table:table-cell>
          <table:table-cell office:value-type="float" office:value="0.0000104886" calcext:value-type="float">
            <text:p>0.0000104886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82" calcext:value-type="float">
            <text:p>3.082</text:p>
          </table:table-cell>
          <table:table-cell office:value-type="float" office:value="0.0000126154" calcext:value-type="float">
            <text:p>0.0000126154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153561" calcext:value-type="float">
            <text:p>0.0000153561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46" calcext:value-type="float">
            <text:p>3.246</text:p>
          </table:table-cell>
          <table:table-cell office:value-type="float" office:value="0.0000183942" calcext:value-type="float">
            <text:p>0.0000183942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86" calcext:value-type="float">
            <text:p>2.686</text:p>
          </table:table-cell>
          <table:table-cell office:value-type="float" office:value="0.00000701" calcext:value-type="float">
            <text:p>0.00000701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92" calcext:value-type="float">
            <text:p>2.992</text:p>
          </table:table-cell>
          <table:table-cell office:value-type="float" office:value="0.0000078078" calcext:value-type="float">
            <text:p>0.0000078078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42" calcext:value-type="float">
            <text:p>3.042</text:p>
          </table:table-cell>
          <table:table-cell office:value-type="float" office:value="0.000008723" calcext:value-type="float">
            <text:p>0.000008723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106" calcext:value-type="float">
            <text:p>3.106</text:p>
          </table:table-cell>
          <table:table-cell office:value-type="float" office:value="0.0000092946" calcext:value-type="float">
            <text:p>0.0000092946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111323" calcext:value-type="float">
            <text:p>0.0000111323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44" calcext:value-type="float">
            <text:p>3.244</text:p>
          </table:table-cell>
          <table:table-cell office:value-type="float" office:value="0.0000118679" calcext:value-type="float">
            <text:p>0.0000118679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8" calcext:value-type="float">
            <text:p>2.98</text:p>
          </table:table-cell>
          <table:table-cell office:value-type="float" office:value="0.0000067549" calcext:value-type="float">
            <text:p>0.0000067549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44" calcext:value-type="float">
            <text:p>3.044</text:p>
          </table:table-cell>
          <table:table-cell office:value-type="float" office:value="0.0000092077" calcext:value-type="float">
            <text:p>0.0000092077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06" calcext:value-type="float">
            <text:p>3.206</text:p>
          </table:table-cell>
          <table:table-cell office:value-type="float" office:value="0.0000131327" calcext:value-type="float">
            <text:p>0.0000131327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74" calcext:value-type="float">
            <text:p>3.074</text:p>
          </table:table-cell>
          <table:table-cell office:value-type="float" office:value="0.0000107521" calcext:value-type="float">
            <text:p>0.0000107521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28" calcext:value-type="float">
            <text:p>3.228</text:p>
          </table:table-cell>
          <table:table-cell office:value-type="float" office:value="0.0000157704" calcext:value-type="float">
            <text:p>0.0000157704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52" calcext:value-type="float">
            <text:p>3.252</text:p>
          </table:table-cell>
          <table:table-cell office:value-type="float" office:value="0.0000206173" calcext:value-type="float">
            <text:p>0.0000206173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14" calcext:value-type="float">
            <text:p>3.014</text:p>
          </table:table-cell>
          <table:table-cell office:value-type="float" office:value="0.0000084353" calcext:value-type="float">
            <text:p>0.0000084353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44" calcext:value-type="float">
            <text:p>3.244</text:p>
          </table:table-cell>
          <table:table-cell office:value-type="float" office:value="0.000010144" calcext:value-type="float">
            <text:p>0.000010144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4" calcext:value-type="float">
            <text:p>3.234</text:p>
          </table:table-cell>
          <table:table-cell office:value-type="float" office:value="0.0000115687" calcext:value-type="float">
            <text:p>0.0000115687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04" calcext:value-type="float">
            <text:p>3.204</text:p>
          </table:table-cell>
          <table:table-cell office:value-type="float" office:value="0.0000092188" calcext:value-type="float">
            <text:p>0.0000092188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62" calcext:value-type="float">
            <text:p>3.262</text:p>
          </table:table-cell>
          <table:table-cell office:value-type="float" office:value="0.0000160914" calcext:value-type="float">
            <text:p>0.0000160914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64" calcext:value-type="float">
            <text:p>3.264</text:p>
          </table:table-cell>
          <table:table-cell office:value-type="float" office:value="0.0000190744" calcext:value-type="float">
            <text:p>0.000019074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51" calcext:value-type="float">
            <text:p>2.51</text:p>
          </table:table-cell>
          <table:table-cell office:value-type="float" office:value="0.0000060624" calcext:value-type="float">
            <text:p>0.0000060624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8" calcext:value-type="float">
            <text:p>2.98</text:p>
          </table:table-cell>
          <table:table-cell office:value-type="float" office:value="0.0000080717" calcext:value-type="float">
            <text:p>0.0000080717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16" calcext:value-type="float">
            <text:p>3.016</text:p>
          </table:table-cell>
          <table:table-cell office:value-type="float" office:value="0.0000102722" calcext:value-type="float">
            <text:p>0.000010272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74" calcext:value-type="float">
            <text:p>3.074</text:p>
          </table:table-cell>
          <table:table-cell office:value-type="float" office:value="0.0000119089" calcext:value-type="float">
            <text:p>0.0000119089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22" calcext:value-type="float">
            <text:p>3.322</text:p>
          </table:table-cell>
          <table:table-cell office:value-type="float" office:value="0.0000142268" calcext:value-type="float">
            <text:p>0.0000142268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24" calcext:value-type="float">
            <text:p>3.324</text:p>
          </table:table-cell>
          <table:table-cell office:value-type="float" office:value="0.0000186611" calcext:value-type="float">
            <text:p>0.0000186611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4" calcext:value-type="float">
            <text:p>3.04</text:p>
          </table:table-cell>
          <table:table-cell office:value-type="float" office:value="0.0000061566" calcext:value-type="float">
            <text:p>0.0000061566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58" calcext:value-type="float">
            <text:p>3.258</text:p>
          </table:table-cell>
          <table:table-cell office:value-type="float" office:value="0.0000082553" calcext:value-type="float">
            <text:p>0.0000082553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04" calcext:value-type="float">
            <text:p>3.204</text:p>
          </table:table-cell>
          <table:table-cell office:value-type="float" office:value="0.0000077938" calcext:value-type="float">
            <text:p>0.000007793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18" calcext:value-type="float">
            <text:p>3.218</text:p>
          </table:table-cell>
          <table:table-cell office:value-type="float" office:value="0.0000085735" calcext:value-type="float">
            <text:p>0.0000085735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6" calcext:value-type="float">
            <text:p>3.236</text:p>
          </table:table-cell>
          <table:table-cell office:value-type="float" office:value="0.0000090736" calcext:value-type="float">
            <text:p>0.0000090736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8" calcext:value-type="float">
            <text:p>3.238</text:p>
          </table:table-cell>
          <table:table-cell office:value-type="float" office:value="0.000009588" calcext:value-type="float">
            <text:p>0.00000958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51" calcext:value-type="float">
            <text:p>2.51</text:p>
          </table:table-cell>
          <table:table-cell office:value-type="float" office:value="0.0000058803" calcext:value-type="float">
            <text:p>0.0000058803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92" calcext:value-type="float">
            <text:p>2.992</text:p>
          </table:table-cell>
          <table:table-cell office:value-type="float" office:value="0.0000072528" calcext:value-type="float">
            <text:p>0.0000072528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42" calcext:value-type="float">
            <text:p>3.042</text:p>
          </table:table-cell>
          <table:table-cell office:value-type="float" office:value="0.0000082642" calcext:value-type="float">
            <text:p>0.0000082642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106" calcext:value-type="float">
            <text:p>3.106</text:p>
          </table:table-cell>
          <table:table-cell office:value-type="float" office:value="0.0000084106" calcext:value-type="float">
            <text:p>0.0000084106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094692" calcext:value-type="float">
            <text:p>0.0000094692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36" calcext:value-type="float">
            <text:p>3.336</text:p>
          </table:table-cell>
          <table:table-cell office:value-type="float" office:value="0.00001122" calcext:value-type="float">
            <text:p>0.00001122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92" calcext:value-type="float">
            <text:p>2.992</text:p>
          </table:table-cell>
          <table:table-cell office:value-type="float" office:value="0.000006095" calcext:value-type="float">
            <text:p>0.000006095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7" calcext:value-type="float">
            <text:p>3.07</text:p>
          </table:table-cell>
          <table:table-cell office:value-type="float" office:value="0.0000070669" calcext:value-type="float">
            <text:p>0.0000070669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106" calcext:value-type="float">
            <text:p>3.106</text:p>
          </table:table-cell>
          <table:table-cell office:value-type="float" office:value="0.0000081291" calcext:value-type="float">
            <text:p>0.0000081291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18" calcext:value-type="float">
            <text:p>3.218</text:p>
          </table:table-cell>
          <table:table-cell office:value-type="float" office:value="0.0000091046" calcext:value-type="float">
            <text:p>0.0000091046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4" calcext:value-type="float">
            <text:p>3.234</text:p>
          </table:table-cell>
          <table:table-cell office:value-type="float" office:value="0.0000090274" calcext:value-type="float">
            <text:p>0.0000090274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66" calcext:value-type="float">
            <text:p>3.266</text:p>
          </table:table-cell>
          <table:table-cell office:value-type="float" office:value="0.0000103028" calcext:value-type="float">
            <text:p>0.0000103028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86" calcext:value-type="float">
            <text:p>2.686</text:p>
          </table:table-cell>
          <table:table-cell office:value-type="float" office:value="0.0000056326" calcext:value-type="float">
            <text:p>0.0000056326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8" calcext:value-type="float">
            <text:p>2.98</text:p>
          </table:table-cell>
          <table:table-cell office:value-type="float" office:value="0.0000075971" calcext:value-type="float">
            <text:p>0.0000075971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24" calcext:value-type="float">
            <text:p>3.024</text:p>
          </table:table-cell>
          <table:table-cell office:value-type="float" office:value="0.0000102557" calcext:value-type="float">
            <text:p>0.0000102557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82" calcext:value-type="float">
            <text:p>3.082</text:p>
          </table:table-cell>
          <table:table-cell office:value-type="float" office:value="0.0000115732" calcext:value-type="float">
            <text:p>0.0000115732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142378" calcext:value-type="float">
            <text:p>0.0000142378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46" calcext:value-type="float">
            <text:p>3.246</text:p>
          </table:table-cell>
          <table:table-cell office:value-type="float" office:value="0.0000176422" calcext:value-type="float">
            <text:p>0.0000176422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86" calcext:value-type="float">
            <text:p>2.686</text:p>
          </table:table-cell>
          <table:table-cell office:value-type="float" office:value="0.0000058181" calcext:value-type="float">
            <text:p>0.0000058181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92" calcext:value-type="float">
            <text:p>2.992</text:p>
          </table:table-cell>
          <table:table-cell office:value-type="float" office:value="0.0000064577" calcext:value-type="float">
            <text:p>0.0000064577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42" calcext:value-type="float">
            <text:p>3.042</text:p>
          </table:table-cell>
          <table:table-cell office:value-type="float" office:value="0.000007825" calcext:value-type="float">
            <text:p>0.000007825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106" calcext:value-type="float">
            <text:p>3.106</text:p>
          </table:table-cell>
          <table:table-cell office:value-type="float" office:value="0.0000085996" calcext:value-type="float">
            <text:p>0.0000085996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097284" calcext:value-type="float">
            <text:p>0.0000097284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44" calcext:value-type="float">
            <text:p>3.244</text:p>
          </table:table-cell>
          <table:table-cell office:value-type="float" office:value="0.0000120373" calcext:value-type="float">
            <text:p>0.0000120373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84" calcext:value-type="float">
            <text:p>10.784</text:p>
          </table:table-cell>
          <table:table-cell office:value-type="float" office:value="0.0001226743" calcext:value-type="float">
            <text:p>0.0001226743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916" calcext:value-type="float">
            <text:p>10.916</text:p>
          </table:table-cell>
          <table:table-cell office:value-type="float" office:value="0.0001572973" calcext:value-type="float">
            <text:p>0.0001572973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76" calcext:value-type="float">
            <text:p>10.876</text:p>
          </table:table-cell>
          <table:table-cell office:value-type="float" office:value="0.0000881849" calcext:value-type="float">
            <text:p>0.0000881849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84" calcext:value-type="float">
            <text:p>10.884</text:p>
          </table:table-cell>
          <table:table-cell office:value-type="float" office:value="0.0001204627" calcext:value-type="float">
            <text:p>0.0001204627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8" calcext:value-type="float">
            <text:p>10.78</text:p>
          </table:table-cell>
          <table:table-cell office:value-type="float" office:value="0.000109885" calcext:value-type="float">
            <text:p>0.000109885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9" calcext:value-type="float">
            <text:p>10.9</text:p>
          </table:table-cell>
          <table:table-cell office:value-type="float" office:value="0.0001657366" calcext:value-type="float">
            <text:p>0.0001657366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94" calcext:value-type="float">
            <text:p>10.94</text:p>
          </table:table-cell>
          <table:table-cell office:value-type="float" office:value="0.0004031251" calcext:value-type="float">
            <text:p>0.0004031251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1.02" calcext:value-type="float">
            <text:p>11.02</text:p>
          </table:table-cell>
          <table:table-cell office:value-type="float" office:value="0.0013190938" calcext:value-type="float">
            <text:p>0.0013190938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1.024" calcext:value-type="float">
            <text:p>11.024</text:p>
          </table:table-cell>
          <table:table-cell office:value-type="float" office:value="0.0004063903" calcext:value-type="float">
            <text:p>0.0004063903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1.036" calcext:value-type="float">
            <text:p>11.036</text:p>
          </table:table-cell>
          <table:table-cell office:value-type="float" office:value="0.0009544959" calcext:value-type="float">
            <text:p>0.0009544959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8" calcext:value-type="float">
            <text:p>10.88</text:p>
          </table:table-cell>
          <table:table-cell office:value-type="float" office:value="0.000381742" calcext:value-type="float">
            <text:p>0.000381742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1.028" calcext:value-type="float">
            <text:p>11.028</text:p>
          </table:table-cell>
          <table:table-cell office:value-type="float" office:value="0.001061201" calcext:value-type="float">
            <text:p>0.001061201</text:p>
          </table:table-cell>
        </table:table-row>
        <table:table-row table:style-name="ro1">
          <table:table-cell office:value-type="string" calcext:value-type="string">
            <text:p>math_no_diff_int_sep_div_plus_KBC_max_rules_10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8" calcext:value-type="float">
            <text:p>10.78</text:p>
          </table:table-cell>
          <table:table-cell office:value-type="float" office:value="0.0001214033" calcext:value-type="float">
            <text:p>0.0001214033</text:p>
          </table:table-cell>
        </table:table-row>
        <table:table-row table:style-name="ro1">
          <table:table-cell office:value-type="string" calcext:value-type="string">
            <text:p>math_no_diff_int_sep_div_plus_KBC_max_rules_10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76" calcext:value-type="float">
            <text:p>10.876</text:p>
          </table:table-cell>
          <table:table-cell office:value-type="float" office:value="0.0004091996" calcext:value-type="float">
            <text:p>0.0004091996</text:p>
          </table:table-cell>
        </table:table-row>
        <table:table-row table:style-name="ro1">
          <table:table-cell office:value-type="string" calcext:value-type="string">
            <text:p>math_no_diff_int_sep_div_plus_KBC_max_rules_10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88" calcext:value-type="float">
            <text:p>10.788</text:p>
          </table:table-cell>
          <table:table-cell office:value-type="float" office:value="0.0001112399" calcext:value-type="float">
            <text:p>0.0001112399</text:p>
          </table:table-cell>
        </table:table-row>
        <table:table-row table:style-name="ro1">
          <table:table-cell office:value-type="string" calcext:value-type="string">
            <text:p>math_no_diff_int_sep_div_plus_KBC_max_rules_10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8" calcext:value-type="float">
            <text:p>10.88</text:p>
          </table:table-cell>
          <table:table-cell office:value-type="float" office:value="0.0003859102" calcext:value-type="float">
            <text:p>0.0003859102</text:p>
          </table:table-cell>
        </table:table-row>
        <table:table-row table:style-name="ro1">
          <table:table-cell office:value-type="string" calcext:value-type="string">
            <text:p>math_no_diff_int_sep_div_plus_KBC_max_rules_25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912" calcext:value-type="float">
            <text:p>10.912</text:p>
          </table:table-cell>
          <table:table-cell office:value-type="float" office:value="0.0001715766" calcext:value-type="float">
            <text:p>0.0001715766</text:p>
          </table:table-cell>
        </table:table-row>
        <table:table-row table:style-name="ro1">
          <table:table-cell office:value-type="string" calcext:value-type="string">
            <text:p>math_no_diff_int_sep_div_plus_KBC_max_rules_25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1.024" calcext:value-type="float">
            <text:p>11.024</text:p>
          </table:table-cell>
          <table:table-cell office:value-type="float" office:value="0.0010509198" calcext:value-type="float">
            <text:p>0.0010509198</text:p>
          </table:table-cell>
        </table:table-row>
        <table:table-row table:style-name="ro1">
          <table:table-cell office:value-type="string" calcext:value-type="string">
            <text:p>math_no_diff_int_sep_div_plus_KBC_max_rules_25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904" calcext:value-type="float">
            <text:p>10.904</text:p>
          </table:table-cell>
          <table:table-cell office:value-type="float" office:value="0.0001671532" calcext:value-type="float">
            <text:p>0.0001671532</text:p>
          </table:table-cell>
        </table:table-row>
        <table:table-row table:style-name="ro1">
          <table:table-cell office:value-type="string" calcext:value-type="string">
            <text:p>math_no_diff_int_sep_div_plus_KBC_max_rules_25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1.028" calcext:value-type="float">
            <text:p>11.028</text:p>
          </table:table-cell>
          <table:table-cell office:value-type="float" office:value="0.0010541504" calcext:value-type="float">
            <text:p>0.0010541504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6.592" calcext:value-type="float">
            <text:p>6.592</text:p>
          </table:table-cell>
          <table:table-cell office:value-type="float" office:value="0.0000226661" calcext:value-type="float">
            <text:p>0.0000226661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6.592" calcext:value-type="float">
            <text:p>6.592</text:p>
          </table:table-cell>
          <table:table-cell office:value-type="float" office:value="0.0000220968" calcext:value-type="float">
            <text:p>0.0000220968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62905" calcext:value-type="float">
            <text:p>0.0000362905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72" calcext:value-type="float">
            <text:p>9.672</text:p>
          </table:table-cell>
          <table:table-cell office:value-type="float" office:value="0.0000608025" calcext:value-type="float">
            <text:p>0.0000608025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64" calcext:value-type="float">
            <text:p>9.764</text:p>
          </table:table-cell>
          <table:table-cell office:value-type="float" office:value="0.0000478939" calcext:value-type="float">
            <text:p>0.0000478939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248" calcext:value-type="float">
            <text:p>10.248</text:p>
          </table:table-cell>
          <table:table-cell office:value-type="float" office:value="0.0000661645" calcext:value-type="float">
            <text:p>0.0000661645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48" calcext:value-type="float">
            <text:p>10.648</text:p>
          </table:table-cell>
          <table:table-cell office:value-type="float" office:value="0.0001223095" calcext:value-type="float">
            <text:p>0.0001223095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0000872508" calcext:value-type="float">
            <text:p>0.0000872508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7.432" calcext:value-type="float">
            <text:p>7.432</text:p>
          </table:table-cell>
          <table:table-cell office:value-type="float" office:value="0.0000374488" calcext:value-type="float">
            <text:p>0.0000374488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44173" calcext:value-type="float">
            <text:p>0.000044173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28" calcext:value-type="float">
            <text:p>9.628</text:p>
          </table:table-cell>
          <table:table-cell office:value-type="float" office:value="0.0000560263" calcext:value-type="float">
            <text:p>0.0000560263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72" calcext:value-type="float">
            <text:p>9.672</text:p>
          </table:table-cell>
          <table:table-cell office:value-type="float" office:value="0.0000662041" calcext:value-type="float">
            <text:p>0.0000662041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28" calcext:value-type="float">
            <text:p>10.728</text:p>
          </table:table-cell>
          <table:table-cell office:value-type="float" office:value="0.0000815863" calcext:value-type="float">
            <text:p>0.0000815863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64" calcext:value-type="float">
            <text:p>10.764</text:p>
          </table:table-cell>
          <table:table-cell office:value-type="float" office:value="0.0000939867" calcext:value-type="float">
            <text:p>0.0000939867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48" calcext:value-type="float">
            <text:p>9.648</text:p>
          </table:table-cell>
          <table:table-cell office:value-type="float" office:value="0.00004269" calcext:value-type="float">
            <text:p>0.00004269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528" calcext:value-type="float">
            <text:p>10.528</text:p>
          </table:table-cell>
          <table:table-cell office:value-type="float" office:value="0.000053096" calcext:value-type="float">
            <text:p>0.000053096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312" calcext:value-type="float">
            <text:p>10.312</text:p>
          </table:table-cell>
          <table:table-cell office:value-type="float" office:value="0.0000561486" calcext:value-type="float">
            <text:p>0.000056148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492" calcext:value-type="float">
            <text:p>10.492</text:p>
          </table:table-cell>
          <table:table-cell office:value-type="float" office:value="0.0000687949" calcext:value-type="float">
            <text:p>0.0000687949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84" calcext:value-type="float">
            <text:p>10.684</text:p>
          </table:table-cell>
          <table:table-cell office:value-type="float" office:value="0.0000970909" calcext:value-type="float">
            <text:p>0.0000970909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48" calcext:value-type="float">
            <text:p>10.748</text:p>
          </table:table-cell>
          <table:table-cell office:value-type="float" office:value="0.0001111337" calcext:value-type="float">
            <text:p>0.0001111337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48" calcext:value-type="float">
            <text:p>9.648</text:p>
          </table:table-cell>
          <table:table-cell office:value-type="float" office:value="0.0000358805" calcext:value-type="float">
            <text:p>0.0000358805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524" calcext:value-type="float">
            <text:p>10.524</text:p>
          </table:table-cell>
          <table:table-cell office:value-type="float" office:value="0.0000459117" calcext:value-type="float">
            <text:p>0.0000459117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336" calcext:value-type="float">
            <text:p>10.336</text:p>
          </table:table-cell>
          <table:table-cell office:value-type="float" office:value="0.0000439724" calcext:value-type="float">
            <text:p>0.0000439724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504" calcext:value-type="float">
            <text:p>10.504</text:p>
          </table:table-cell>
          <table:table-cell office:value-type="float" office:value="0.0000458213" calcext:value-type="float">
            <text:p>0.0000458213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56" calcext:value-type="float">
            <text:p>10.656</text:p>
          </table:table-cell>
          <table:table-cell office:value-type="float" office:value="0.0000534752" calcext:value-type="float">
            <text:p>0.0000534752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" calcext:value-type="float">
            <text:p>10.7</text:p>
          </table:table-cell>
          <table:table-cell office:value-type="float" office:value="0.0000599744" calcext:value-type="float">
            <text:p>0.0000599744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7.432" calcext:value-type="float">
            <text:p>7.432</text:p>
          </table:table-cell>
          <table:table-cell office:value-type="float" office:value="0.0000369683" calcext:value-type="float">
            <text:p>0.0000369683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9839" calcext:value-type="float">
            <text:p>0.000039839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52" calcext:value-type="float">
            <text:p>9.652</text:p>
          </table:table-cell>
          <table:table-cell office:value-type="float" office:value="0.0000427275" calcext:value-type="float">
            <text:p>0.0000427275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88" calcext:value-type="float">
            <text:p>9.688</text:p>
          </table:table-cell>
          <table:table-cell office:value-type="float" office:value="0.00005043" calcext:value-type="float">
            <text:p>0.00005043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0000592983" calcext:value-type="float">
            <text:p>0.0000592983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2" calcext:value-type="float">
            <text:p>10.72</text:p>
          </table:table-cell>
          <table:table-cell office:value-type="float" office:value="0.000061786" calcext:value-type="float">
            <text:p>0.000061786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28561" calcext:value-type="float">
            <text:p>0.0000328561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84" calcext:value-type="float">
            <text:p>9.784</text:p>
          </table:table-cell>
          <table:table-cell office:value-type="float" office:value="0.0000376605" calcext:value-type="float">
            <text:p>0.0000376605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88" calcext:value-type="float">
            <text:p>9.688</text:p>
          </table:table-cell>
          <table:table-cell office:value-type="float" office:value="0.0000435983" calcext:value-type="float">
            <text:p>0.0000435983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208" calcext:value-type="float">
            <text:p>10.208</text:p>
          </table:table-cell>
          <table:table-cell office:value-type="float" office:value="0.000048365" calcext:value-type="float">
            <text:p>0.000048365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384" calcext:value-type="float">
            <text:p>10.384</text:p>
          </table:table-cell>
          <table:table-cell office:value-type="float" office:value="0.0000536367" calcext:value-type="float">
            <text:p>0.0000536367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16" calcext:value-type="float">
            <text:p>10.616</text:p>
          </table:table-cell>
          <table:table-cell office:value-type="float" office:value="0.0000614399" calcext:value-type="float">
            <text:p>0.0000614399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056" calcext:value-type="float">
            <text:p>8.056</text:p>
          </table:table-cell>
          <table:table-cell office:value-type="float" office:value="0.0000360923" calcext:value-type="float">
            <text:p>0.0000360923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411336" calcext:value-type="float">
            <text:p>0.0000411336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28" calcext:value-type="float">
            <text:p>9.628</text:p>
          </table:table-cell>
          <table:table-cell office:value-type="float" office:value="0.0000551178" calcext:value-type="float">
            <text:p>0.0000551178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72" calcext:value-type="float">
            <text:p>9.672</text:p>
          </table:table-cell>
          <table:table-cell office:value-type="float" office:value="0.0000649684" calcext:value-type="float">
            <text:p>0.0000649684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36" calcext:value-type="float">
            <text:p>10.736</text:p>
          </table:table-cell>
          <table:table-cell office:value-type="float" office:value="0.0000775922" calcext:value-type="float">
            <text:p>0.0000775922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524" calcext:value-type="float">
            <text:p>10.524</text:p>
          </table:table-cell>
          <table:table-cell office:value-type="float" office:value="0.0000996006" calcext:value-type="float">
            <text:p>0.0000996006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056" calcext:value-type="float">
            <text:p>8.056</text:p>
          </table:table-cell>
          <table:table-cell office:value-type="float" office:value="0.0000384157" calcext:value-type="float">
            <text:p>0.0000384157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91121" calcext:value-type="float">
            <text:p>0.0000391121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52" calcext:value-type="float">
            <text:p>9.652</text:p>
          </table:table-cell>
          <table:table-cell office:value-type="float" office:value="0.0000435489" calcext:value-type="float">
            <text:p>0.0000435489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88" calcext:value-type="float">
            <text:p>9.688</text:p>
          </table:table-cell>
          <table:table-cell office:value-type="float" office:value="0.0000503043" calcext:value-type="float">
            <text:p>0.0000503043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0000587761" calcext:value-type="float">
            <text:p>0.0000587761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492" calcext:value-type="float">
            <text:p>10.492</text:p>
          </table:table-cell>
          <table:table-cell office:value-type="float" office:value="0.0000642547" calcext:value-type="float">
            <text:p>0.0000642547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42672" calcext:value-type="float">
            <text:p>0.0000342672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6" calcext:value-type="float">
            <text:p>9.76</text:p>
          </table:table-cell>
          <table:table-cell office:value-type="float" office:value="0.0000478825" calcext:value-type="float">
            <text:p>0.0000478825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244" calcext:value-type="float">
            <text:p>10.244</text:p>
          </table:table-cell>
          <table:table-cell office:value-type="float" office:value="0.0000646206" calcext:value-type="float">
            <text:p>0.0000646206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72" calcext:value-type="float">
            <text:p>9.672</text:p>
          </table:table-cell>
          <table:table-cell office:value-type="float" office:value="0.0000588161" calcext:value-type="float">
            <text:p>0.0000588161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428" calcext:value-type="float">
            <text:p>10.428</text:p>
          </table:table-cell>
          <table:table-cell office:value-type="float" office:value="0.0000854476" calcext:value-type="float">
            <text:p>0.0000854476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48" calcext:value-type="float">
            <text:p>10.648</text:p>
          </table:table-cell>
          <table:table-cell office:value-type="float" office:value="0.0001178244" calcext:value-type="float">
            <text:p>0.000117824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48" calcext:value-type="float">
            <text:p>9.648</text:p>
          </table:table-cell>
          <table:table-cell office:value-type="float" office:value="0.000041449" calcext:value-type="float">
            <text:p>0.000041449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528" calcext:value-type="float">
            <text:p>10.528</text:p>
          </table:table-cell>
          <table:table-cell office:value-type="float" office:value="0.0000527478" calcext:value-type="float">
            <text:p>0.000052747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492" calcext:value-type="float">
            <text:p>10.492</text:p>
          </table:table-cell>
          <table:table-cell office:value-type="float" office:value="0.0000669495" calcext:value-type="float">
            <text:p>0.0000669495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312" calcext:value-type="float">
            <text:p>10.312</text:p>
          </table:table-cell>
          <table:table-cell office:value-type="float" office:value="0.0000533074" calcext:value-type="float">
            <text:p>0.000053307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84" calcext:value-type="float">
            <text:p>10.684</text:p>
          </table:table-cell>
          <table:table-cell office:value-type="float" office:value="0.0000946034" calcext:value-type="float">
            <text:p>0.0000946034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4" calcext:value-type="float">
            <text:p>10.74</text:p>
          </table:table-cell>
          <table:table-cell office:value-type="float" office:value="0.0001104288" calcext:value-type="float">
            <text:p>0.0001104288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7.432" calcext:value-type="float">
            <text:p>7.432</text:p>
          </table:table-cell>
          <table:table-cell office:value-type="float" office:value="0.0000309301" calcext:value-type="float">
            <text:p>0.0000309301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66012" calcext:value-type="float">
            <text:p>0.0000366012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24" calcext:value-type="float">
            <text:p>9.624</text:p>
          </table:table-cell>
          <table:table-cell office:value-type="float" office:value="0.0000506144" calcext:value-type="float">
            <text:p>0.0000506144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72" calcext:value-type="float">
            <text:p>9.672</text:p>
          </table:table-cell>
          <table:table-cell office:value-type="float" office:value="0.0000610261" calcext:value-type="float">
            <text:p>0.0000610261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28" calcext:value-type="float">
            <text:p>10.728</text:p>
          </table:table-cell>
          <table:table-cell office:value-type="float" office:value="0.0000801027" calcext:value-type="float">
            <text:p>0.0000801027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64" calcext:value-type="float">
            <text:p>10.764</text:p>
          </table:table-cell>
          <table:table-cell office:value-type="float" office:value="0.0000898532" calcext:value-type="float">
            <text:p>0.0000898532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48" calcext:value-type="float">
            <text:p>9.648</text:p>
          </table:table-cell>
          <table:table-cell office:value-type="float" office:value="0.0000327792" calcext:value-type="float">
            <text:p>0.0000327792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524" calcext:value-type="float">
            <text:p>10.524</text:p>
          </table:table-cell>
          <table:table-cell office:value-type="float" office:value="0.0000397448" calcext:value-type="float">
            <text:p>0.0000397448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336" calcext:value-type="float">
            <text:p>10.336</text:p>
          </table:table-cell>
          <table:table-cell office:value-type="float" office:value="0.0000409943" calcext:value-type="float">
            <text:p>0.0000409943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504" calcext:value-type="float">
            <text:p>10.504</text:p>
          </table:table-cell>
          <table:table-cell office:value-type="float" office:value="0.000042368" calcext:value-type="float">
            <text:p>0.000042368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56" calcext:value-type="float">
            <text:p>10.656</text:p>
          </table:table-cell>
          <table:table-cell office:value-type="float" office:value="0.000067903" calcext:value-type="float">
            <text:p>0.000067903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92" calcext:value-type="float">
            <text:p>10.692</text:p>
          </table:table-cell>
          <table:table-cell office:value-type="float" office:value="0.0000552334" calcext:value-type="float">
            <text:p>0.0000552334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7.432" calcext:value-type="float">
            <text:p>7.432</text:p>
          </table:table-cell>
          <table:table-cell office:value-type="float" office:value="0.0000307813" calcext:value-type="float">
            <text:p>0.0000307813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40882" calcext:value-type="float">
            <text:p>0.0000340882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48" calcext:value-type="float">
            <text:p>9.648</text:p>
          </table:table-cell>
          <table:table-cell office:value-type="float" office:value="0.0000394299" calcext:value-type="float">
            <text:p>0.0000394299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88" calcext:value-type="float">
            <text:p>9.688</text:p>
          </table:table-cell>
          <table:table-cell office:value-type="float" office:value="0.0000433928" calcext:value-type="float">
            <text:p>0.0000433928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0000503829" calcext:value-type="float">
            <text:p>0.0000503829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2" calcext:value-type="float">
            <text:p>10.72</text:p>
          </table:table-cell>
          <table:table-cell office:value-type="float" office:value="0.0000643115" calcext:value-type="float">
            <text:p>0.0000643115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06229" calcext:value-type="float">
            <text:p>0.0000306229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8" calcext:value-type="float">
            <text:p>9.78</text:p>
          </table:table-cell>
          <table:table-cell office:value-type="float" office:value="0.0000373087" calcext:value-type="float">
            <text:p>0.0000373087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88" calcext:value-type="float">
            <text:p>9.688</text:p>
          </table:table-cell>
          <table:table-cell office:value-type="float" office:value="0.0000407" calcext:value-type="float">
            <text:p>0.0000407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204" calcext:value-type="float">
            <text:p>10.204</text:p>
          </table:table-cell>
          <table:table-cell office:value-type="float" office:value="0.000046824" calcext:value-type="float">
            <text:p>0.00004682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38" calcext:value-type="float">
            <text:p>10.38</text:p>
          </table:table-cell>
          <table:table-cell office:value-type="float" office:value="0.0000511856" calcext:value-type="float">
            <text:p>0.000051185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12" calcext:value-type="float">
            <text:p>10.612</text:p>
          </table:table-cell>
          <table:table-cell office:value-type="float" office:value="0.0000572877" calcext:value-type="float">
            <text:p>0.0000572877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056" calcext:value-type="float">
            <text:p>8.056</text:p>
          </table:table-cell>
          <table:table-cell office:value-type="float" office:value="0.0000309363" calcext:value-type="float">
            <text:p>0.0000309363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70249" calcext:value-type="float">
            <text:p>0.0000370249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24" calcext:value-type="float">
            <text:p>9.624</text:p>
          </table:table-cell>
          <table:table-cell office:value-type="float" office:value="0.0000520719" calcext:value-type="float">
            <text:p>0.0000520719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72" calcext:value-type="float">
            <text:p>9.672</text:p>
          </table:table-cell>
          <table:table-cell office:value-type="float" office:value="0.000059883" calcext:value-type="float">
            <text:p>0.000059883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36" calcext:value-type="float">
            <text:p>10.736</text:p>
          </table:table-cell>
          <table:table-cell office:value-type="float" office:value="0.0000672125" calcext:value-type="float">
            <text:p>0.0000672125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52" calcext:value-type="float">
            <text:p>10.52</text:p>
          </table:table-cell>
          <table:table-cell office:value-type="float" office:value="0.0000920853" calcext:value-type="float">
            <text:p>0.0000920853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056" calcext:value-type="float">
            <text:p>8.056</text:p>
          </table:table-cell>
          <table:table-cell office:value-type="float" office:value="0.0000313994" calcext:value-type="float">
            <text:p>0.0000313994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88" calcext:value-type="float">
            <text:p>9.388</text:p>
          </table:table-cell>
          <table:table-cell office:value-type="float" office:value="0.0000342655" calcext:value-type="float">
            <text:p>0.0000342655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48" calcext:value-type="float">
            <text:p>9.648</text:p>
          </table:table-cell>
          <table:table-cell office:value-type="float" office:value="0.0000397293" calcext:value-type="float">
            <text:p>0.0000397293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88" calcext:value-type="float">
            <text:p>9.688</text:p>
          </table:table-cell>
          <table:table-cell office:value-type="float" office:value="0.0000512711" calcext:value-type="float">
            <text:p>0.0000512711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0000506476" calcext:value-type="float">
            <text:p>0.0000506476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488" calcext:value-type="float">
            <text:p>10.488</text:p>
          </table:table-cell>
          <table:table-cell office:value-type="float" office:value="0.0000619953" calcext:value-type="float">
            <text:p>0.0000619953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272" calcext:value-type="float">
            <text:p>25.272</text:p>
          </table:table-cell>
          <table:table-cell office:value-type="float" office:value="0.0004074153" calcext:value-type="float">
            <text:p>0.0004074153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432" calcext:value-type="float">
            <text:p>25.432</text:p>
          </table:table-cell>
          <table:table-cell office:value-type="float" office:value="0.0005621472" calcext:value-type="float">
            <text:p>0.0005621472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36" calcext:value-type="float">
            <text:p>25.36</text:p>
          </table:table-cell>
          <table:table-cell office:value-type="float" office:value="0.0003296191" calcext:value-type="float">
            <text:p>0.0003296191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408" calcext:value-type="float">
            <text:p>25.408</text:p>
          </table:table-cell>
          <table:table-cell office:value-type="float" office:value="0.0004507151" calcext:value-type="float">
            <text:p>0.0004507151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256" calcext:value-type="float">
            <text:p>25.256</text:p>
          </table:table-cell>
          <table:table-cell office:value-type="float" office:value="0.0004002737" calcext:value-type="float">
            <text:p>0.0004002737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448" calcext:value-type="float">
            <text:p>25.448</text:p>
          </table:table-cell>
          <table:table-cell office:value-type="float" office:value="0.0005931328" calcext:value-type="float">
            <text:p>0.0005931328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392" calcext:value-type="float">
            <text:p>25.392</text:p>
          </table:table-cell>
          <table:table-cell office:value-type="float" office:value="0.0014810899" calcext:value-type="float">
            <text:p>0.0014810899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536" calcext:value-type="float">
            <text:p>25.536</text:p>
          </table:table-cell>
          <table:table-cell office:value-type="float" office:value="0.004168933" calcext:value-type="float">
            <text:p>0.004168933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376" calcext:value-type="float">
            <text:p>25.376</text:p>
          </table:table-cell>
          <table:table-cell office:value-type="float" office:value="0.001502357" calcext:value-type="float">
            <text:p>0.001502357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432" calcext:value-type="float">
            <text:p>25.432</text:p>
          </table:table-cell>
          <table:table-cell office:value-type="float" office:value="0.0032188137" calcext:value-type="float">
            <text:p>0.0032188137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288" calcext:value-type="float">
            <text:p>25.288</text:p>
          </table:table-cell>
          <table:table-cell office:value-type="float" office:value="0.0014441796" calcext:value-type="float">
            <text:p>0.0014441796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56" calcext:value-type="float">
            <text:p>25.56</text:p>
          </table:table-cell>
          <table:table-cell office:value-type="float" office:value="0.0036550455" calcext:value-type="float">
            <text:p>0.0036550455</text:p>
          </table:table-cell>
        </table:table-row>
        <table:table-row table:style-name="ro1">
          <table:table-cell office:value-type="string" calcext:value-type="string">
            <text:p>math_no_diff_int_sep_div_plus_KBC_max_rules_10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264" calcext:value-type="float">
            <text:p>25.264</text:p>
          </table:table-cell>
          <table:table-cell office:value-type="float" office:value="0.0004436761" calcext:value-type="float">
            <text:p>0.0004436761</text:p>
          </table:table-cell>
        </table:table-row>
        <table:table-row table:style-name="ro1">
          <table:table-cell office:value-type="string" calcext:value-type="string">
            <text:p>math_no_diff_int_sep_div_plus_KBC_max_rules_10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328" calcext:value-type="float">
            <text:p>25.328</text:p>
          </table:table-cell>
          <table:table-cell office:value-type="float" office:value="0.0014982095" calcext:value-type="float">
            <text:p>0.0014982095</text:p>
          </table:table-cell>
        </table:table-row>
        <table:table-row table:style-name="ro1">
          <table:table-cell office:value-type="string" calcext:value-type="string">
            <text:p>math_no_diff_int_sep_div_plus_KBC_max_rules_10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256" calcext:value-type="float">
            <text:p>25.256</text:p>
          </table:table-cell>
          <table:table-cell office:value-type="float" office:value="0.0004420204" calcext:value-type="float">
            <text:p>0.0004420204</text:p>
          </table:table-cell>
        </table:table-row>
        <table:table-row table:style-name="ro1">
          <table:table-cell office:value-type="string" calcext:value-type="string">
            <text:p>math_no_diff_int_sep_div_plus_KBC_max_rules_10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28" calcext:value-type="float">
            <text:p>25.28</text:p>
          </table:table-cell>
          <table:table-cell office:value-type="float" office:value="0.0014242064" calcext:value-type="float">
            <text:p>0.0014242064</text:p>
          </table:table-cell>
        </table:table-row>
        <table:table-row table:style-name="ro1">
          <table:table-cell office:value-type="string" calcext:value-type="string">
            <text:p>math_no_diff_int_sep_div_plus_KBC_max_rules_25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44" calcext:value-type="float">
            <text:p>25.44</text:p>
          </table:table-cell>
          <table:table-cell office:value-type="float" office:value="0.0006077692" calcext:value-type="float">
            <text:p>0.0006077692</text:p>
          </table:table-cell>
        </table:table-row>
        <table:table-row table:style-name="ro1">
          <table:table-cell office:value-type="string" calcext:value-type="string">
            <text:p>math_no_diff_int_sep_div_plus_KBC_max_rules_25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568" calcext:value-type="float">
            <text:p>25.568</text:p>
          </table:table-cell>
          <table:table-cell office:value-type="float" office:value="0.0037354712" calcext:value-type="float">
            <text:p>0.0037354712</text:p>
          </table:table-cell>
        </table:table-row>
        <table:table-row table:style-name="ro1">
          <table:table-cell office:value-type="string" calcext:value-type="string">
            <text:p>math_no_diff_int_sep_div_plus_KBC_max_rules_25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408" calcext:value-type="float">
            <text:p>25.408</text:p>
          </table:table-cell>
          <table:table-cell office:value-type="float" office:value="0.0005807726" calcext:value-type="float">
            <text:p>0.0005807726</text:p>
          </table:table-cell>
        </table:table-row>
        <table:table-row table:style-name="ro1">
          <table:table-cell office:value-type="string" calcext:value-type="string">
            <text:p>math_no_diff_int_sep_div_plus_KBC_max_rules_25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552" calcext:value-type="float">
            <text:p>25.552</text:p>
          </table:table-cell>
          <table:table-cell office:value-type="float" office:value="0.0036842567" calcext:value-type="float">
            <text:p>0.0036842567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7.472" calcext:value-type="float">
            <text:p>17.472</text:p>
          </table:table-cell>
          <table:table-cell office:value-type="float" office:value="0.0000803713" calcext:value-type="float">
            <text:p>0.0000803713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7.472" calcext:value-type="float">
            <text:p>17.472</text:p>
          </table:table-cell>
          <table:table-cell office:value-type="float" office:value="0.0000723176" calcext:value-type="float">
            <text:p>0.000072317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28" calcext:value-type="float">
            <text:p>22.328</text:p>
          </table:table-cell>
          <table:table-cell office:value-type="float" office:value="0.0001452286" calcext:value-type="float">
            <text:p>0.0001452286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44" calcext:value-type="float">
            <text:p>22.944</text:p>
          </table:table-cell>
          <table:table-cell office:value-type="float" office:value="0.0002523498" calcext:value-type="float">
            <text:p>0.0002523498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08" calcext:value-type="float">
            <text:p>22.808</text:p>
          </table:table-cell>
          <table:table-cell office:value-type="float" office:value="0.0001839663" calcext:value-type="float">
            <text:p>0.0001839663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864" calcext:value-type="float">
            <text:p>23.864</text:p>
          </table:table-cell>
          <table:table-cell office:value-type="float" office:value="0.0002613232" calcext:value-type="float">
            <text:p>0.0002613232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736" calcext:value-type="float">
            <text:p>24.736</text:p>
          </table:table-cell>
          <table:table-cell office:value-type="float" office:value="0.0004698588" calcext:value-type="float">
            <text:p>0.0004698588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568" calcext:value-type="float">
            <text:p>24.568</text:p>
          </table:table-cell>
          <table:table-cell office:value-type="float" office:value="0.0003429887" calcext:value-type="float">
            <text:p>0.0003429887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36" calcext:value-type="float">
            <text:p>18.936</text:p>
          </table:table-cell>
          <table:table-cell office:value-type="float" office:value="0.0001452212" calcext:value-type="float">
            <text:p>0.0001452212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04" calcext:value-type="float">
            <text:p>22.304</text:p>
          </table:table-cell>
          <table:table-cell office:value-type="float" office:value="0.0001604641" calcext:value-type="float">
            <text:p>0.0001604641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36" calcext:value-type="float">
            <text:p>22.736</text:p>
          </table:table-cell>
          <table:table-cell office:value-type="float" office:value="0.0002130137" calcext:value-type="float">
            <text:p>0.0002130137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6" calcext:value-type="float">
            <text:p>22.96</text:p>
          </table:table-cell>
          <table:table-cell office:value-type="float" office:value="0.0002631629" calcext:value-type="float">
            <text:p>0.0002631629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76" calcext:value-type="float">
            <text:p>24.76</text:p>
          </table:table-cell>
          <table:table-cell office:value-type="float" office:value="0.000314696" calcext:value-type="float">
            <text:p>0.00031469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648" calcext:value-type="float">
            <text:p>24.648</text:p>
          </table:table-cell>
          <table:table-cell office:value-type="float" office:value="0.0003682797" calcext:value-type="float">
            <text:p>0.0003682797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04" calcext:value-type="float">
            <text:p>22.704</text:p>
          </table:table-cell>
          <table:table-cell office:value-type="float" office:value="0.0001703971" calcext:value-type="float">
            <text:p>0.0001703971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24" calcext:value-type="float">
            <text:p>24.24</text:p>
          </table:table-cell>
          <table:table-cell office:value-type="float" office:value="0.0002251861" calcext:value-type="float">
            <text:p>0.0002251861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36" calcext:value-type="float">
            <text:p>24.36</text:p>
          </table:table-cell>
          <table:table-cell office:value-type="float" office:value="0.0002281585" calcext:value-type="float">
            <text:p>0.0002281585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0002808066" calcext:value-type="float">
            <text:p>0.0002808066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84" calcext:value-type="float">
            <text:p>24.84</text:p>
          </table:table-cell>
          <table:table-cell office:value-type="float" office:value="0.0003726163" calcext:value-type="float">
            <text:p>0.0003726163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016" calcext:value-type="float">
            <text:p>25.016</text:p>
          </table:table-cell>
          <table:table-cell office:value-type="float" office:value="0.0004530182" calcext:value-type="float">
            <text:p>0.0004530182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688" calcext:value-type="float">
            <text:p>22.688</text:p>
          </table:table-cell>
          <table:table-cell office:value-type="float" office:value="0.0001408896" calcext:value-type="float">
            <text:p>0.0001408896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264" calcext:value-type="float">
            <text:p>24.264</text:p>
          </table:table-cell>
          <table:table-cell office:value-type="float" office:value="0.0001897588" calcext:value-type="float">
            <text:p>0.0001897588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44" calcext:value-type="float">
            <text:p>24.44</text:p>
          </table:table-cell>
          <table:table-cell office:value-type="float" office:value="0.0001885207" calcext:value-type="float">
            <text:p>0.0001885207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496" calcext:value-type="float">
            <text:p>24.496</text:p>
          </table:table-cell>
          <table:table-cell office:value-type="float" office:value="0.0001971039" calcext:value-type="float">
            <text:p>0.0001971039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88" calcext:value-type="float">
            <text:p>24.88</text:p>
          </table:table-cell>
          <table:table-cell office:value-type="float" office:value="0.0002118277" calcext:value-type="float">
            <text:p>0.0002118277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096" calcext:value-type="float">
            <text:p>25.096</text:p>
          </table:table-cell>
          <table:table-cell office:value-type="float" office:value="0.0002419607" calcext:value-type="float">
            <text:p>0.0002419607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36" calcext:value-type="float">
            <text:p>18.936</text:p>
          </table:table-cell>
          <table:table-cell office:value-type="float" office:value="0.0001421112" calcext:value-type="float">
            <text:p>0.0001421112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04" calcext:value-type="float">
            <text:p>22.304</text:p>
          </table:table-cell>
          <table:table-cell office:value-type="float" office:value="0.0001545673" calcext:value-type="float">
            <text:p>0.0001545673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2" calcext:value-type="float">
            <text:p>22.72</text:p>
          </table:table-cell>
          <table:table-cell office:value-type="float" office:value="0.0001773541" calcext:value-type="float">
            <text:p>0.0001773541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84" calcext:value-type="float">
            <text:p>22.984</text:p>
          </table:table-cell>
          <table:table-cell office:value-type="float" office:value="0.0002002437" calcext:value-type="float">
            <text:p>0.0002002437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696" calcext:value-type="float">
            <text:p>24.696</text:p>
          </table:table-cell>
          <table:table-cell office:value-type="float" office:value="0.0002361696" calcext:value-type="float">
            <text:p>0.000236169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68" calcext:value-type="float">
            <text:p>24.68</text:p>
          </table:table-cell>
          <table:table-cell office:value-type="float" office:value="0.0002512234" calcext:value-type="float">
            <text:p>0.0002512234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296" calcext:value-type="float">
            <text:p>22.296</text:p>
          </table:table-cell>
          <table:table-cell office:value-type="float" office:value="0.0001347098" calcext:value-type="float">
            <text:p>0.0001347098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84" calcext:value-type="float">
            <text:p>22.784</text:p>
          </table:table-cell>
          <table:table-cell office:value-type="float" office:value="0.000150934" calcext:value-type="float">
            <text:p>0.000150934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68" calcext:value-type="float">
            <text:p>22.968</text:p>
          </table:table-cell>
          <table:table-cell office:value-type="float" office:value="0.0001859261" calcext:value-type="float">
            <text:p>0.0001859261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816" calcext:value-type="float">
            <text:p>23.816</text:p>
          </table:table-cell>
          <table:table-cell office:value-type="float" office:value="0.0002035712" calcext:value-type="float">
            <text:p>0.0002035712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536" calcext:value-type="float">
            <text:p>24.536</text:p>
          </table:table-cell>
          <table:table-cell office:value-type="float" office:value="0.0002226934" calcext:value-type="float">
            <text:p>0.0002226934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832" calcext:value-type="float">
            <text:p>24.832</text:p>
          </table:table-cell>
          <table:table-cell office:value-type="float" office:value="0.0002442998" calcext:value-type="float">
            <text:p>0.0002442998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272" calcext:value-type="float">
            <text:p>20.272</text:p>
          </table:table-cell>
          <table:table-cell office:value-type="float" office:value="0.0001479953" calcext:value-type="float">
            <text:p>0.0001479953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04" calcext:value-type="float">
            <text:p>22.304</text:p>
          </table:table-cell>
          <table:table-cell office:value-type="float" office:value="0.0001606938" calcext:value-type="float">
            <text:p>0.0001606938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44" calcext:value-type="float">
            <text:p>22.744</text:p>
          </table:table-cell>
          <table:table-cell office:value-type="float" office:value="0.0002100123" calcext:value-type="float">
            <text:p>0.0002100123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6" calcext:value-type="float">
            <text:p>22.96</text:p>
          </table:table-cell>
          <table:table-cell office:value-type="float" office:value="0.0002547347" calcext:value-type="float">
            <text:p>0.0002547347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768" calcext:value-type="float">
            <text:p>24.768</text:p>
          </table:table-cell>
          <table:table-cell office:value-type="float" office:value="0.0002964529" calcext:value-type="float">
            <text:p>0.0002964529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608" calcext:value-type="float">
            <text:p>24.608</text:p>
          </table:table-cell>
          <table:table-cell office:value-type="float" office:value="0.0003796882" calcext:value-type="float">
            <text:p>0.0003796882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272" calcext:value-type="float">
            <text:p>20.272</text:p>
          </table:table-cell>
          <table:table-cell office:value-type="float" office:value="0.0001458977" calcext:value-type="float">
            <text:p>0.0001458977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296" calcext:value-type="float">
            <text:p>22.296</text:p>
          </table:table-cell>
          <table:table-cell office:value-type="float" office:value="0.0001520737" calcext:value-type="float">
            <text:p>0.0001520737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12" calcext:value-type="float">
            <text:p>22.712</text:p>
          </table:table-cell>
          <table:table-cell office:value-type="float" office:value="0.000174005" calcext:value-type="float">
            <text:p>0.000174005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84" calcext:value-type="float">
            <text:p>22.984</text:p>
          </table:table-cell>
          <table:table-cell office:value-type="float" office:value="0.0002030864" calcext:value-type="float">
            <text:p>0.0002030864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696" calcext:value-type="float">
            <text:p>24.696</text:p>
          </table:table-cell>
          <table:table-cell office:value-type="float" office:value="0.0002453091" calcext:value-type="float">
            <text:p>0.0002453091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584" calcext:value-type="float">
            <text:p>24.584</text:p>
          </table:table-cell>
          <table:table-cell office:value-type="float" office:value="0.0002708914" calcext:value-type="float">
            <text:p>0.0002708914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36" calcext:value-type="float">
            <text:p>22.336</text:p>
          </table:table-cell>
          <table:table-cell office:value-type="float" office:value="0.0001336181" calcext:value-type="float">
            <text:p>0.0001336181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16" calcext:value-type="float">
            <text:p>22.816</text:p>
          </table:table-cell>
          <table:table-cell office:value-type="float" office:value="0.0001718534" calcext:value-type="float">
            <text:p>0.0001718534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832" calcext:value-type="float">
            <text:p>23.832</text:p>
          </table:table-cell>
          <table:table-cell office:value-type="float" office:value="0.0002564775" calcext:value-type="float">
            <text:p>0.0002564775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28" calcext:value-type="float">
            <text:p>22.928</text:p>
          </table:table-cell>
          <table:table-cell office:value-type="float" office:value="0.0002240025" calcext:value-type="float">
            <text:p>0.0002240025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552" calcext:value-type="float">
            <text:p>24.552</text:p>
          </table:table-cell>
          <table:table-cell office:value-type="float" office:value="0.0003239914" calcext:value-type="float">
            <text:p>0.0003239914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712" calcext:value-type="float">
            <text:p>24.712</text:p>
          </table:table-cell>
          <table:table-cell office:value-type="float" office:value="0.0004605822" calcext:value-type="float">
            <text:p>0.0004605822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12" calcext:value-type="float">
            <text:p>22.712</text:p>
          </table:table-cell>
          <table:table-cell office:value-type="float" office:value="0.0001561163" calcext:value-type="float">
            <text:p>0.0001561163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24" calcext:value-type="float">
            <text:p>24.24</text:p>
          </table:table-cell>
          <table:table-cell office:value-type="float" office:value="0.000225769" calcext:value-type="float">
            <text:p>0.000225769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0002631806" calcext:value-type="float">
            <text:p>0.0002631806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36" calcext:value-type="float">
            <text:p>24.36</text:p>
          </table:table-cell>
          <table:table-cell office:value-type="float" office:value="0.0002233919" calcext:value-type="float">
            <text:p>0.0002233919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84" calcext:value-type="float">
            <text:p>24.84</text:p>
          </table:table-cell>
          <table:table-cell office:value-type="float" office:value="0.000354726" calcext:value-type="float">
            <text:p>0.00035472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" calcext:value-type="float">
            <text:p>25</text:p>
          </table:table-cell>
          <table:table-cell office:value-type="float" office:value="0.0004272267" calcext:value-type="float">
            <text:p>0.0004272267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44" calcext:value-type="float">
            <text:p>18.944</text:p>
          </table:table-cell>
          <table:table-cell office:value-type="float" office:value="0.0001229042" calcext:value-type="float">
            <text:p>0.0001229042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12" calcext:value-type="float">
            <text:p>22.312</text:p>
          </table:table-cell>
          <table:table-cell office:value-type="float" office:value="0.0001411878" calcext:value-type="float">
            <text:p>0.0001411878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44" calcext:value-type="float">
            <text:p>22.744</text:p>
          </table:table-cell>
          <table:table-cell office:value-type="float" office:value="0.0001946074" calcext:value-type="float">
            <text:p>0.0001946074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44" calcext:value-type="float">
            <text:p>22.944</text:p>
          </table:table-cell>
          <table:table-cell office:value-type="float" office:value="0.0002331149" calcext:value-type="float">
            <text:p>0.0002331149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744" calcext:value-type="float">
            <text:p>24.744</text:p>
          </table:table-cell>
          <table:table-cell office:value-type="float" office:value="0.0002972952" calcext:value-type="float">
            <text:p>0.0002972952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648" calcext:value-type="float">
            <text:p>24.648</text:p>
          </table:table-cell>
          <table:table-cell office:value-type="float" office:value="0.0003428366" calcext:value-type="float">
            <text:p>0.0003428366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696" calcext:value-type="float">
            <text:p>22.696</text:p>
          </table:table-cell>
          <table:table-cell office:value-type="float" office:value="0.0001327765" calcext:value-type="float">
            <text:p>0.0001327765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264" calcext:value-type="float">
            <text:p>24.264</text:p>
          </table:table-cell>
          <table:table-cell office:value-type="float" office:value="0.0001706541" calcext:value-type="float">
            <text:p>0.0001706541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44" calcext:value-type="float">
            <text:p>24.44</text:p>
          </table:table-cell>
          <table:table-cell office:value-type="float" office:value="0.0001736279" calcext:value-type="float">
            <text:p>0.0001736279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496" calcext:value-type="float">
            <text:p>24.496</text:p>
          </table:table-cell>
          <table:table-cell office:value-type="float" office:value="0.0001809781" calcext:value-type="float">
            <text:p>0.0001809781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88" calcext:value-type="float">
            <text:p>24.88</text:p>
          </table:table-cell>
          <table:table-cell office:value-type="float" office:value="0.0002000993" calcext:value-type="float">
            <text:p>0.0002000993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5.104" calcext:value-type="float">
            <text:p>25.104</text:p>
          </table:table-cell>
          <table:table-cell office:value-type="float" office:value="0.0002320785" calcext:value-type="float">
            <text:p>0.0002320785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44" calcext:value-type="float">
            <text:p>18.944</text:p>
          </table:table-cell>
          <table:table-cell office:value-type="float" office:value="0.0001179569" calcext:value-type="float">
            <text:p>0.0001179569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04" calcext:value-type="float">
            <text:p>22.304</text:p>
          </table:table-cell>
          <table:table-cell office:value-type="float" office:value="0.0001321243" calcext:value-type="float">
            <text:p>0.0001321243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2" calcext:value-type="float">
            <text:p>22.72</text:p>
          </table:table-cell>
          <table:table-cell office:value-type="float" office:value="0.0001549067" calcext:value-type="float">
            <text:p>0.0001549067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6" calcext:value-type="float">
            <text:p>22.96</text:p>
          </table:table-cell>
          <table:table-cell office:value-type="float" office:value="0.0001843802" calcext:value-type="float">
            <text:p>0.0001843802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672" calcext:value-type="float">
            <text:p>24.672</text:p>
          </table:table-cell>
          <table:table-cell office:value-type="float" office:value="0.0002076232" calcext:value-type="float">
            <text:p>0.0002076232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68" calcext:value-type="float">
            <text:p>24.68</text:p>
          </table:table-cell>
          <table:table-cell office:value-type="float" office:value="0.0002295797" calcext:value-type="float">
            <text:p>0.0002295797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04" calcext:value-type="float">
            <text:p>22.304</text:p>
          </table:table-cell>
          <table:table-cell office:value-type="float" office:value="0.0001308643" calcext:value-type="float">
            <text:p>0.0001308643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92" calcext:value-type="float">
            <text:p>22.792</text:p>
          </table:table-cell>
          <table:table-cell office:value-type="float" office:value="0.0001429611" calcext:value-type="float">
            <text:p>0.0001429611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44" calcext:value-type="float">
            <text:p>22.944</text:p>
          </table:table-cell>
          <table:table-cell office:value-type="float" office:value="0.0001761541" calcext:value-type="float">
            <text:p>0.0001761541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776" calcext:value-type="float">
            <text:p>23.776</text:p>
          </table:table-cell>
          <table:table-cell office:value-type="float" office:value="0.0001897505" calcext:value-type="float">
            <text:p>0.0001897505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52" calcext:value-type="float">
            <text:p>24.52</text:p>
          </table:table-cell>
          <table:table-cell office:value-type="float" office:value="0.0002110322" calcext:value-type="float">
            <text:p>0.0002110322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808" calcext:value-type="float">
            <text:p>24.808</text:p>
          </table:table-cell>
          <table:table-cell office:value-type="float" office:value="0.000229733" calcext:value-type="float">
            <text:p>0.000229733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28" calcext:value-type="float">
            <text:p>20.28</text:p>
          </table:table-cell>
          <table:table-cell office:value-type="float" office:value="0.000123646" calcext:value-type="float">
            <text:p>0.000123646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12" calcext:value-type="float">
            <text:p>22.312</text:p>
          </table:table-cell>
          <table:table-cell office:value-type="float" office:value="0.0001421127" calcext:value-type="float">
            <text:p>0.0001421127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52" calcext:value-type="float">
            <text:p>22.752</text:p>
          </table:table-cell>
          <table:table-cell office:value-type="float" office:value="0.0001862845" calcext:value-type="float">
            <text:p>0.0001862845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44" calcext:value-type="float">
            <text:p>22.944</text:p>
          </table:table-cell>
          <table:table-cell office:value-type="float" office:value="0.0002366358" calcext:value-type="float">
            <text:p>0.0002366358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752" calcext:value-type="float">
            <text:p>24.752</text:p>
          </table:table-cell>
          <table:table-cell office:value-type="float" office:value="0.000277227" calcext:value-type="float">
            <text:p>0.000277227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592" calcext:value-type="float">
            <text:p>24.592</text:p>
          </table:table-cell>
          <table:table-cell office:value-type="float" office:value="0.0003499845" calcext:value-type="float">
            <text:p>0.0003499845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28" calcext:value-type="float">
            <text:p>20.28</text:p>
          </table:table-cell>
          <table:table-cell office:value-type="float" office:value="0.0001256309" calcext:value-type="float">
            <text:p>0.0001256309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04" calcext:value-type="float">
            <text:p>22.304</text:p>
          </table:table-cell>
          <table:table-cell office:value-type="float" office:value="0.0001373512" calcext:value-type="float">
            <text:p>0.0001373512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2" calcext:value-type="float">
            <text:p>22.72</text:p>
          </table:table-cell>
          <table:table-cell office:value-type="float" office:value="0.0001548824" calcext:value-type="float">
            <text:p>0.0001548824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6" calcext:value-type="float">
            <text:p>22.96</text:p>
          </table:table-cell>
          <table:table-cell office:value-type="float" office:value="0.0001811496" calcext:value-type="float">
            <text:p>0.0001811496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672" calcext:value-type="float">
            <text:p>24.672</text:p>
          </table:table-cell>
          <table:table-cell office:value-type="float" office:value="0.0002092756" calcext:value-type="float">
            <text:p>0.0002092756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4.568" calcext:value-type="float">
            <text:p>24.568</text:p>
          </table:table-cell>
          <table:table-cell office:value-type="float" office:value="0.0002284268" calcext:value-type="float">
            <text:p>0.0002284268</text:p>
          </table:table-cell>
        </table:table-row>
      </table:table>
      <table:table table:name="final_greedy_by_num" table:style-name="ta1">
        <table:table-column table:style-name="co6" table:default-cell-style-name="ce42"/>
        <table:table-column table:style-name="co2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row table:style-name="ro1">
          <table:table-cell table:style-name="ce41" office:value-type="string" calcext:value-type="string">
            <text:p>greedy_no_div_no_pow_KBC</text:p>
          </table:table-cell>
          <table:table-cell table:style-name="ce44" office:value-type="string" calcext:value-type="string">
            <text:p>no_div_no_pow_random_terms_huge</text:p>
          </table:table-cell>
          <table:table-cell table:style-name="ce45" office:value-type="float" office:value="22.712" calcext:value-type="float">
            <text:p>22.712</text:p>
          </table:table-cell>
          <table:table-cell table:style-name="ce45" office:value-type="float" office:value="24.24" calcext:value-type="float">
            <text:p>24.24</text:p>
          </table:table-cell>
          <table:table-cell table:style-name="ce45" office:value-type="float" office:value="24.36" calcext:value-type="float">
            <text:p>24.36</text:p>
          </table:table-cell>
          <table:table-cell table:style-name="ce45" office:value-type="float" office:value="24.448" calcext:value-type="float">
            <text:p>24.448</text:p>
          </table:table-cell>
          <table:table-cell table:style-name="ce45" office:value-type="float" office:value="24.84" calcext:value-type="float">
            <text:p>24.8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5.376" calcext:value-type="float">
            <text:p>25.376</text:p>
          </table:table-cell>
          <table:table-cell table:style-name="ce45" office:value-type="float" office:value="25.432" calcext:value-type="float">
            <text:p>25.432</text:p>
          </table:table-cell>
        </table:table-row>
        <table:table-row table:style-name="ro1">
          <table:table-cell office:value-type="string" calcext:value-type="string">
            <text:p>greedy_no_div_no_pow_KBC_no_unorderable</text:p>
          </table:table-cell>
          <table:table-cell table:style-name="ce45" office:value-type="string" calcext:value-type="string">
            <text:p>no_div_no_pow_random_terms_huge</text:p>
          </table:table-cell>
          <table:table-cell table:style-name="ce45" office:value-type="float" office:value="22.696" calcext:value-type="float">
            <text:p>22.696</text:p>
          </table:table-cell>
          <table:table-cell table:style-name="ce45" office:value-type="float" office:value="24.264" calcext:value-type="float">
            <text:p>24.264</text:p>
          </table:table-cell>
          <table:table-cell table:style-name="ce47" office:value-type="float" office:value="24.44" calcext:value-type="float">
            <text:p>24.44</text:p>
          </table:table-cell>
          <table:table-cell table:style-name="ce45" office:value-type="float" office:value="24.496" calcext:value-type="float">
            <text:p>24.496</text:p>
          </table:table-cell>
          <table:table-cell table:style-name="ce45" office:value-type="float" office:value="24.88" calcext:value-type="float">
            <text:p>24.88</text:p>
          </table:table-cell>
          <table:table-cell table:style-name="ce45" office:value-type="float" office:value="25.104" calcext:value-type="float">
            <text:p>25.104</text:p>
          </table:table-cell>
          <table:table-cell table:style-name="ce45" office:value-type="float" office:value="25.36" calcext:value-type="float">
            <text:p>25.36</text:p>
          </table:table-cell>
          <table:table-cell table:style-name="ce45" office:value-type="float" office:value="25.408" calcext:value-type="float">
            <text:p>25.408</text:p>
          </table:table-cell>
        </table:table-row>
        <table:table-row table:style-name="ro1">
          <table:table-cell office:value-type="string" calcext:value-type="string">
            <text:p>greedy_no_div_no_pow</text:p>
          </table:table-cell>
          <table:table-cell table:style-name="ce45" office:value-type="string" calcext:value-type="string">
            <text:p>no_div_no_pow_random_terms_huge</text:p>
          </table:table-cell>
          <table:table-cell table:number-columns-repeated="8" table:style-name="ce45" office:value-type="float" office:value="17.472" calcext:value-type="float">
            <text:p>17.472</text:p>
          </table:table-cell>
        </table:table-row>
        <table:table-row table:style-name="ro1">
          <table:table-cell table:style-name="ce41" office:value-type="string" calcext:value-type="string">
            <text:p>greedy_KBC</text:p>
          </table:table-cell>
          <table:table-cell table:style-name="ce44" office:value-type="string" calcext:value-type="string">
            <text:p>random_terms_huge</text:p>
          </table:table-cell>
          <table:table-cell table:style-name="ce45" office:value-type="float" office:value="17.136" calcext:value-type="float">
            <text:p>17.136</text:p>
          </table:table-cell>
          <table:table-cell table:style-name="ce45" office:value-type="float" office:value="17.304" calcext:value-type="float">
            <text:p>17.304</text:p>
          </table:table-cell>
          <table:table-cell table:style-name="ce45" office:value-type="float" office:value="17.272" calcext:value-type="float">
            <text:p>17.272</text:p>
          </table:table-cell>
          <table:table-cell table:style-name="ce46" office:value-type="float" office:value="17.496" calcext:value-type="float">
            <text:p>17.496</text:p>
          </table:table-cell>
          <table:table-cell table:style-name="ce45" office:value-type="float" office:value="17.752" calcext:value-type="float">
            <text:p>17.752</text:p>
          </table:table-cell>
          <table:table-cell table:style-name="ce45" office:value-type="float" office:value="17.768" calcext:value-type="float">
            <text:p>17.768</text:p>
          </table:table-cell>
          <table:table-cell table:style-name="ce45" office:value-type="float" office:value="17.816" calcext:value-type="float">
            <text:p>17.816</text:p>
          </table:table-cell>
          <table:table-cell table:style-name="ce45" office:value-type="float" office:value="17.808" calcext:value-type="float">
            <text:p>17.808</text:p>
          </table:table-cell>
        </table:table-row>
        <table:table-row table:style-name="ro1">
          <table:table-cell office:value-type="string" calcext:value-type="string">
            <text:p>greedy_KBC_no_unorderable</text:p>
          </table:table-cell>
          <table:table-cell table:style-name="ce44" office:value-type="string" calcext:value-type="string">
            <text:p>random_terms_huge</text:p>
          </table:table-cell>
          <table:table-cell table:style-name="ce45" office:value-type="float" office:value="17.136" calcext:value-type="float">
            <text:p>17.136</text:p>
          </table:table-cell>
          <table:table-cell table:style-name="ce45" office:value-type="float" office:value="17.304" calcext:value-type="float">
            <text:p>17.304</text:p>
          </table:table-cell>
          <table:table-cell table:style-name="ce47" office:value-type="float" office:value="17.272" calcext:value-type="float">
            <text:p>17.272</text:p>
          </table:table-cell>
          <table:table-cell table:number-columns-repeated="2" table:style-name="ce45" office:value-type="float" office:value="17.456" calcext:value-type="float">
            <text:p>17.456</text:p>
          </table:table-cell>
          <table:table-cell table:style-name="ce45" office:value-type="float" office:value="17.72" calcext:value-type="float">
            <text:p>17.72</text:p>
          </table:table-cell>
          <table:table-cell table:style-name="ce45" office:value-type="float" office:value="17.784" calcext:value-type="float">
            <text:p>17.784</text:p>
          </table:table-cell>
          <table:table-cell table:style-name="ce45" office:value-type="float" office:value="17.816" calcext:value-type="float">
            <text:p>17.816</text:p>
          </table:table-cell>
        </table:table-row>
        <table:table-row table:style-name="ro1">
          <table:table-cell office:value-type="string" calcext:value-type="string">
            <text:p>greedy_base</text:p>
          </table:table-cell>
          <table:table-cell table:style-name="ce44" office:value-type="string" calcext:value-type="string">
            <text:p>random_terms_huge</text:p>
          </table:table-cell>
          <table:table-cell table:number-columns-repeated="8" table:style-name="ce46" office:value-type="float" office:value="14.472" calcext:value-type="float">
            <text:p>14.472</text:p>
          </table:table-cell>
        </table:table-row>
        <table:table-row table:style-name="ro1"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5"/>
          <table:table-cell table:number-columns-repeated="8"/>
        </table:table-row>
        <table:table-row table:style-name="ro1">
          <table:table-cell table:style-name="ce41"/>
          <table:table-cell table:style-name="ce46"/>
          <table:table-cell table:number-columns-repeated="8"/>
        </table:table-row>
        <table:table-row table:style-name="ro1">
          <table:table-cell/>
          <table:table-cell table:style-name="ce45"/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41"/>
          <table:table-cell table:style-name="ce46"/>
          <table:table-cell table:number-columns-repeated="8"/>
        </table:table-row>
        <table:table-row table:style-name="ro1">
          <table:table-cell table:style-name="ce41"/>
          <table:table-cell table:number-columns-repeated="9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/>
          <table:table-cell table:style-name="ce45"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3"/>
          <table:table-cell table:number-columns-repeated="9"/>
        </table:table-row>
      </table:table>
      <table:table table:name="Pivot Table_results_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ce40"/>
        <table:table-row table:style-name="ro1">
          <table:table-cell table:style-name="ce8"/>
          <table:table-cell table:style-name="ce13"/>
          <table:table-cell table:style-name="ce16" office:value-type="string" calcext:value-type="string">
            <text:p>Data</text:p>
          </table:table-cell>
          <table:table-cell table:style-name="ce19"/>
        </table:table-row>
        <table:table-row table:style-name="ro1">
          <table:table-cell table:style-name="ce9" office:value-type="string" calcext:value-type="string">
            <text:p>testSet</text:p>
          </table:table-cell>
          <table:table-cell table:style-name="ce14" office:value-type="string" calcext:value-type="string">
            <text:p>ruleSet</text:p>
          </table:table-cell>
          <table:table-cell table:style-name="ce17" office:value-type="string" calcext:value-type="string">
            <text:p>Sum - delta</text:p>
          </table:table-cell>
          <table:table-cell table:style-name="ce20" office:value-type="string" calcext:value-type="string">
            <text:p>Sum - time</text:p>
          </table:table-cell>
        </table:table-row>
        <table:table-row table:style-name="ro1">
          <table:table-cell table:style-name="ce44" office:value-type="string" calcext:value-type="string">
            <text:p>random_terms_huge</text:p>
          </table:table-cell>
          <table:table-cell table:style-name="ce41" office:value-type="string" calcext:value-type="string">
            <text:p>math_no_diff_int_sep_div_plus_KBC_max_rules_100</text:p>
          </table:table-cell>
          <table:table-cell table:style-name="ce46" office:value-type="float" office:value="18.376" calcext:value-type="float">
            <text:p>18.376</text:p>
          </table:table-cell>
          <table:table-cell table:style-name="ce21" office:value-type="float" office:value="0.0001655243" calcext:value-type="float">
            <text:p>0.0001655243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00_extended</text:p>
          </table:table-cell>
          <table:table-cell table:style-name="ce45" office:value-type="float" office:value="18.408" calcext:value-type="float">
            <text:p>18.408</text:p>
          </table:table-cell>
          <table:table-cell table:style-name="ce22" office:value-type="float" office:value="0.0001870137" calcext:value-type="float">
            <text:p>0.0001870137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00_extended_no_unorderable</text:p>
          </table:table-cell>
          <table:table-cell table:style-name="ce45" office:value-type="float" office:value="18.408" calcext:value-type="float">
            <text:p>18.408</text:p>
          </table:table-cell>
          <table:table-cell table:style-name="ce22" office:value-type="float" office:value="0.0001573264" calcext:value-type="float">
            <text:p>0.0001573264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00_no_unorderable</text:p>
          </table:table-cell>
          <table:table-cell table:style-name="ce45" office:value-type="float" office:value="18.376" calcext:value-type="float">
            <text:p>18.376</text:p>
          </table:table-cell>
          <table:table-cell table:style-name="ce22" office:value-type="float" office:value="0.0001341834" calcext:value-type="float">
            <text:p>0.0001341834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000</text:p>
          </table:table-cell>
          <table:table-cell table:style-name="ce45" office:value-type="float" office:value="21.536" calcext:value-type="float">
            <text:p>21.536</text:p>
          </table:table-cell>
          <table:table-cell table:style-name="ce22" office:value-type="float" office:value="0.000838212" calcext:value-type="float">
            <text:p>0.000838212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000_extended</text:p>
          </table:table-cell>
          <table:table-cell table:style-name="ce45" office:value-type="float" office:value="21.544" calcext:value-type="float">
            <text:p>21.544</text:p>
          </table:table-cell>
          <table:table-cell table:style-name="ce22" office:value-type="float" office:value="0.0008258783" calcext:value-type="float">
            <text:p>0.0008258783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000_extended_no_unorderable</text:p>
          </table:table-cell>
          <table:table-cell table:style-name="ce45" office:value-type="float" office:value="21.504" calcext:value-type="float">
            <text:p>21.504</text:p>
          </table:table-cell>
          <table:table-cell table:style-name="ce22" office:value-type="float" office:value="0.0002808009" calcext:value-type="float">
            <text:p>0.0002808009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000_no_unorderable</text:p>
          </table:table-cell>
          <table:table-cell table:style-name="ce45" office:value-type="float" office:value="21.496" calcext:value-type="float">
            <text:p>21.496</text:p>
          </table:table-cell>
          <table:table-cell table:style-name="ce22" office:value-type="float" office:value="0.0002698363" calcext:value-type="float">
            <text:p>0.0002698363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50</text:p>
          </table:table-cell>
          <table:table-cell table:style-name="ce45" office:value-type="float" office:value="21.472" calcext:value-type="float">
            <text:p>21.472</text:p>
          </table:table-cell>
          <table:table-cell table:style-name="ce22" office:value-type="float" office:value="0.0001861978" calcext:value-type="float">
            <text:p>0.0001861978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50_extended</text:p>
          </table:table-cell>
          <table:table-cell table:style-name="ce45" office:value-type="float" office:value="21.48" calcext:value-type="float">
            <text:p>21.48</text:p>
          </table:table-cell>
          <table:table-cell table:style-name="ce22" office:value-type="float" office:value="0.0002065229" calcext:value-type="float">
            <text:p>0.0002065229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50_extended_no_unorderable</text:p>
          </table:table-cell>
          <table:table-cell table:style-name="ce45" office:value-type="float" office:value="21.424" calcext:value-type="float">
            <text:p>21.424</text:p>
          </table:table-cell>
          <table:table-cell table:style-name="ce22" office:value-type="float" office:value="0.0001762256" calcext:value-type="float">
            <text:p>0.0001762256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150_no_unorderable</text:p>
          </table:table-cell>
          <table:table-cell table:style-name="ce45" office:value-type="float" office:value="21.416" calcext:value-type="float">
            <text:p>21.416</text:p>
          </table:table-cell>
          <table:table-cell table:style-name="ce22" office:value-type="float" office:value="0.0001483946" calcext:value-type="float">
            <text:p>0.0001483946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200</text:p>
          </table:table-cell>
          <table:table-cell table:style-name="ce45" office:value-type="float" office:value="21.44" calcext:value-type="float">
            <text:p>21.44</text:p>
          </table:table-cell>
          <table:table-cell table:style-name="ce22" office:value-type="float" office:value="0.0002217743" calcext:value-type="float">
            <text:p>0.0002217743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200_extended</text:p>
          </table:table-cell>
          <table:table-cell table:style-name="ce45" office:value-type="float" office:value="21.448" calcext:value-type="float">
            <text:p>21.448</text:p>
          </table:table-cell>
          <table:table-cell table:style-name="ce22" office:value-type="float" office:value="0.0002439093" calcext:value-type="float">
            <text:p>0.0002439093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200_extended_no_unorderable</text:p>
          </table:table-cell>
          <table:table-cell table:style-name="ce45" office:value-type="float" office:value="21.384" calcext:value-type="float">
            <text:p>21.384</text:p>
          </table:table-cell>
          <table:table-cell table:style-name="ce22" office:value-type="float" office:value="0.0001799141" calcext:value-type="float">
            <text:p>0.0001799141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200_no_unorderable</text:p>
          </table:table-cell>
          <table:table-cell table:style-name="ce45" office:value-type="float" office:value="21.376" calcext:value-type="float">
            <text:p>21.376</text:p>
          </table:table-cell>
          <table:table-cell table:style-name="ce22" office:value-type="float" office:value="0.00015901" calcext:value-type="float">
            <text:p>0.00015901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2500</text:p>
          </table:table-cell>
          <table:table-cell table:style-name="ce45" office:value-type="float" office:value="21.52" calcext:value-type="float">
            <text:p>21.52</text:p>
          </table:table-cell>
          <table:table-cell table:style-name="ce22" office:value-type="float" office:value="0.0025403071" calcext:value-type="float">
            <text:p>0.0025403071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2500_extended</text:p>
          </table:table-cell>
          <table:table-cell table:style-name="ce45" office:value-type="float" office:value="21.528" calcext:value-type="float">
            <text:p>21.528</text:p>
          </table:table-cell>
          <table:table-cell table:style-name="ce22" office:value-type="float" office:value="0.0024750494" calcext:value-type="float">
            <text:p>0.0024750494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2500_extended_no_unorderable</text:p>
          </table:table-cell>
          <table:table-cell table:style-name="ce45" office:value-type="float" office:value="21.52" calcext:value-type="float">
            <text:p>21.52</text:p>
          </table:table-cell>
          <table:table-cell table:style-name="ce22" office:value-type="float" office:value="0.0003814835" calcext:value-type="float">
            <text:p>0.0003814835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2500_no_unorderable</text:p>
          </table:table-cell>
          <table:table-cell table:style-name="ce45" office:value-type="float" office:value="21.512" calcext:value-type="float">
            <text:p>21.512</text:p>
          </table:table-cell>
          <table:table-cell table:style-name="ce22" office:value-type="float" office:value="0.0003637138" calcext:value-type="float">
            <text:p>0.0003637138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40</text:p>
          </table:table-cell>
          <table:table-cell table:style-name="ce45" office:value-type="float" office:value="17.096" calcext:value-type="float">
            <text:p>17.096</text:p>
          </table:table-cell>
          <table:table-cell table:style-name="ce22" office:value-type="float" office:value="0.000109118" calcext:value-type="float">
            <text:p>0.000109118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40_extended</text:p>
          </table:table-cell>
          <table:table-cell table:style-name="ce45" office:value-type="float" office:value="17.128" calcext:value-type="float">
            <text:p>17.128</text:p>
          </table:table-cell>
          <table:table-cell table:style-name="ce22" office:value-type="float" office:value="0.0001258176" calcext:value-type="float">
            <text:p>0.0001258176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40_extended_no_unorderable</text:p>
          </table:table-cell>
          <table:table-cell table:style-name="ce45" office:value-type="float" office:value="17.128" calcext:value-type="float">
            <text:p>17.128</text:p>
          </table:table-cell>
          <table:table-cell table:style-name="ce22" office:value-type="float" office:value="0.0001220445" calcext:value-type="float">
            <text:p>0.0001220445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40_no_unorderable</text:p>
          </table:table-cell>
          <table:table-cell table:style-name="ce45" office:value-type="float" office:value="17.096" calcext:value-type="float">
            <text:p>17.096</text:p>
          </table:table-cell>
          <table:table-cell table:style-name="ce22" office:value-type="float" office:value="0.0001075706" calcext:value-type="float">
            <text:p>0.0001075706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60</text:p>
          </table:table-cell>
          <table:table-cell table:style-name="ce45" office:value-type="float" office:value="18.224" calcext:value-type="float">
            <text:p>18.224</text:p>
          </table:table-cell>
          <table:table-cell table:style-name="ce22" office:value-type="float" office:value="0.0001258268" calcext:value-type="float">
            <text:p>0.0001258268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60_extended</text:p>
          </table:table-cell>
          <table:table-cell table:style-name="ce45" office:value-type="float" office:value="18.256" calcext:value-type="float">
            <text:p>18.256</text:p>
          </table:table-cell>
          <table:table-cell table:style-name="ce22" office:value-type="float" office:value="0.0001400889" calcext:value-type="float">
            <text:p>0.0001400889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60_extended_no_unorderable</text:p>
          </table:table-cell>
          <table:table-cell table:style-name="ce45" office:value-type="float" office:value="18.256" calcext:value-type="float">
            <text:p>18.256</text:p>
          </table:table-cell>
          <table:table-cell table:style-name="ce22" office:value-type="float" office:value="0.0001370275" calcext:value-type="float">
            <text:p>0.0001370275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60_no_unorderable</text:p>
          </table:table-cell>
          <table:table-cell table:style-name="ce45" office:value-type="float" office:value="18.224" calcext:value-type="float">
            <text:p>18.224</text:p>
          </table:table-cell>
          <table:table-cell table:style-name="ce22" office:value-type="float" office:value="0.0001157709" calcext:value-type="float">
            <text:p>0.0001157709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80</text:p>
          </table:table-cell>
          <table:table-cell table:style-name="ce45" office:value-type="float" office:value="18.376" calcext:value-type="float">
            <text:p>18.376</text:p>
          </table:table-cell>
          <table:table-cell table:style-name="ce22" office:value-type="float" office:value="0.0001530432" calcext:value-type="float">
            <text:p>0.0001530432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80_extended</text:p>
          </table:table-cell>
          <table:table-cell table:style-name="ce45" office:value-type="float" office:value="18.408" calcext:value-type="float">
            <text:p>18.408</text:p>
          </table:table-cell>
          <table:table-cell table:style-name="ce22" office:value-type="float" office:value="0.0001841824" calcext:value-type="float">
            <text:p>0.0001841824</text:p>
          </table:table-cell>
        </table:table-row>
        <table:table-row table:style-name="ro1">
          <table:table-cell table:style-name="ce10"/>
          <table:table-cell table:style-name="ce42" office:value-type="string" calcext:value-type="string">
            <text:p>math_no_diff_int_sep_div_plus_KBC_max_rules_80_extended_no_unorderable</text:p>
          </table:table-cell>
          <table:table-cell table:style-name="ce45" office:value-type="float" office:value="18.408" calcext:value-type="float">
            <text:p>18.408</text:p>
          </table:table-cell>
          <table:table-cell table:style-name="ce22" office:value-type="float" office:value="0.0001505191" calcext:value-type="float">
            <text:p>0.0001505191</text:p>
          </table:table-cell>
        </table:table-row>
        <table:table-row table:style-name="ro1">
          <table:table-cell table:style-name="ce11"/>
          <table:table-cell table:style-name="ce43" office:value-type="string" calcext:value-type="string">
            <text:p>math_no_diff_int_sep_div_plus_KBC_max_rules_80_no_unorderable</text:p>
          </table:table-cell>
          <table:table-cell table:style-name="ce47" office:value-type="float" office:value="18.376" calcext:value-type="float">
            <text:p>18.376</text:p>
          </table:table-cell>
          <table:table-cell table:style-name="ce23" office:value-type="float" office:value="0.0001298494" calcext:value-type="float">
            <text:p>0.0001298494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15"/>
          <table:table-cell table:style-name="ce18" office:value-type="float" office:value="632.144" calcext:value-type="float">
            <text:p>632.144</text:p>
          </table:table-cell>
          <table:table-cell table:style-name="ce24" office:value-type="float" office:value="0.0117421366" calcext:value-type="float">
            <text:p>0.0117421366</text:p>
          </table:table-cell>
        </table:table-row>
        <table:table-row table:style-name="ro1" table:number-rows-repeated="676">
          <table:table-cell table:number-columns-repeated="3"/>
          <table:table-cell table:style-name="Default"/>
        </table:table-row>
        <table:table-row table:style-name="ro1" table:number-rows-repeated="10478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parison_with_EqSat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avgSymDiff</text:p>
          </table:table-cell>
          <table:table-cell office:value-type="string" calcext:value-type="string">
            <text:p>SimplificationTime [s]</text:p>
          </table:table-cell>
        </table:table-row>
        <table:table-row table:style-name="ro1">
          <table:table-cell table:style-name="ce44" office:value-type="string" calcext:value-type="string">
            <text:p>no_div_no_pow_random_terms_huge</text:p>
          </table:table-cell>
          <table:table-cell table:style-name="ce42" office:value-type="string" calcext:value-type="string">
            <text:p>greedy_no_div_no_pow_KBC_1000_no_unorderable</text:p>
          </table:table-cell>
          <table:table-cell table:style-name="ce45" office:value-type="float" office:value="25.36" calcext:value-type="float">
            <text:p>25.36</text:p>
          </table:table-cell>
          <table:table-cell table:style-name="ce22" office:value-type="float" office:value="0.0003296191" calcext:value-type="float">
            <text:p>0.0003296191</text:p>
          </table:table-cell>
        </table:table-row>
        <table:table-row table:style-name="ro1">
          <table:table-cell table:style-name="ce44" office:value-type="string" calcext:value-type="string">
            <text:p>no_div_no_pow_random_terms_huge</text:p>
          </table:table-cell>
          <table:table-cell office:value-type="string" calcext:value-type="string">
            <text:p>EqSat_no_div_no_pow_KBC_100_extended_no_unorderable</text:p>
          </table:table-cell>
          <table:table-cell office:value-type="float" office:value="33.248" calcext:value-type="float">
            <text:p>33.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4" office:value-type="string" calcext:value-type="string">
            <text:p>no_div_no_pow_random_terms_huge</text:p>
          </table:table-cell>
          <table:table-cell office:value-type="string" calcext:value-type="string">
            <text:p>EqSat_no_div_no_pow</text:p>
          </table:table-cell>
          <table:table-cell office:value-type="float" office:value="31.824" calcext:value-type="float">
            <text:p>31.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44" office:value-type="string" calcext:value-type="string">
            <text:p>no_div_no_pow_random_terms_large</text:p>
          </table:table-cell>
          <table:table-cell table:style-name="ce42" office:value-type="string" calcext:value-type="string">
            <text:p>greedy_no_div_no_pow_KBC_1000_no_unorderable</text:p>
          </table:table-cell>
          <table:table-cell table:style-name="ce45" office:value-type="float" office:value="10.876" calcext:value-type="float">
            <text:p>10.876</text:p>
          </table:table-cell>
          <table:table-cell table:style-name="ce22" office:value-type="float" office:value="0.0000881849" calcext:value-type="float">
            <text:p>0.0000881849</text:p>
          </table:table-cell>
        </table:table-row>
        <table:table-row table:style-name="ro1">
          <table:table-cell table:style-name="ce44" office:value-type="string" calcext:value-type="string">
            <text:p>no_div_no_pow_random_terms_large</text:p>
          </table:table-cell>
          <table:table-cell office:value-type="string" calcext:value-type="string">
            <text:p>EqSat_no_div_no_pow_KBC_100_extended_no_unorderable</text:p>
          </table:table-cell>
          <table:table-cell office:value-type="float" office:value="14.132" calcext:value-type="float">
            <text:p>14.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4" office:value-type="string" calcext:value-type="string">
            <text:p>no_div_no_pow_random_terms_large</text:p>
          </table:table-cell>
          <table:table-cell office:value-type="string" calcext:value-type="string">
            <text:p>EqSat_no_div_no_pow</text:p>
          </table:table-cell>
          <table:table-cell office:value-type="float" office:value="13.608" calcext:value-type="float">
            <text:p>13.608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44" office:value-type="string" calcext:value-type="string">
            <text:p>no_div_no_pow_random_terms_small</text:p>
          </table:table-cell>
          <table:table-cell table:style-name="ce42" office:value-type="string" calcext:value-type="string">
            <text:p>greedy_no_div_no_pow_KBC_1000_no_unorderable</text:p>
          </table:table-cell>
          <table:table-cell table:style-name="ce45" office:value-type="float" office:value="3.236" calcext:value-type="float">
            <text:p>3.236</text:p>
          </table:table-cell>
          <table:table-cell table:style-name="ce22" office:value-type="float" office:value="0.0000147137" calcext:value-type="float">
            <text:p>0.0000147137</text:p>
          </table:table-cell>
        </table:table-row>
        <table:table-row table:style-name="ro1">
          <table:table-cell table:style-name="ce44" office:value-type="string" calcext:value-type="string">
            <text:p>no_div_no_pow_random_terms_small</text:p>
          </table:table-cell>
          <table:table-cell office:value-type="string" calcext:value-type="string">
            <text:p>EqSat_no_div_no_pow_KBC_100_extended_no_unorderable</text:p>
          </table:table-cell>
          <table:table-cell office:value-type="float" office:value="3.856" calcext:value-type="float">
            <text:p>3.85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44" office:value-type="string" calcext:value-type="string">
            <text:p>no_div_no_pow_random_terms_small</text:p>
          </table:table-cell>
          <table:table-cell office:value-type="string" calcext:value-type="string">
            <text:p>EqSat_no_div_no_pow</text:p>
          </table:table-cell>
          <table:table-cell office:value-type="float" office:value="3.668" calcext:value-type="float">
            <text:p>3.668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44" office:value-type="string" calcext:value-type="string">
            <text:p>random_terms_huge</text:p>
          </table:table-cell>
          <table:table-cell table:style-name="ce42" office:value-type="string" calcext:value-type="string">
            <text:p>greedy_sep_div_plus_KBC_1000_no_unorderable</text:p>
          </table:table-cell>
          <table:table-cell table:style-name="ce45" office:value-type="float" office:value="21.496" calcext:value-type="float">
            <text:p>21.496</text:p>
          </table:table-cell>
          <table:table-cell table:style-name="ce22" office:value-type="float" office:value="0.0002698363" calcext:value-type="float">
            <text:p>0.0002698363</text:p>
          </table:table-cell>
        </table:table-row>
        <table:table-row table:style-name="ro1">
          <table:table-cell table:style-name="ce44" office:value-type="string" calcext:value-type="string">
            <text:p>random_terms_huge</text:p>
          </table:table-cell>
          <table:table-cell office:value-type="string" calcext:value-type="string">
            <text:p>EqSat_sep_div_KBC_150_extended_no_unorderable</text:p>
          </table:table-cell>
          <table:table-cell office:value-type="float" office:value="25.104" calcext:value-type="float">
            <text:p>25.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4" office:value-type="string" calcext:value-type="string">
            <text:p>random_terms_huge</text:p>
          </table:table-cell>
          <table:table-cell office:value-type="string" calcext:value-type="string">
            <text:p>EqSat_base</text:p>
          </table:table-cell>
          <table:table-cell office:value-type="float" office:value="23.448" calcext:value-type="float">
            <text:p>23.448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random_terms_large</text:p>
          </table:table-cell>
          <table:table-cell table:style-name="ce42" office:value-type="string" calcext:value-type="string">
            <text:p>greedy_sep_div_plus_KBC_1000_no_unorderable</text:p>
          </table:table-cell>
          <table:table-cell table:style-name="ce45" office:value-type="float" office:value="8.924" calcext:value-type="float">
            <text:p>8.924</text:p>
          </table:table-cell>
          <table:table-cell table:style-name="ce22" office:value-type="float" office:value="0.0000813726" calcext:value-type="float">
            <text:p>0.0000813726</text:p>
          </table:table-cell>
        </table:table-row>
        <table:table-row table:style-name="ro1">
          <table:table-cell office:value-type="string" calcext:value-type="string">
            <text:p>random_terms_large</text:p>
          </table:table-cell>
          <table:table-cell office:value-type="string" calcext:value-type="string">
            <text:p>EqSat_sep_div_KBC_150_extended_no_unorderable</text:p>
          </table:table-cell>
          <table:table-cell office:value-type="float" office:value="10.46" calcext:value-type="float">
            <text:p>10.4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andom_terms_large</text:p>
          </table:table-cell>
          <table:table-cell office:value-type="string" calcext:value-type="string">
            <text:p>EqSat_base</text:p>
          </table:table-cell>
          <table:table-cell office:value-type="float" office:value="9.728" calcext:value-type="float">
            <text:p>9.72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random_terms_small</text:p>
          </table:table-cell>
          <table:table-cell table:style-name="ce42" office:value-type="string" calcext:value-type="string">
            <text:p>greedy_sep_div_plus_KBC_1000_no_unorderable</text:p>
          </table:table-cell>
          <table:table-cell table:style-name="ce45" office:value-type="float" office:value="2.676" calcext:value-type="float">
            <text:p>2.676</text:p>
          </table:table-cell>
          <table:table-cell table:style-name="ce22" office:value-type="float" office:value="0.0000170453" calcext:value-type="float">
            <text:p>0.0000170453</text:p>
          </table:table-cell>
        </table:table-row>
        <table:table-row table:style-name="ro1">
          <table:table-cell office:value-type="string" calcext:value-type="string">
            <text:p>random_terms_small</text:p>
          </table:table-cell>
          <table:table-cell office:value-type="string" calcext:value-type="string">
            <text:p>EqSat_sep_div_KBC_150_extended_no_unorderable</text:p>
          </table:table-cell>
          <table:table-cell office:value-type="float" office:value="2.94" calcext:value-type="float">
            <text:p>2.9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andom_terms_small</text:p>
          </table:table-cell>
          <table:table-cell office:value-type="string" calcext:value-type="string">
            <text:p>EqSat_base</text:p>
          </table:table-cell>
          <table:table-cell office:value-type="float" office:value="2.81" calcext:value-type="float">
            <text:p>2.81</text:p>
          </table:table-cell>
          <table:table-cell office:value-type="float" office:value="0.0005" calcext:value-type="float">
            <text:p>0.0005</text:p>
          </table:table-cell>
        </table:table-row>
      </table:table>
      <table:named-expressions/>
      <table:database-ranges>
        <table:database-range table:name="__Anonymous_Sheet_DB__0" table:target-range-address="results.A1:results.D709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ivot Table_results_1'.A1:'Pivot Table_results_1'.D121" table:contains-header="false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results_1'.A1:'Pivot Table_results_1'.D35" table:buttons="'Pivot Table_results_1'.A2 'Pivot Table_results_1'.B2 'Pivot Table_results_1'.C1" table:show-filter-button="false" table:drill-down-on-double-click="false">
          <table:source-cell-range table:cell-range-address="results.A1:results.D70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Set" table:orientation="row" table:used-hierarchy="0" table:function="auto">
            <table:data-pilot-level table:show-empty="false" calcext:repeat-item-labels="false">
              <table:data-pilot-members>
                <table:data-pilot-member table:name="no_div_no_pow_random_terms_huge" table:display="false" table:show-details="true"/>
                <table:data-pilot-member table:name="no_div_no_pow_random_terms_large" table:display="false" table:show-details="true"/>
                <table:data-pilot-member table:name="no_div_no_pow_random_terms_small" table:display="false" table:show-details="true"/>
                <table:data-pilot-member table:name="random_terms_huge" table:display="true" table:show-details="true"/>
                <table:data-pilot-member table:name="random_terms_large" table:display="false" table:show-details="true"/>
                <table:data-pilot-member table:name="random_terms_small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leSet" table:orientation="row" table:used-hierarchy="0" table:function="auto">
            <table:data-pilot-level table:show-empty="false" calcext:repeat-item-labels="false">
              <table:data-pilot-members>
                <table:data-pilot-member table:name="math_no_diff_int" table:display="false" table:show-details="true"/>
                <table:data-pilot-member table:name="math_no_diff_int_KBC_max_rules_100" table:display="false" table:show-details="true"/>
                <table:data-pilot-member table:name="math_no_diff_int_KBC_max_rules_100_extended" table:display="false" table:show-details="true"/>
                <table:data-pilot-member table:name="math_no_diff_int_KBC_max_rules_100_extended_no_unorderable" table:display="false" table:show-details="true"/>
                <table:data-pilot-member table:name="math_no_diff_int_KBC_max_rules_100_no_unorderable" table:display="false" table:show-details="true"/>
                <table:data-pilot-member table:name="math_no_diff_int_KBC_max_rules_1000" table:display="false" table:show-details="true"/>
                <table:data-pilot-member table:name="math_no_diff_int_KBC_max_rules_1000_no_unorderable" table:display="false" table:show-details="true"/>
                <table:data-pilot-member table:name="math_no_diff_int_KBC_max_rules_150" table:display="false" table:show-details="true"/>
                <table:data-pilot-member table:name="math_no_diff_int_KBC_max_rules_150_extended" table:display="false" table:show-details="true"/>
                <table:data-pilot-member table:name="math_no_diff_int_KBC_max_rules_150_extended_no_unorderable" table:display="false" table:show-details="true"/>
                <table:data-pilot-member table:name="math_no_diff_int_KBC_max_rules_150_no_unorderable" table:display="false" table:show-details="true"/>
                <table:data-pilot-member table:name="math_no_diff_int_KBC_max_rules_200" table:display="false" table:show-details="true"/>
                <table:data-pilot-member table:name="math_no_diff_int_KBC_max_rules_200_extended" table:display="false" table:show-details="true"/>
                <table:data-pilot-member table:name="math_no_diff_int_KBC_max_rules_200_extended_no_unorderable" table:display="false" table:show-details="true"/>
                <table:data-pilot-member table:name="math_no_diff_int_KBC_max_rules_200_no_unorderable" table:display="false" table:show-details="true"/>
                <table:data-pilot-member table:name="math_no_diff_int_KBC_max_rules_2500" table:display="false" table:show-details="true"/>
                <table:data-pilot-member table:name="math_no_diff_int_KBC_max_rules_2500_no_unorderable" table:display="false" table:show-details="true"/>
                <table:data-pilot-member table:name="math_no_diff_int_KBC_max_rules_40" table:display="false" table:show-details="true"/>
                <table:data-pilot-member table:name="math_no_diff_int_KBC_max_rules_40_extended" table:display="false" table:show-details="true"/>
                <table:data-pilot-member table:name="math_no_diff_int_KBC_max_rules_40_extended_no_unorderable" table:display="false" table:show-details="true"/>
                <table:data-pilot-member table:name="math_no_diff_int_KBC_max_rules_40_no_unorderable" table:display="false" table:show-details="true"/>
                <table:data-pilot-member table:name="math_no_diff_int_KBC_max_rules_60" table:display="false" table:show-details="true"/>
                <table:data-pilot-member table:name="math_no_diff_int_KBC_max_rules_60_extended" table:display="false" table:show-details="true"/>
                <table:data-pilot-member table:name="math_no_diff_int_KBC_max_rules_60_extended_no_unorderable" table:display="false" table:show-details="true"/>
                <table:data-pilot-member table:name="math_no_diff_int_KBC_max_rules_60_no_unorderable" table:display="false" table:show-details="true"/>
                <table:data-pilot-member table:name="math_no_diff_int_KBC_max_rules_80" table:display="false" table:show-details="true"/>
                <table:data-pilot-member table:name="math_no_diff_int_KBC_max_rules_80_extended" table:display="false" table:show-details="true"/>
                <table:data-pilot-member table:name="math_no_diff_int_KBC_max_rules_80_extended_no_unorderable" table:display="false" table:show-details="true"/>
                <table:data-pilot-member table:name="math_no_diff_int_KBC_max_rules_80_no_unorderable" table:display="false" table:show-details="true"/>
                <table:data-pilot-member table:name="math_no_diff_int_no_div_no_pow" table:display="false" table:show-details="true"/>
                <table:data-pilot-member table:name="math_no_diff_int_no_div_no_pow_KBC_max_rules_100" table:display="false" table:show-details="true"/>
                <table:data-pilot-member table:name="math_no_diff_int_no_div_no_pow_KBC_max_rules_100_extended" table:display="false" table:show-details="true"/>
                <table:data-pilot-member table:name="math_no_diff_int_no_div_no_pow_KBC_max_rules_100_extended_no_unorderable" table:display="false" table:show-details="true"/>
                <table:data-pilot-member table:name="math_no_diff_int_no_div_no_pow_KBC_max_rules_100_no_unorderable" table:display="false" table:show-details="true"/>
                <table:data-pilot-member table:name="math_no_diff_int_no_div_no_pow_KBC_max_rules_1000" table:display="false" table:show-details="true"/>
                <table:data-pilot-member table:name="math_no_diff_int_no_div_no_pow_KBC_max_rules_1000_no_unorderable" table:display="false" table:show-details="true"/>
                <table:data-pilot-member table:name="math_no_diff_int_no_div_no_pow_KBC_max_rules_150" table:display="false" table:show-details="true"/>
                <table:data-pilot-member table:name="math_no_diff_int_no_div_no_pow_KBC_max_rules_150_extended" table:display="false" table:show-details="true"/>
                <table:data-pilot-member table:name="math_no_diff_int_no_div_no_pow_KBC_max_rules_150_extended_no_unorderable" table:display="false" table:show-details="true"/>
                <table:data-pilot-member table:name="math_no_diff_int_no_div_no_pow_KBC_max_rules_150_no_unorderable" table:display="false" table:show-details="true"/>
                <table:data-pilot-member table:name="math_no_diff_int_no_div_no_pow_KBC_max_rules_200" table:display="false" table:show-details="true"/>
                <table:data-pilot-member table:name="math_no_diff_int_no_div_no_pow_KBC_max_rules_200_extended" table:display="false" table:show-details="true"/>
                <table:data-pilot-member table:name="math_no_diff_int_no_div_no_pow_KBC_max_rules_200_extended_no_unorderable" table:display="false" table:show-details="true"/>
                <table:data-pilot-member table:name="math_no_diff_int_no_div_no_pow_KBC_max_rules_200_no_unorderable" table:display="false" table:show-details="true"/>
                <table:data-pilot-member table:name="math_no_diff_int_no_div_no_pow_KBC_max_rules_2500" table:display="false" table:show-details="true"/>
                <table:data-pilot-member table:name="math_no_diff_int_no_div_no_pow_KBC_max_rules_2500_no_unorderable" table:display="false" table:show-details="true"/>
                <table:data-pilot-member table:name="math_no_diff_int_no_div_no_pow_KBC_max_rules_40" table:display="false" table:show-details="true"/>
                <table:data-pilot-member table:name="math_no_diff_int_no_div_no_pow_KBC_max_rules_40_extended" table:display="false" table:show-details="true"/>
                <table:data-pilot-member table:name="math_no_diff_int_no_div_no_pow_KBC_max_rules_40_extended_no_unorderable" table:display="false" table:show-details="true"/>
                <table:data-pilot-member table:name="math_no_diff_int_no_div_no_pow_KBC_max_rules_40_no_unorderable" table:display="false" table:show-details="true"/>
                <table:data-pilot-member table:name="math_no_diff_int_no_div_no_pow_KBC_max_rules_60" table:display="false" table:show-details="true"/>
                <table:data-pilot-member table:name="math_no_diff_int_no_div_no_pow_KBC_max_rules_60_extended" table:display="false" table:show-details="true"/>
                <table:data-pilot-member table:name="math_no_diff_int_no_div_no_pow_KBC_max_rules_60_extended_no_unorderable" table:display="false" table:show-details="true"/>
                <table:data-pilot-member table:name="math_no_diff_int_no_div_no_pow_KBC_max_rules_60_no_unorderable" table:display="false" table:show-details="true"/>
                <table:data-pilot-member table:name="math_no_diff_int_no_div_no_pow_KBC_max_rules_80" table:display="false" table:show-details="true"/>
                <table:data-pilot-member table:name="math_no_diff_int_no_div_no_pow_KBC_max_rules_80_extended" table:display="false" table:show-details="true"/>
                <table:data-pilot-member table:name="math_no_diff_int_no_div_no_pow_KBC_max_rules_80_extended_no_unorderable" table:display="false" table:show-details="true"/>
                <table:data-pilot-member table:name="math_no_diff_int_no_div_no_pow_KBC_max_rules_80_no_unorderable" table:display="false" table:show-details="true"/>
                <table:data-pilot-member table:name="math_no_diff_int_sep_div_KBC_max_rules_100" table:display="false" table:show-details="true"/>
                <table:data-pilot-member table:name="math_no_diff_int_sep_div_KBC_max_rules_100_extended" table:display="false" table:show-details="true"/>
                <table:data-pilot-member table:name="math_no_diff_int_sep_div_KBC_max_rules_100_extended_no_unorderable" table:display="false" table:show-details="true"/>
                <table:data-pilot-member table:name="math_no_diff_int_sep_div_KBC_max_rules_100_no_unorderable" table:display="false" table:show-details="true"/>
                <table:data-pilot-member table:name="math_no_diff_int_sep_div_KBC_max_rules_1000" table:display="false" table:show-details="true"/>
                <table:data-pilot-member table:name="math_no_diff_int_sep_div_KBC_max_rules_1000_no_unorderable" table:display="false" table:show-details="true"/>
                <table:data-pilot-member table:name="math_no_diff_int_sep_div_KBC_max_rules_150" table:display="false" table:show-details="true"/>
                <table:data-pilot-member table:name="math_no_diff_int_sep_div_KBC_max_rules_150_extended" table:display="false" table:show-details="true"/>
                <table:data-pilot-member table:name="math_no_diff_int_sep_div_KBC_max_rules_150_extended_no_unorderable" table:display="false" table:show-details="true"/>
                <table:data-pilot-member table:name="math_no_diff_int_sep_div_KBC_max_rules_150_no_unorderable" table:display="false" table:show-details="true"/>
                <table:data-pilot-member table:name="math_no_diff_int_sep_div_KBC_max_rules_200" table:display="false" table:show-details="true"/>
                <table:data-pilot-member table:name="math_no_diff_int_sep_div_KBC_max_rules_200_extended" table:display="false" table:show-details="true"/>
                <table:data-pilot-member table:name="math_no_diff_int_sep_div_KBC_max_rules_200_extended_no_unorderable" table:display="false" table:show-details="true"/>
                <table:data-pilot-member table:name="math_no_diff_int_sep_div_KBC_max_rules_200_no_unorderable" table:display="false" table:show-details="true"/>
                <table:data-pilot-member table:name="math_no_diff_int_sep_div_KBC_max_rules_2500" table:display="false" table:show-details="true"/>
                <table:data-pilot-member table:name="math_no_diff_int_sep_div_KBC_max_rules_2500_no_unorderable" table:display="false" table:show-details="true"/>
                <table:data-pilot-member table:name="math_no_diff_int_sep_div_KBC_max_rules_40" table:display="false" table:show-details="true"/>
                <table:data-pilot-member table:name="math_no_diff_int_sep_div_KBC_max_rules_40_extended" table:display="false" table:show-details="true"/>
                <table:data-pilot-member table:name="math_no_diff_int_sep_div_KBC_max_rules_40_extended_no_unorderable" table:display="false" table:show-details="true"/>
                <table:data-pilot-member table:name="math_no_diff_int_sep_div_KBC_max_rules_40_no_unorderable" table:display="false" table:show-details="true"/>
                <table:data-pilot-member table:name="math_no_diff_int_sep_div_KBC_max_rules_60" table:display="false" table:show-details="true"/>
                <table:data-pilot-member table:name="math_no_diff_int_sep_div_KBC_max_rules_60_extended" table:display="false" table:show-details="true"/>
                <table:data-pilot-member table:name="math_no_diff_int_sep_div_KBC_max_rules_60_extended_no_unorderable" table:display="false" table:show-details="true"/>
                <table:data-pilot-member table:name="math_no_diff_int_sep_div_KBC_max_rules_60_no_unorderable" table:display="false" table:show-details="true"/>
                <table:data-pilot-member table:name="math_no_diff_int_sep_div_KBC_max_rules_80" table:display="false" table:show-details="true"/>
                <table:data-pilot-member table:name="math_no_diff_int_sep_div_KBC_max_rules_80_extended" table:display="false" table:show-details="true"/>
                <table:data-pilot-member table:name="math_no_diff_int_sep_div_KBC_max_rules_80_extended_no_unorderable" table:display="false" table:show-details="true"/>
                <table:data-pilot-member table:name="math_no_diff_int_sep_div_KBC_max_rules_80_no_unorderable" table:display="false" table:show-details="true"/>
                <table:data-pilot-member table:name="math_no_diff_int_sep_div_plus_KBC_max_rules_100" table:display="true" table:show-details="true"/>
                <table:data-pilot-member table:name="math_no_diff_int_sep_div_plus_KBC_max_rules_100_extended" table:display="true" table:show-details="true"/>
                <table:data-pilot-member table:name="math_no_diff_int_sep_div_plus_KBC_max_rules_100_extended_no_unorderable" table:display="true" table:show-details="true"/>
                <table:data-pilot-member table:name="math_no_diff_int_sep_div_plus_KBC_max_rules_100_no_unorderable" table:display="true" table:show-details="true"/>
                <table:data-pilot-member table:name="math_no_diff_int_sep_div_plus_KBC_max_rules_1000" table:display="true" table:show-details="true"/>
                <table:data-pilot-member table:name="math_no_diff_int_sep_div_plus_KBC_max_rules_1000_extended" table:display="true" table:show-details="true"/>
                <table:data-pilot-member table:name="math_no_diff_int_sep_div_plus_KBC_max_rules_1000_extended_no_unorderable" table:display="true" table:show-details="true"/>
                <table:data-pilot-member table:name="math_no_diff_int_sep_div_plus_KBC_max_rules_1000_no_unorderable" table:display="true" table:show-details="true"/>
                <table:data-pilot-member table:name="math_no_diff_int_sep_div_plus_KBC_max_rules_150" table:display="true" table:show-details="true"/>
                <table:data-pilot-member table:name="math_no_diff_int_sep_div_plus_KBC_max_rules_150_extended" table:display="true" table:show-details="true"/>
                <table:data-pilot-member table:name="math_no_diff_int_sep_div_plus_KBC_max_rules_150_extended_no_unorderable" table:display="true" table:show-details="true"/>
                <table:data-pilot-member table:name="math_no_diff_int_sep_div_plus_KBC_max_rules_150_no_unorderable" table:display="true" table:show-details="true"/>
                <table:data-pilot-member table:name="math_no_diff_int_sep_div_plus_KBC_max_rules_200" table:display="true" table:show-details="true"/>
                <table:data-pilot-member table:name="math_no_diff_int_sep_div_plus_KBC_max_rules_200_extended" table:display="true" table:show-details="true"/>
                <table:data-pilot-member table:name="math_no_diff_int_sep_div_plus_KBC_max_rules_200_extended_no_unorderable" table:display="true" table:show-details="true"/>
                <table:data-pilot-member table:name="math_no_diff_int_sep_div_plus_KBC_max_rules_200_no_unorderable" table:display="true" table:show-details="true"/>
                <table:data-pilot-member table:name="math_no_diff_int_sep_div_plus_KBC_max_rules_2500" table:display="true" table:show-details="true"/>
                <table:data-pilot-member table:name="math_no_diff_int_sep_div_plus_KBC_max_rules_2500_extended" table:display="true" table:show-details="true"/>
                <table:data-pilot-member table:name="math_no_diff_int_sep_div_plus_KBC_max_rules_2500_extended_no_unorderable" table:display="true" table:show-details="true"/>
                <table:data-pilot-member table:name="math_no_diff_int_sep_div_plus_KBC_max_rules_2500_no_unorderable" table:display="true" table:show-details="true"/>
                <table:data-pilot-member table:name="math_no_diff_int_sep_div_plus_KBC_max_rules_40" table:display="true" table:show-details="true"/>
                <table:data-pilot-member table:name="math_no_diff_int_sep_div_plus_KBC_max_rules_40_extended" table:display="true" table:show-details="true"/>
                <table:data-pilot-member table:name="math_no_diff_int_sep_div_plus_KBC_max_rules_40_extended_no_unorderable" table:display="true" table:show-details="true"/>
                <table:data-pilot-member table:name="math_no_diff_int_sep_div_plus_KBC_max_rules_40_no_unorderable" table:display="true" table:show-details="true"/>
                <table:data-pilot-member table:name="math_no_diff_int_sep_div_plus_KBC_max_rules_60" table:display="true" table:show-details="true"/>
                <table:data-pilot-member table:name="math_no_diff_int_sep_div_plus_KBC_max_rules_60_extended" table:display="true" table:show-details="true"/>
                <table:data-pilot-member table:name="math_no_diff_int_sep_div_plus_KBC_max_rules_60_extended_no_unorderable" table:display="true" table:show-details="true"/>
                <table:data-pilot-member table:name="math_no_diff_int_sep_div_plus_KBC_max_rules_60_no_unorderable" table:display="true" table:show-details="true"/>
                <table:data-pilot-member table:name="math_no_diff_int_sep_div_plus_KBC_max_rules_80" table:display="true" table:show-details="true"/>
                <table:data-pilot-member table:name="math_no_diff_int_sep_div_plus_KBC_max_rules_80_extended" table:display="true" table:show-details="true"/>
                <table:data-pilot-member table:name="math_no_diff_int_sep_div_plus_KBC_max_rules_80_extended_no_unorderable" table:display="true" table:show-details="true"/>
                <table:data-pilot-member table:name="math_no_diff_int_sep_div_plus_KBC_max_rules_80_no_unorderab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lta" table:orientation="data" table:used-hierarchy="0" table:function="sum">
            <table:data-pilot-level table:show-empty="false" calcext:repeat-item-labels="false">
              <table:data-pilot-members>
                <table:data-pilot-member table:name="1.27" table:display="true" table:show-details="true"/>
                <table:data-pilot-member table:name="1.624" table:display="true" table:show-details="true"/>
                <table:data-pilot-member table:name="1.626" table:display="true" table:show-details="true"/>
                <table:data-pilot-member table:name="1.658" table:display="true" table:show-details="true"/>
                <table:data-pilot-member table:name="1.662" table:display="true" table:show-details="true"/>
                <table:data-pilot-member table:name="1.664" table:display="true" table:show-details="true"/>
                <table:data-pilot-member table:name="1.674" table:display="true" table:show-details="true"/>
                <table:data-pilot-member table:name="1.676" table:display="true" table:show-details="true"/>
                <table:data-pilot-member table:name="1.694" table:display="true" table:show-details="true"/>
                <table:data-pilot-member table:name="1.702" table:display="true" table:show-details="true"/>
                <table:data-pilot-member table:name="1.706" table:display="true" table:show-details="true"/>
                <table:data-pilot-member table:name="1.708" table:display="true" table:show-details="true"/>
                <table:data-pilot-member table:name="1.81" table:display="true" table:show-details="true"/>
                <table:data-pilot-member table:name="2.12" table:display="true" table:show-details="true"/>
                <table:data-pilot-member table:name="2.2" table:display="true" table:show-details="true"/>
                <table:data-pilot-member table:name="2.248" table:display="true" table:show-details="true"/>
                <table:data-pilot-member table:name="2.254" table:display="true" table:show-details="true"/>
                <table:data-pilot-member table:name="2.256" table:display="true" table:show-details="true"/>
                <table:data-pilot-member table:name="2.274" table:display="true" table:show-details="true"/>
                <table:data-pilot-member table:name="2.276" table:display="true" table:show-details="true"/>
                <table:data-pilot-member table:name="2.312" table:display="true" table:show-details="true"/>
                <table:data-pilot-member table:name="2.32" table:display="true" table:show-details="true"/>
                <table:data-pilot-member table:name="2.322" table:display="true" table:show-details="true"/>
                <table:data-pilot-member table:name="2.324" table:display="true" table:show-details="true"/>
                <table:data-pilot-member table:name="2.326" table:display="true" table:show-details="true"/>
                <table:data-pilot-member table:name="2.33" table:display="true" table:show-details="true"/>
                <table:data-pilot-member table:name="2.332" table:display="true" table:show-details="true"/>
                <table:data-pilot-member table:name="2.336" table:display="true" table:show-details="true"/>
                <table:data-pilot-member table:name="2.348" table:display="true" table:show-details="true"/>
                <table:data-pilot-member table:name="2.36" table:display="true" table:show-details="true"/>
                <table:data-pilot-member table:name="2.362" table:display="true" table:show-details="true"/>
                <table:data-pilot-member table:name="2.366" table:display="true" table:show-details="true"/>
                <table:data-pilot-member table:name="2.368" table:display="true" table:show-details="true"/>
                <table:data-pilot-member table:name="2.4" table:display="true" table:show-details="true"/>
                <table:data-pilot-member table:name="2.402" table:display="true" table:show-details="true"/>
                <table:data-pilot-member table:name="2.404" table:display="true" table:show-details="true"/>
                <table:data-pilot-member table:name="2.436" table:display="true" table:show-details="true"/>
                <table:data-pilot-member table:name="2.438" table:display="true" table:show-details="true"/>
                <table:data-pilot-member table:name="2.44" table:display="true" table:show-details="true"/>
                <table:data-pilot-member table:name="2.476" table:display="true" table:show-details="true"/>
                <table:data-pilot-member table:name="2.484" table:display="true" table:show-details="true"/>
                <table:data-pilot-member table:name="2.51" table:display="true" table:show-details="true"/>
                <table:data-pilot-member table:name="2.658" table:display="true" table:show-details="true"/>
                <table:data-pilot-member table:name="2.666" table:display="true" table:show-details="true"/>
                <table:data-pilot-member table:name="2.676" table:display="true" table:show-details="true"/>
                <table:data-pilot-member table:name="2.68" table:display="true" table:show-details="true"/>
                <table:data-pilot-member table:name="2.682" table:display="true" table:show-details="true"/>
                <table:data-pilot-member table:name="2.686" table:display="true" table:show-details="true"/>
                <table:data-pilot-member table:name="2.698" table:display="true" table:show-details="true"/>
                <table:data-pilot-member table:name="2.706" table:display="true" table:show-details="true"/>
                <table:data-pilot-member table:name="2.708" table:display="true" table:show-details="true"/>
                <table:data-pilot-member table:name="2.98" table:display="true" table:show-details="true"/>
                <table:data-pilot-member table:name="2.992" table:display="true" table:show-details="true"/>
                <table:data-pilot-member table:name="3.014" table:display="true" table:show-details="true"/>
                <table:data-pilot-member table:name="3.016" table:display="true" table:show-details="true"/>
                <table:data-pilot-member table:name="3.024" table:display="true" table:show-details="true"/>
                <table:data-pilot-member table:name="3.04" table:display="true" table:show-details="true"/>
                <table:data-pilot-member table:name="3.042" table:display="true" table:show-details="true"/>
                <table:data-pilot-member table:name="3.044" table:display="true" table:show-details="true"/>
                <table:data-pilot-member table:name="3.07" table:display="true" table:show-details="true"/>
                <table:data-pilot-member table:name="3.074" table:display="true" table:show-details="true"/>
                <table:data-pilot-member table:name="3.082" table:display="true" table:show-details="true"/>
                <table:data-pilot-member table:name="3.106" table:display="true" table:show-details="true"/>
                <table:data-pilot-member table:name="3.204" table:display="true" table:show-details="true"/>
                <table:data-pilot-member table:name="3.206" table:display="true" table:show-details="true"/>
                <table:data-pilot-member table:name="3.218" table:display="true" table:show-details="true"/>
                <table:data-pilot-member table:name="3.228" table:display="true" table:show-details="true"/>
                <table:data-pilot-member table:name="3.234" table:display="true" table:show-details="true"/>
                <table:data-pilot-member table:name="3.236" table:display="true" table:show-details="true"/>
                <table:data-pilot-member table:name="3.238" table:display="true" table:show-details="true"/>
                <table:data-pilot-member table:name="3.244" table:display="true" table:show-details="true"/>
                <table:data-pilot-member table:name="3.246" table:display="true" table:show-details="true"/>
                <table:data-pilot-member table:name="3.252" table:display="true" table:show-details="true"/>
                <table:data-pilot-member table:name="3.258" table:display="true" table:show-details="true"/>
                <table:data-pilot-member table:name="3.262" table:display="true" table:show-details="true"/>
                <table:data-pilot-member table:name="3.264" table:display="true" table:show-details="true"/>
                <table:data-pilot-member table:name="3.266" table:display="true" table:show-details="true"/>
                <table:data-pilot-member table:name="3.276" table:display="true" table:show-details="true"/>
                <table:data-pilot-member table:name="3.278" table:display="true" table:show-details="true"/>
                <table:data-pilot-member table:name="3.28" table:display="true" table:show-details="true"/>
                <table:data-pilot-member table:name="3.284" table:display="true" table:show-details="true"/>
                <table:data-pilot-member table:name="3.286" table:display="true" table:show-details="true"/>
                <table:data-pilot-member table:name="3.288" table:display="true" table:show-details="true"/>
                <table:data-pilot-member table:name="3.29" table:display="true" table:show-details="true"/>
                <table:data-pilot-member table:name="3.322" table:display="true" table:show-details="true"/>
                <table:data-pilot-member table:name="3.324" table:display="true" table:show-details="true"/>
                <table:data-pilot-member table:name="3.33" table:display="true" table:show-details="true"/>
                <table:data-pilot-member table:name="3.336" table:display="true" table:show-details="true"/>
                <table:data-pilot-member table:name="3.64" table:display="true" table:show-details="true"/>
                <table:data-pilot-member table:name="5.352" table:display="true" table:show-details="true"/>
                <table:data-pilot-member table:name="5.396" table:display="true" table:show-details="true"/>
                <table:data-pilot-member table:name="5.404" table:display="true" table:show-details="true"/>
                <table:data-pilot-member table:name="5.408" table:display="true" table:show-details="true"/>
                <table:data-pilot-member table:name="5.416" table:display="true" table:show-details="true"/>
                <table:data-pilot-member table:name="5.42" table:display="true" table:show-details="true"/>
                <table:data-pilot-member table:name="5.428" table:display="true" table:show-details="true"/>
                <table:data-pilot-member table:name="5.436" table:display="true" table:show-details="true"/>
                <table:data-pilot-member table:name="5.444" table:display="true" table:show-details="true"/>
                <table:data-pilot-member table:name="5.452" table:display="true" table:show-details="true"/>
                <table:data-pilot-member table:name="5.46" table:display="true" table:show-details="true"/>
                <table:data-pilot-member table:name="5.472" table:display="true" table:show-details="true"/>
                <table:data-pilot-member table:name="5.484" table:display="true" table:show-details="true"/>
                <table:data-pilot-member table:name="5.548" table:display="true" table:show-details="true"/>
                <table:data-pilot-member table:name="5.552" table:display="true" table:show-details="true"/>
                <table:data-pilot-member table:name="6.288" table:display="true" table:show-details="true"/>
                <table:data-pilot-member table:name="6.3" table:display="true" table:show-details="true"/>
                <table:data-pilot-member table:name="6.592" table:display="true" table:show-details="true"/>
                <table:data-pilot-member table:name="6.744" table:display="true" table:show-details="true"/>
                <table:data-pilot-member table:name="6.772" table:display="true" table:show-details="true"/>
                <table:data-pilot-member table:name="7.044" table:display="true" table:show-details="true"/>
                <table:data-pilot-member table:name="7.128" table:display="true" table:show-details="true"/>
                <table:data-pilot-member table:name="7.148" table:display="true" table:show-details="true"/>
                <table:data-pilot-member table:name="7.18" table:display="true" table:show-details="true"/>
                <table:data-pilot-member table:name="7.188" table:display="true" table:show-details="true"/>
                <table:data-pilot-member table:name="7.192" table:display="true" table:show-details="true"/>
                <table:data-pilot-member table:name="7.2" table:display="true" table:show-details="true"/>
                <table:data-pilot-member table:name="7.204" table:display="true" table:show-details="true"/>
                <table:data-pilot-member table:name="7.212" table:display="true" table:show-details="true"/>
                <table:data-pilot-member table:name="7.216" table:display="true" table:show-details="true"/>
                <table:data-pilot-member table:name="7.22" table:display="true" table:show-details="true"/>
                <table:data-pilot-member table:name="7.224" table:display="true" table:show-details="true"/>
                <table:data-pilot-member table:name="7.228" table:display="true" table:show-details="true"/>
                <table:data-pilot-member table:name="7.272" table:display="true" table:show-details="true"/>
                <table:data-pilot-member table:name="7.284" table:display="true" table:show-details="true"/>
                <table:data-pilot-member table:name="7.296" table:display="true" table:show-details="true"/>
                <table:data-pilot-member table:name="7.312" table:display="true" table:show-details="true"/>
                <table:data-pilot-member table:name="7.432" table:display="true" table:show-details="true"/>
                <table:data-pilot-member table:name="7.436" table:display="true" table:show-details="true"/>
                <table:data-pilot-member table:name="7.448" table:display="true" table:show-details="true"/>
                <table:data-pilot-member table:name="7.516" table:display="true" table:show-details="true"/>
                <table:data-pilot-member table:name="7.528" table:display="true" table:show-details="true"/>
                <table:data-pilot-member table:name="7.532" table:display="true" table:show-details="true"/>
                <table:data-pilot-member table:name="7.544" table:display="true" table:show-details="true"/>
                <table:data-pilot-member table:name="7.564" table:display="true" table:show-details="true"/>
                <table:data-pilot-member table:name="7.592" table:display="true" table:show-details="true"/>
                <table:data-pilot-member table:name="7.644" table:display="true" table:show-details="true"/>
                <table:data-pilot-member table:name="7.66" table:display="true" table:show-details="true"/>
                <table:data-pilot-member table:name="7.668" table:display="true" table:show-details="true"/>
                <table:data-pilot-member table:name="7.672" table:display="true" table:show-details="true"/>
                <table:data-pilot-member table:name="7.688" table:display="true" table:show-details="true"/>
                <table:data-pilot-member table:name="7.696" table:display="true" table:show-details="true"/>
                <table:data-pilot-member table:name="7.772" table:display="true" table:show-details="true"/>
                <table:data-pilot-member table:name="7.784" table:display="true" table:show-details="true"/>
                <table:data-pilot-member table:name="7.792" table:display="true" table:show-details="true"/>
                <table:data-pilot-member table:name="7.804" table:display="true" table:show-details="true"/>
                <table:data-pilot-member table:name="8.056" table:display="true" table:show-details="true"/>
                <table:data-pilot-member table:name="8.812" table:display="true" table:show-details="true"/>
                <table:data-pilot-member table:name="8.824" table:display="true" table:show-details="true"/>
                <table:data-pilot-member table:name="8.848" table:display="true" table:show-details="true"/>
                <table:data-pilot-member table:name="8.856" table:display="true" table:show-details="true"/>
                <table:data-pilot-member table:name="8.86" table:display="true" table:show-details="true"/>
                <table:data-pilot-member table:name="8.864" table:display="true" table:show-details="true"/>
                <table:data-pilot-member table:name="8.872" table:display="true" table:show-details="true"/>
                <table:data-pilot-member table:name="8.88" table:display="true" table:show-details="true"/>
                <table:data-pilot-member table:name="8.924" table:display="true" table:show-details="true"/>
                <table:data-pilot-member table:name="8.932" table:display="true" table:show-details="true"/>
                <table:data-pilot-member table:name="8.936" table:display="true" table:show-details="true"/>
                <table:data-pilot-member table:name="8.948" table:display="true" table:show-details="true"/>
                <table:data-pilot-member table:name="8.952" table:display="true" table:show-details="true"/>
                <table:data-pilot-member table:name="8.96" table:display="true" table:show-details="true"/>
                <table:data-pilot-member table:name="8.964" table:display="true" table:show-details="true"/>
                <table:data-pilot-member table:name="8.98" table:display="true" table:show-details="true"/>
                <table:data-pilot-member table:name="8.984" table:display="true" table:show-details="true"/>
                <table:data-pilot-member table:name="8.992" table:display="true" table:show-details="true"/>
                <table:data-pilot-member table:name="9.004" table:display="true" table:show-details="true"/>
                <table:data-pilot-member table:name="9.016" table:display="true" table:show-details="true"/>
                <table:data-pilot-member table:name="9.388" table:display="true" table:show-details="true"/>
                <table:data-pilot-member table:name="9.624" table:display="true" table:show-details="true"/>
                <table:data-pilot-member table:name="9.628" table:display="true" table:show-details="true"/>
                <table:data-pilot-member table:name="9.648" table:display="true" table:show-details="true"/>
                <table:data-pilot-member table:name="9.652" table:display="true" table:show-details="true"/>
                <table:data-pilot-member table:name="9.672" table:display="true" table:show-details="true"/>
                <table:data-pilot-member table:name="9.688" table:display="true" table:show-details="true"/>
                <table:data-pilot-member table:name="9.76" table:display="true" table:show-details="true"/>
                <table:data-pilot-member table:name="9.764" table:display="true" table:show-details="true"/>
                <table:data-pilot-member table:name="9.78" table:display="true" table:show-details="true"/>
                <table:data-pilot-member table:name="9.784" table:display="true" table:show-details="true"/>
                <table:data-pilot-member table:name="10.204" table:display="true" table:show-details="true"/>
                <table:data-pilot-member table:name="10.208" table:display="true" table:show-details="true"/>
                <table:data-pilot-member table:name="10.244" table:display="true" table:show-details="true"/>
                <table:data-pilot-member table:name="10.248" table:display="true" table:show-details="true"/>
                <table:data-pilot-member table:name="10.312" table:display="true" table:show-details="true"/>
                <table:data-pilot-member table:name="10.336" table:display="true" table:show-details="true"/>
                <table:data-pilot-member table:name="10.38" table:display="true" table:show-details="true"/>
                <table:data-pilot-member table:name="10.384" table:display="true" table:show-details="true"/>
                <table:data-pilot-member table:name="10.428" table:display="true" table:show-details="true"/>
                <table:data-pilot-member table:name="10.432" table:display="true" table:show-details="true"/>
                <table:data-pilot-member table:name="10.488" table:display="true" table:show-details="true"/>
                <table:data-pilot-member table:name="10.492" table:display="true" table:show-details="true"/>
                <table:data-pilot-member table:name="10.504" table:display="true" table:show-details="true"/>
                <table:data-pilot-member table:name="10.52" table:display="true" table:show-details="true"/>
                <table:data-pilot-member table:name="10.524" table:display="true" table:show-details="true"/>
                <table:data-pilot-member table:name="10.528" table:display="true" table:show-details="true"/>
                <table:data-pilot-member table:name="10.612" table:display="true" table:show-details="true"/>
                <table:data-pilot-member table:name="10.616" table:display="true" table:show-details="true"/>
                <table:data-pilot-member table:name="10.648" table:display="true" table:show-details="true"/>
                <table:data-pilot-member table:name="10.656" table:display="true" table:show-details="true"/>
                <table:data-pilot-member table:name="10.684" table:display="true" table:show-details="true"/>
                <table:data-pilot-member table:name="10.688" table:display="true" table:show-details="true"/>
                <table:data-pilot-member table:name="10.692" table:display="true" table:show-details="true"/>
                <table:data-pilot-member table:name="10.7" table:display="true" table:show-details="true"/>
                <table:data-pilot-member table:name="10.72" table:display="true" table:show-details="true"/>
                <table:data-pilot-member table:name="10.728" table:display="true" table:show-details="true"/>
                <table:data-pilot-member table:name="10.736" table:display="true" table:show-details="true"/>
                <table:data-pilot-member table:name="10.74" table:display="true" table:show-details="true"/>
                <table:data-pilot-member table:name="10.748" table:display="true" table:show-details="true"/>
                <table:data-pilot-member table:name="10.764" table:display="true" table:show-details="true"/>
                <table:data-pilot-member table:name="10.78" table:display="true" table:show-details="true"/>
                <table:data-pilot-member table:name="10.784" table:display="true" table:show-details="true"/>
                <table:data-pilot-member table:name="10.788" table:display="true" table:show-details="true"/>
                <table:data-pilot-member table:name="10.876" table:display="true" table:show-details="true"/>
                <table:data-pilot-member table:name="10.88" table:display="true" table:show-details="true"/>
                <table:data-pilot-member table:name="10.884" table:display="true" table:show-details="true"/>
                <table:data-pilot-member table:name="10.9" table:display="true" table:show-details="true"/>
                <table:data-pilot-member table:name="10.904" table:display="true" table:show-details="true"/>
                <table:data-pilot-member table:name="10.912" table:display="true" table:show-details="true"/>
                <table:data-pilot-member table:name="10.916" table:display="true" table:show-details="true"/>
                <table:data-pilot-member table:name="10.94" table:display="true" table:show-details="true"/>
                <table:data-pilot-member table:name="11.02" table:display="true" table:show-details="true"/>
                <table:data-pilot-member table:name="11.024" table:display="true" table:show-details="true"/>
                <table:data-pilot-member table:name="11.028" table:display="true" table:show-details="true"/>
                <table:data-pilot-member table:name="11.036" table:display="true" table:show-details="true"/>
                <table:data-pilot-member table:name="11.68" table:display="true" table:show-details="true"/>
                <table:data-pilot-member table:name="12.08" table:display="true" table:show-details="true"/>
                <table:data-pilot-member table:name="12.104" table:display="true" table:show-details="true"/>
                <table:data-pilot-member table:name="12.12" table:display="true" table:show-details="true"/>
                <table:data-pilot-member table:name="12.176" table:display="true" table:show-details="true"/>
                <table:data-pilot-member table:name="12.192" table:display="true" table:show-details="true"/>
                <table:data-pilot-member table:name="12.2" table:display="true" table:show-details="true"/>
                <table:data-pilot-member table:name="12.216" table:display="true" table:show-details="true"/>
                <table:data-pilot-member table:name="12.224" table:display="true" table:show-details="true"/>
                <table:data-pilot-member table:name="12.24" table:display="true" table:show-details="true"/>
                <table:data-pilot-member table:name="14.472" table:display="true" table:show-details="true"/>
                <table:data-pilot-member table:name="16.064" table:display="true" table:show-details="true"/>
                <table:data-pilot-member table:name="16.112" table:display="true" table:show-details="true"/>
                <table:data-pilot-member table:name="17.096" table:display="true" table:show-details="true"/>
                <table:data-pilot-member table:name="17.128" table:display="true" table:show-details="true"/>
                <table:data-pilot-member table:name="17.136" table:display="true" table:show-details="true"/>
                <table:data-pilot-member table:name="17.144" table:display="true" table:show-details="true"/>
                <table:data-pilot-member table:name="17.272" table:display="true" table:show-details="true"/>
                <table:data-pilot-member table:name="17.28" table:display="true" table:show-details="true"/>
                <table:data-pilot-member table:name="17.304" table:display="true" table:show-details="true"/>
                <table:data-pilot-member table:name="17.312" table:display="true" table:show-details="true"/>
                <table:data-pilot-member table:name="17.456" table:display="true" table:show-details="true"/>
                <table:data-pilot-member table:name="17.464" table:display="true" table:show-details="true"/>
                <table:data-pilot-member table:name="17.472" table:display="true" table:show-details="true"/>
                <table:data-pilot-member table:name="17.496" table:display="true" table:show-details="true"/>
                <table:data-pilot-member table:name="17.504" table:display="true" table:show-details="true"/>
                <table:data-pilot-member table:name="17.712" table:display="true" table:show-details="true"/>
                <table:data-pilot-member table:name="17.72" table:display="true" table:show-details="true"/>
                <table:data-pilot-member table:name="17.728" table:display="true" table:show-details="true"/>
                <table:data-pilot-member table:name="17.752" table:display="true" table:show-details="true"/>
                <table:data-pilot-member table:name="17.76" table:display="true" table:show-details="true"/>
                <table:data-pilot-member table:name="17.768" table:display="true" table:show-details="true"/>
                <table:data-pilot-member table:name="17.776" table:display="true" table:show-details="true"/>
                <table:data-pilot-member table:name="17.784" table:display="true" table:show-details="true"/>
                <table:data-pilot-member table:name="17.808" table:display="true" table:show-details="true"/>
                <table:data-pilot-member table:name="17.816" table:display="true" table:show-details="true"/>
                <table:data-pilot-member table:name="17.992" table:display="true" table:show-details="true"/>
                <table:data-pilot-member table:name="18.04" table:display="true" table:show-details="true"/>
                <table:data-pilot-member table:name="18.144" table:display="true" table:show-details="true"/>
                <table:data-pilot-member table:name="18.192" table:display="true" table:show-details="true"/>
                <table:data-pilot-member table:name="18.224" table:display="true" table:show-details="true"/>
                <table:data-pilot-member table:name="18.256" table:display="true" table:show-details="true"/>
                <table:data-pilot-member table:name="18.376" table:display="true" table:show-details="true"/>
                <table:data-pilot-member table:name="18.408" table:display="true" table:show-details="true"/>
                <table:data-pilot-member table:name="18.616" table:display="true" table:show-details="true"/>
                <table:data-pilot-member table:name="18.648" table:display="true" table:show-details="true"/>
                <table:data-pilot-member table:name="18.664" table:display="true" table:show-details="true"/>
                <table:data-pilot-member table:name="18.696" table:display="true" table:show-details="true"/>
                <table:data-pilot-member table:name="18.936" table:display="true" table:show-details="true"/>
                <table:data-pilot-member table:name="18.944" table:display="true" table:show-details="true"/>
                <table:data-pilot-member table:name="20.272" table:display="true" table:show-details="true"/>
                <table:data-pilot-member table:name="20.28" table:display="true" table:show-details="true"/>
                <table:data-pilot-member table:name="21.216" table:display="true" table:show-details="true"/>
                <table:data-pilot-member table:name="21.24" table:display="true" table:show-details="true"/>
                <table:data-pilot-member table:name="21.248" table:display="true" table:show-details="true"/>
                <table:data-pilot-member table:name="21.272" table:display="true" table:show-details="true"/>
                <table:data-pilot-member table:name="21.304" table:display="true" table:show-details="true"/>
                <table:data-pilot-member table:name="21.328" table:display="true" table:show-details="true"/>
                <table:data-pilot-member table:name="21.376" table:display="true" table:show-details="true"/>
                <table:data-pilot-member table:name="21.384" table:display="true" table:show-details="true"/>
                <table:data-pilot-member table:name="21.416" table:display="true" table:show-details="true"/>
                <table:data-pilot-member table:name="21.424" table:display="true" table:show-details="true"/>
                <table:data-pilot-member table:name="21.44" table:display="true" table:show-details="true"/>
                <table:data-pilot-member table:name="21.448" table:display="true" table:show-details="true"/>
                <table:data-pilot-member table:name="21.464" table:display="true" table:show-details="true"/>
                <table:data-pilot-member table:name="21.472" table:display="true" table:show-details="true"/>
                <table:data-pilot-member table:name="21.48" table:display="true" table:show-details="true"/>
                <table:data-pilot-member table:name="21.496" table:display="true" table:show-details="true"/>
                <table:data-pilot-member table:name="21.504" table:display="true" table:show-details="true"/>
                <table:data-pilot-member table:name="21.512" table:display="true" table:show-details="true"/>
                <table:data-pilot-member table:name="21.52" table:display="true" table:show-details="true"/>
                <table:data-pilot-member table:name="21.528" table:display="true" table:show-details="true"/>
                <table:data-pilot-member table:name="21.536" table:display="true" table:show-details="true"/>
                <table:data-pilot-member table:name="21.544" table:display="true" table:show-details="true"/>
                <table:data-pilot-member table:name="22.296" table:display="true" table:show-details="true"/>
                <table:data-pilot-member table:name="22.304" table:display="true" table:show-details="true"/>
                <table:data-pilot-member table:name="22.312" table:display="true" table:show-details="true"/>
                <table:data-pilot-member table:name="22.328" table:display="true" table:show-details="true"/>
                <table:data-pilot-member table:name="22.336" table:display="true" table:show-details="true"/>
                <table:data-pilot-member table:name="22.688" table:display="true" table:show-details="true"/>
                <table:data-pilot-member table:name="22.696" table:display="true" table:show-details="true"/>
                <table:data-pilot-member table:name="22.704" table:display="true" table:show-details="true"/>
                <table:data-pilot-member table:name="22.712" table:display="true" table:show-details="true"/>
                <table:data-pilot-member table:name="22.72" table:display="true" table:show-details="true"/>
                <table:data-pilot-member table:name="22.736" table:display="true" table:show-details="true"/>
                <table:data-pilot-member table:name="22.744" table:display="true" table:show-details="true"/>
                <table:data-pilot-member table:name="22.752" table:display="true" table:show-details="true"/>
                <table:data-pilot-member table:name="22.784" table:display="true" table:show-details="true"/>
                <table:data-pilot-member table:name="22.792" table:display="true" table:show-details="true"/>
                <table:data-pilot-member table:name="22.808" table:display="true" table:show-details="true"/>
                <table:data-pilot-member table:name="22.816" table:display="true" table:show-details="true"/>
                <table:data-pilot-member table:name="22.928" table:display="true" table:show-details="true"/>
                <table:data-pilot-member table:name="22.944" table:display="true" table:show-details="true"/>
                <table:data-pilot-member table:name="22.96" table:display="true" table:show-details="true"/>
                <table:data-pilot-member table:name="22.968" table:display="true" table:show-details="true"/>
                <table:data-pilot-member table:name="22.984" table:display="true" table:show-details="true"/>
                <table:data-pilot-member table:name="23.776" table:display="true" table:show-details="true"/>
                <table:data-pilot-member table:name="23.816" table:display="true" table:show-details="true"/>
                <table:data-pilot-member table:name="23.832" table:display="true" table:show-details="true"/>
                <table:data-pilot-member table:name="23.864" table:display="true" table:show-details="true"/>
                <table:data-pilot-member table:name="24.24" table:display="true" table:show-details="true"/>
                <table:data-pilot-member table:name="24.264" table:display="true" table:show-details="true"/>
                <table:data-pilot-member table:name="24.36" table:display="true" table:show-details="true"/>
                <table:data-pilot-member table:name="24.44" table:display="true" table:show-details="true"/>
                <table:data-pilot-member table:name="24.448" table:display="true" table:show-details="true"/>
                <table:data-pilot-member table:name="24.496" table:display="true" table:show-details="true"/>
                <table:data-pilot-member table:name="24.52" table:display="true" table:show-details="true"/>
                <table:data-pilot-member table:name="24.536" table:display="true" table:show-details="true"/>
                <table:data-pilot-member table:name="24.552" table:display="true" table:show-details="true"/>
                <table:data-pilot-member table:name="24.568" table:display="true" table:show-details="true"/>
                <table:data-pilot-member table:name="24.584" table:display="true" table:show-details="true"/>
                <table:data-pilot-member table:name="24.592" table:display="true" table:show-details="true"/>
                <table:data-pilot-member table:name="24.608" table:display="true" table:show-details="true"/>
                <table:data-pilot-member table:name="24.648" table:display="true" table:show-details="true"/>
                <table:data-pilot-member table:name="24.672" table:display="true" table:show-details="true"/>
                <table:data-pilot-member table:name="24.68" table:display="true" table:show-details="true"/>
                <table:data-pilot-member table:name="24.696" table:display="true" table:show-details="true"/>
                <table:data-pilot-member table:name="24.712" table:display="true" table:show-details="true"/>
                <table:data-pilot-member table:name="24.736" table:display="true" table:show-details="true"/>
                <table:data-pilot-member table:name="24.744" table:display="true" table:show-details="true"/>
                <table:data-pilot-member table:name="24.752" table:display="true" table:show-details="true"/>
                <table:data-pilot-member table:name="24.76" table:display="true" table:show-details="true"/>
                <table:data-pilot-member table:name="24.768" table:display="true" table:show-details="true"/>
                <table:data-pilot-member table:name="24.808" table:display="true" table:show-details="true"/>
                <table:data-pilot-member table:name="24.832" table:display="true" table:show-details="true"/>
                <table:data-pilot-member table:name="24.84" table:display="true" table:show-details="true"/>
                <table:data-pilot-member table:name="24.88" table:display="true" table:show-details="true"/>
                <table:data-pilot-member table:name="25" table:display="true" table:show-details="true"/>
                <table:data-pilot-member table:name="25.016" table:display="true" table:show-details="true"/>
                <table:data-pilot-member table:name="25.096" table:display="true" table:show-details="true"/>
                <table:data-pilot-member table:name="25.104" table:display="true" table:show-details="true"/>
                <table:data-pilot-member table:name="25.256" table:display="true" table:show-details="true"/>
                <table:data-pilot-member table:name="25.264" table:display="true" table:show-details="true"/>
                <table:data-pilot-member table:name="25.272" table:display="true" table:show-details="true"/>
                <table:data-pilot-member table:name="25.28" table:display="true" table:show-details="true"/>
                <table:data-pilot-member table:name="25.288" table:display="true" table:show-details="true"/>
                <table:data-pilot-member table:name="25.328" table:display="true" table:show-details="true"/>
                <table:data-pilot-member table:name="25.36" table:display="true" table:show-details="true"/>
                <table:data-pilot-member table:name="25.376" table:display="true" table:show-details="true"/>
                <table:data-pilot-member table:name="25.392" table:display="true" table:show-details="true"/>
                <table:data-pilot-member table:name="25.408" table:display="true" table:show-details="true"/>
                <table:data-pilot-member table:name="25.432" table:display="true" table:show-details="true"/>
                <table:data-pilot-member table:name="25.44" table:display="true" table:show-details="true"/>
                <table:data-pilot-member table:name="25.448" table:display="true" table:show-details="true"/>
                <table:data-pilot-member table:name="25.536" table:display="true" table:show-details="true"/>
                <table:data-pilot-member table:name="25.552" table:display="true" table:show-details="true"/>
                <table:data-pilot-member table:name="25.56" table:display="true" table:show-details="true"/>
                <table:data-pilot-member table:name="25.5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sum">
            <table:data-pilot-level table:show-empty="false" calcext:repeat-item-labels="false">
              <table:data-pilot-members>
                <table:data-pilot-member table:name="0.0000033558" table:display="true" table:show-details="true"/>
                <table:data-pilot-member table:name="0.0000035231" table:display="true" table:show-details="true"/>
                <table:data-pilot-member table:name="0.0000045602" table:display="true" table:show-details="true"/>
                <table:data-pilot-member table:name="0.0000045736" table:display="true" table:show-details="true"/>
                <table:data-pilot-member table:name="0.0000048188" table:display="true" table:show-details="true"/>
                <table:data-pilot-member table:name="0.0000048256" table:display="true" table:show-details="true"/>
                <table:data-pilot-member table:name="0.0000050108" table:display="true" table:show-details="true"/>
                <table:data-pilot-member table:name="0.0000052094" table:display="true" table:show-details="true"/>
                <table:data-pilot-member table:name="0.0000053101" table:display="true" table:show-details="true"/>
                <table:data-pilot-member table:name="0.0000053674" table:display="true" table:show-details="true"/>
                <table:data-pilot-member table:name="0.0000055994" table:display="true" table:show-details="true"/>
                <table:data-pilot-member table:name="0.0000056326" table:display="true" table:show-details="true"/>
                <table:data-pilot-member table:name="0.0000056622" table:display="true" table:show-details="true"/>
                <table:data-pilot-member table:name="0.000005672" table:display="true" table:show-details="true"/>
                <table:data-pilot-member table:name="0.0000057133" table:display="true" table:show-details="true"/>
                <table:data-pilot-member table:name="0.000005718" table:display="true" table:show-details="true"/>
                <table:data-pilot-member table:name="0.0000057269" table:display="true" table:show-details="true"/>
                <table:data-pilot-member table:name="0.0000057531" table:display="true" table:show-details="true"/>
                <table:data-pilot-member table:name="0.0000058181" table:display="true" table:show-details="true"/>
                <table:data-pilot-member table:name="0.000005878" table:display="true" table:show-details="true"/>
                <table:data-pilot-member table:name="0.0000058803" table:display="true" table:show-details="true"/>
                <table:data-pilot-member table:name="0.0000058807" table:display="true" table:show-details="true"/>
                <table:data-pilot-member table:name="0.0000059349" table:display="true" table:show-details="true"/>
                <table:data-pilot-member table:name="0.0000059779" table:display="true" table:show-details="true"/>
                <table:data-pilot-member table:name="0.0000060624" table:display="true" table:show-details="true"/>
                <table:data-pilot-member table:name="0.0000060904" table:display="true" table:show-details="true"/>
                <table:data-pilot-member table:name="0.000006095" table:display="true" table:show-details="true"/>
                <table:data-pilot-member table:name="0.0000061144" table:display="true" table:show-details="true"/>
                <table:data-pilot-member table:name="0.0000061566" table:display="true" table:show-details="true"/>
                <table:data-pilot-member table:name="0.0000062011" table:display="true" table:show-details="true"/>
                <table:data-pilot-member table:name="0.0000062049" table:display="true" table:show-details="true"/>
                <table:data-pilot-member table:name="0.0000062897" table:display="true" table:show-details="true"/>
                <table:data-pilot-member table:name="0.0000063181" table:display="true" table:show-details="true"/>
                <table:data-pilot-member table:name="0.0000063188" table:display="true" table:show-details="true"/>
                <table:data-pilot-member table:name="0.0000064264" table:display="true" table:show-details="true"/>
                <table:data-pilot-member table:name="0.0000064305" table:display="true" table:show-details="true"/>
                <table:data-pilot-member table:name="0.0000064577" table:display="true" table:show-details="true"/>
                <table:data-pilot-member table:name="0.0000064712" table:display="true" table:show-details="true"/>
                <table:data-pilot-member table:name="0.000006633" table:display="true" table:show-details="true"/>
                <table:data-pilot-member table:name="0.0000067331" table:display="true" table:show-details="true"/>
                <table:data-pilot-member table:name="0.0000067549" table:display="true" table:show-details="true"/>
                <table:data-pilot-member table:name="0.0000067719" table:display="true" table:show-details="true"/>
                <table:data-pilot-member table:name="0.0000067871" table:display="true" table:show-details="true"/>
                <table:data-pilot-member table:name="0.0000068693" table:display="true" table:show-details="true"/>
                <table:data-pilot-member table:name="0.0000069001" table:display="true" table:show-details="true"/>
                <table:data-pilot-member table:name="0.000006905" table:display="true" table:show-details="true"/>
                <table:data-pilot-member table:name="0.0000069473" table:display="true" table:show-details="true"/>
                <table:data-pilot-member table:name="0.0000069694" table:display="true" table:show-details="true"/>
                <table:data-pilot-member table:name="0.0000069777" table:display="true" table:show-details="true"/>
                <table:data-pilot-member table:name="0.0000070041" table:display="true" table:show-details="true"/>
                <table:data-pilot-member table:name="0.0000070067" table:display="true" table:show-details="true"/>
                <table:data-pilot-member table:name="0.00000701" table:display="true" table:show-details="true"/>
                <table:data-pilot-member table:name="0.0000070491" table:display="true" table:show-details="true"/>
                <table:data-pilot-member table:name="0.00000706" table:display="true" table:show-details="true"/>
                <table:data-pilot-member table:name="0.0000070611" table:display="true" table:show-details="true"/>
                <table:data-pilot-member table:name="0.0000070669" table:display="true" table:show-details="true"/>
                <table:data-pilot-member table:name="0.0000070765" table:display="true" table:show-details="true"/>
                <table:data-pilot-member table:name="0.0000070991" table:display="true" table:show-details="true"/>
                <table:data-pilot-member table:name="0.0000071083" table:display="true" table:show-details="true"/>
                <table:data-pilot-member table:name="0.0000071166" table:display="true" table:show-details="true"/>
                <table:data-pilot-member table:name="0.0000071449" table:display="true" table:show-details="true"/>
                <table:data-pilot-member table:name="0.0000072291" table:display="true" table:show-details="true"/>
                <table:data-pilot-member table:name="0.0000072528" table:display="true" table:show-details="true"/>
                <table:data-pilot-member table:name="0.0000072834" table:display="true" table:show-details="true"/>
                <table:data-pilot-member table:name="0.0000073051" table:display="true" table:show-details="true"/>
                <table:data-pilot-member table:name="0.000007343" table:display="true" table:show-details="true"/>
                <table:data-pilot-member table:name="0.0000073484" table:display="true" table:show-details="true"/>
                <table:data-pilot-member table:name="0.0000073694" table:display="true" table:show-details="true"/>
                <table:data-pilot-member table:name="0.0000075311" table:display="true" table:show-details="true"/>
                <table:data-pilot-member table:name="0.0000075971" table:display="true" table:show-details="true"/>
                <table:data-pilot-member table:name="0.0000076337" table:display="true" table:show-details="true"/>
                <table:data-pilot-member table:name="0.0000077012" table:display="true" table:show-details="true"/>
                <table:data-pilot-member table:name="0.0000077616" table:display="true" table:show-details="true"/>
                <table:data-pilot-member table:name="0.0000077938" table:display="true" table:show-details="true"/>
                <table:data-pilot-member table:name="0.0000078078" table:display="true" table:show-details="true"/>
                <table:data-pilot-member table:name="0.000007825" table:display="true" table:show-details="true"/>
                <table:data-pilot-member table:name="0.0000078433" table:display="true" table:show-details="true"/>
                <table:data-pilot-member table:name="0.0000078954" table:display="true" table:show-details="true"/>
                <table:data-pilot-member table:name="0.0000079029" table:display="true" table:show-details="true"/>
                <table:data-pilot-member table:name="0.0000079389" table:display="true" table:show-details="true"/>
                <table:data-pilot-member table:name="0.0000079446" table:display="true" table:show-details="true"/>
                <table:data-pilot-member table:name="0.0000080717" table:display="true" table:show-details="true"/>
                <table:data-pilot-member table:name="0.0000080794" table:display="true" table:show-details="true"/>
                <table:data-pilot-member table:name="0.0000081132" table:display="true" table:show-details="true"/>
                <table:data-pilot-member table:name="0.0000081291" table:display="true" table:show-details="true"/>
                <table:data-pilot-member table:name="0.0000081529" table:display="true" table:show-details="true"/>
                <table:data-pilot-member table:name="0.0000082006" table:display="true" table:show-details="true"/>
                <table:data-pilot-member table:name="0.0000082015" table:display="true" table:show-details="true"/>
                <table:data-pilot-member table:name="0.0000082553" table:display="true" table:show-details="true"/>
                <table:data-pilot-member table:name="0.0000082642" table:display="true" table:show-details="true"/>
                <table:data-pilot-member table:name="0.0000082643" table:display="true" table:show-details="true"/>
                <table:data-pilot-member table:name="0.000008312" table:display="true" table:show-details="true"/>
                <table:data-pilot-member table:name="0.0000083187" table:display="true" table:show-details="true"/>
                <table:data-pilot-member table:name="0.0000083607" table:display="true" table:show-details="true"/>
                <table:data-pilot-member table:name="0.0000083728" table:display="true" table:show-details="true"/>
                <table:data-pilot-member table:name="0.0000084106" table:display="true" table:show-details="true"/>
                <table:data-pilot-member table:name="0.0000084353" table:display="true" table:show-details="true"/>
                <table:data-pilot-member table:name="0.0000084393" table:display="true" table:show-details="true"/>
                <table:data-pilot-member table:name="0.0000085735" table:display="true" table:show-details="true"/>
                <table:data-pilot-member table:name="0.0000085996" table:display="true" table:show-details="true"/>
                <table:data-pilot-member table:name="0.0000086571" table:display="true" table:show-details="true"/>
                <table:data-pilot-member table:name="0.0000087131" table:display="true" table:show-details="true"/>
                <table:data-pilot-member table:name="0.000008723" table:display="true" table:show-details="true"/>
                <table:data-pilot-member table:name="0.0000087517" table:display="true" table:show-details="true"/>
                <table:data-pilot-member table:name="0.0000087538" table:display="true" table:show-details="true"/>
                <table:data-pilot-member table:name="0.0000087696" table:display="true" table:show-details="true"/>
                <table:data-pilot-member table:name="0.0000087774" table:display="true" table:show-details="true"/>
                <table:data-pilot-member table:name="0.0000088623" table:display="true" table:show-details="true"/>
                <table:data-pilot-member table:name="0.0000089201" table:display="true" table:show-details="true"/>
                <table:data-pilot-member table:name="0.0000090051" table:display="true" table:show-details="true"/>
                <table:data-pilot-member table:name="0.0000090274" table:display="true" table:show-details="true"/>
                <table:data-pilot-member table:name="0.0000090643" table:display="true" table:show-details="true"/>
                <table:data-pilot-member table:name="0.0000090736" table:display="true" table:show-details="true"/>
                <table:data-pilot-member table:name="0.0000091007" table:display="true" table:show-details="true"/>
                <table:data-pilot-member table:name="0.0000091046" table:display="true" table:show-details="true"/>
                <table:data-pilot-member table:name="0.0000092077" table:display="true" table:show-details="true"/>
                <table:data-pilot-member table:name="0.0000092188" table:display="true" table:show-details="true"/>
                <table:data-pilot-member table:name="0.0000092946" table:display="true" table:show-details="true"/>
                <table:data-pilot-member table:name="0.000009413" table:display="true" table:show-details="true"/>
                <table:data-pilot-member table:name="0.0000094419" table:display="true" table:show-details="true"/>
                <table:data-pilot-member table:name="0.0000094692" table:display="true" table:show-details="true"/>
                <table:data-pilot-member table:name="0.0000094871" table:display="true" table:show-details="true"/>
                <table:data-pilot-member table:name="0.0000095752" table:display="true" table:show-details="true"/>
                <table:data-pilot-member table:name="0.000009588" table:display="true" table:show-details="true"/>
                <table:data-pilot-member table:name="0.0000097284" table:display="true" table:show-details="true"/>
                <table:data-pilot-member table:name="0.0000097406" table:display="true" table:show-details="true"/>
                <table:data-pilot-member table:name="0.0000097656" table:display="true" table:show-details="true"/>
                <table:data-pilot-member table:name="0.0000097832" table:display="true" table:show-details="true"/>
                <table:data-pilot-member table:name="0.000009789" table:display="true" table:show-details="true"/>
                <table:data-pilot-member table:name="0.0000098305" table:display="true" table:show-details="true"/>
                <table:data-pilot-member table:name="0.0000098754" table:display="true" table:show-details="true"/>
                <table:data-pilot-member table:name="0.0000100154" table:display="true" table:show-details="true"/>
                <table:data-pilot-member table:name="0.0000100512" table:display="true" table:show-details="true"/>
                <table:data-pilot-member table:name="0.000010144" table:display="true" table:show-details="true"/>
                <table:data-pilot-member table:name="0.0000102458" table:display="true" table:show-details="true"/>
                <table:data-pilot-member table:name="0.0000102557" table:display="true" table:show-details="true"/>
                <table:data-pilot-member table:name="0.0000102722" table:display="true" table:show-details="true"/>
                <table:data-pilot-member table:name="0.0000102751" table:display="true" table:show-details="true"/>
                <table:data-pilot-member table:name="0.0000103028" table:display="true" table:show-details="true"/>
                <table:data-pilot-member table:name="0.0000103265" table:display="true" table:show-details="true"/>
                <table:data-pilot-member table:name="0.0000103351" table:display="true" table:show-details="true"/>
                <table:data-pilot-member table:name="0.0000104525" table:display="true" table:show-details="true"/>
                <table:data-pilot-member table:name="0.0000104671" table:display="true" table:show-details="true"/>
                <table:data-pilot-member table:name="0.0000104886" table:display="true" table:show-details="true"/>
                <table:data-pilot-member table:name="0.0000106121" table:display="true" table:show-details="true"/>
                <table:data-pilot-member table:name="0.0000107521" table:display="true" table:show-details="true"/>
                <table:data-pilot-member table:name="0.0000110819" table:display="true" table:show-details="true"/>
                <table:data-pilot-member table:name="0.0000110882" table:display="true" table:show-details="true"/>
                <table:data-pilot-member table:name="0.0000111323" table:display="true" table:show-details="true"/>
                <table:data-pilot-member table:name="0.000011156" table:display="true" table:show-details="true"/>
                <table:data-pilot-member table:name="0.00001122" table:display="true" table:show-details="true"/>
                <table:data-pilot-member table:name="0.0000113653" table:display="true" table:show-details="true"/>
                <table:data-pilot-member table:name="0.0000113745" table:display="true" table:show-details="true"/>
                <table:data-pilot-member table:name="0.0000115687" table:display="true" table:show-details="true"/>
                <table:data-pilot-member table:name="0.0000115732" table:display="true" table:show-details="true"/>
                <table:data-pilot-member table:name="0.0000118679" table:display="true" table:show-details="true"/>
                <table:data-pilot-member table:name="0.0000119089" table:display="true" table:show-details="true"/>
                <table:data-pilot-member table:name="0.0000119409" table:display="true" table:show-details="true"/>
                <table:data-pilot-member table:name="0.0000120373" table:display="true" table:show-details="true"/>
                <table:data-pilot-member table:name="0.0000123545" table:display="true" table:show-details="true"/>
                <table:data-pilot-member table:name="0.0000124878" table:display="true" table:show-details="true"/>
                <table:data-pilot-member table:name="0.0000125292" table:display="true" table:show-details="true"/>
                <table:data-pilot-member table:name="0.0000126154" table:display="true" table:show-details="true"/>
                <table:data-pilot-member table:name="0.0000126821" table:display="true" table:show-details="true"/>
                <table:data-pilot-member table:name="0.0000127173" table:display="true" table:show-details="true"/>
                <table:data-pilot-member table:name="0.0000130597" table:display="true" table:show-details="true"/>
                <table:data-pilot-member table:name="0.0000131327" table:display="true" table:show-details="true"/>
                <table:data-pilot-member table:name="0.0000132077" table:display="true" table:show-details="true"/>
                <table:data-pilot-member table:name="0.0000133797" table:display="true" table:show-details="true"/>
                <table:data-pilot-member table:name="0.0000135384" table:display="true" table:show-details="true"/>
                <table:data-pilot-member table:name="0.000013563" table:display="true" table:show-details="true"/>
                <table:data-pilot-member table:name="0.0000136114" table:display="true" table:show-details="true"/>
                <table:data-pilot-member table:name="0.0000139297" table:display="true" table:show-details="true"/>
                <table:data-pilot-member table:name="0.0000142268" table:display="true" table:show-details="true"/>
                <table:data-pilot-member table:name="0.0000142378" table:display="true" table:show-details="true"/>
                <table:data-pilot-member table:name="0.0000143683" table:display="true" table:show-details="true"/>
                <table:data-pilot-member table:name="0.0000145416" table:display="true" table:show-details="true"/>
                <table:data-pilot-member table:name="0.0000147137" table:display="true" table:show-details="true"/>
                <table:data-pilot-member table:name="0.0000153043" table:display="true" table:show-details="true"/>
                <table:data-pilot-member table:name="0.0000153561" table:display="true" table:show-details="true"/>
                <table:data-pilot-member table:name="0.0000153592" table:display="true" table:show-details="true"/>
                <table:data-pilot-member table:name="0.0000153974" table:display="true" table:show-details="true"/>
                <table:data-pilot-member table:name="0.0000155722" table:display="true" table:show-details="true"/>
                <table:data-pilot-member table:name="0.0000157704" table:display="true" table:show-details="true"/>
                <table:data-pilot-member table:name="0.000015808" table:display="true" table:show-details="true"/>
                <table:data-pilot-member table:name="0.0000160253" table:display="true" table:show-details="true"/>
                <table:data-pilot-member table:name="0.0000160914" table:display="true" table:show-details="true"/>
                <table:data-pilot-member table:name="0.0000161506" table:display="true" table:show-details="true"/>
                <table:data-pilot-member table:name="0.0000165179" table:display="true" table:show-details="true"/>
                <table:data-pilot-member table:name="0.000016749" table:display="true" table:show-details="true"/>
                <table:data-pilot-member table:name="0.0000168039" table:display="true" table:show-details="true"/>
                <table:data-pilot-member table:name="0.0000170453" table:display="true" table:show-details="true"/>
                <table:data-pilot-member table:name="0.0000171396" table:display="true" table:show-details="true"/>
                <table:data-pilot-member table:name="0.0000174341" table:display="true" table:show-details="true"/>
                <table:data-pilot-member table:name="0.0000175815" table:display="true" table:show-details="true"/>
                <table:data-pilot-member table:name="0.0000176422" table:display="true" table:show-details="true"/>
                <table:data-pilot-member table:name="0.0000177082" table:display="true" table:show-details="true"/>
                <table:data-pilot-member table:name="0.0000177203" table:display="true" table:show-details="true"/>
                <table:data-pilot-member table:name="0.0000181685" table:display="true" table:show-details="true"/>
                <table:data-pilot-member table:name="0.0000183942" table:display="true" table:show-details="true"/>
                <table:data-pilot-member table:name="0.0000186611" table:display="true" table:show-details="true"/>
                <table:data-pilot-member table:name="0.0000188704" table:display="true" table:show-details="true"/>
                <table:data-pilot-member table:name="0.0000190744" table:display="true" table:show-details="true"/>
                <table:data-pilot-member table:name="0.0000192376" table:display="true" table:show-details="true"/>
                <table:data-pilot-member table:name="0.0000201124" table:display="true" table:show-details="true"/>
                <table:data-pilot-member table:name="0.0000206173" table:display="true" table:show-details="true"/>
                <table:data-pilot-member table:name="0.0000208797" table:display="true" table:show-details="true"/>
                <table:data-pilot-member table:name="0.0000215484" table:display="true" table:show-details="true"/>
                <table:data-pilot-member table:name="0.0000216866" table:display="true" table:show-details="true"/>
                <table:data-pilot-member table:name="0.0000217747" table:display="true" table:show-details="true"/>
                <table:data-pilot-member table:name="0.0000220968" table:display="true" table:show-details="true"/>
                <table:data-pilot-member table:name="0.0000226661" table:display="true" table:show-details="true"/>
                <table:data-pilot-member table:name="0.0000247403" table:display="true" table:show-details="true"/>
                <table:data-pilot-member table:name="0.000024857" table:display="true" table:show-details="true"/>
                <table:data-pilot-member table:name="0.0000255692" table:display="true" table:show-details="true"/>
                <table:data-pilot-member table:name="0.0000255753" table:display="true" table:show-details="true"/>
                <table:data-pilot-member table:name="0.0000256955" table:display="true" table:show-details="true"/>
                <table:data-pilot-member table:name="0.0000257047" table:display="true" table:show-details="true"/>
                <table:data-pilot-member table:name="0.0000261738" table:display="true" table:show-details="true"/>
                <table:data-pilot-member table:name="0.0000261816" table:display="true" table:show-details="true"/>
                <table:data-pilot-member table:name="0.0000262879" table:display="true" table:show-details="true"/>
                <table:data-pilot-member table:name="0.000027463" table:display="true" table:show-details="true"/>
                <table:data-pilot-member table:name="0.00002789" table:display="true" table:show-details="true"/>
                <table:data-pilot-member table:name="0.0000279431" table:display="true" table:show-details="true"/>
                <table:data-pilot-member table:name="0.0000282257" table:display="true" table:show-details="true"/>
                <table:data-pilot-member table:name="0.0000283019" table:display="true" table:show-details="true"/>
                <table:data-pilot-member table:name="0.0000283624" table:display="true" table:show-details="true"/>
                <table:data-pilot-member table:name="0.0000285216" table:display="true" table:show-details="true"/>
                <table:data-pilot-member table:name="0.0000286067" table:display="true" table:show-details="true"/>
                <table:data-pilot-member table:name="0.0000286198" table:display="true" table:show-details="true"/>
                <table:data-pilot-member table:name="0.000029005" table:display="true" table:show-details="true"/>
                <table:data-pilot-member table:name="0.0000294157" table:display="true" table:show-details="true"/>
                <table:data-pilot-member table:name="0.0000295306" table:display="true" table:show-details="true"/>
                <table:data-pilot-member table:name="0.0000296559" table:display="true" table:show-details="true"/>
                <table:data-pilot-member table:name="0.0000298288" table:display="true" table:show-details="true"/>
                <table:data-pilot-member table:name="0.0000298961" table:display="true" table:show-details="true"/>
                <table:data-pilot-member table:name="0.0000300192" table:display="true" table:show-details="true"/>
                <table:data-pilot-member table:name="0.0000300198" table:display="true" table:show-details="true"/>
                <table:data-pilot-member table:name="0.0000304381" table:display="true" table:show-details="true"/>
                <table:data-pilot-member table:name="0.0000306229" table:display="true" table:show-details="true"/>
                <table:data-pilot-member table:name="0.0000306404" table:display="true" table:show-details="true"/>
                <table:data-pilot-member table:name="0.0000307615" table:display="true" table:show-details="true"/>
                <table:data-pilot-member table:name="0.0000307813" table:display="true" table:show-details="true"/>
                <table:data-pilot-member table:name="0.0000309301" table:display="true" table:show-details="true"/>
                <table:data-pilot-member table:name="0.0000309363" table:display="true" table:show-details="true"/>
                <table:data-pilot-member table:name="0.0000313994" table:display="true" table:show-details="true"/>
                <table:data-pilot-member table:name="0.0000314822" table:display="true" table:show-details="true"/>
                <table:data-pilot-member table:name="0.0000316018" table:display="true" table:show-details="true"/>
                <table:data-pilot-member table:name="0.0000322463" table:display="true" table:show-details="true"/>
                <table:data-pilot-member table:name="0.0000327792" table:display="true" table:show-details="true"/>
                <table:data-pilot-member table:name="0.0000328561" table:display="true" table:show-details="true"/>
                <table:data-pilot-member table:name="0.0000330022" table:display="true" table:show-details="true"/>
                <table:data-pilot-member table:name="0.0000340882" table:display="true" table:show-details="true"/>
                <table:data-pilot-member table:name="0.0000341391" table:display="true" table:show-details="true"/>
                <table:data-pilot-member table:name="0.000034148" table:display="true" table:show-details="true"/>
                <table:data-pilot-member table:name="0.0000342284" table:display="true" table:show-details="true"/>
                <table:data-pilot-member table:name="0.0000342655" table:display="true" table:show-details="true"/>
                <table:data-pilot-member table:name="0.0000342672" table:display="true" table:show-details="true"/>
                <table:data-pilot-member table:name="0.0000345736" table:display="true" table:show-details="true"/>
                <table:data-pilot-member table:name="0.0000347034" table:display="true" table:show-details="true"/>
                <table:data-pilot-member table:name="0.0000351339" table:display="true" table:show-details="true"/>
                <table:data-pilot-member table:name="0.0000352554" table:display="true" table:show-details="true"/>
                <table:data-pilot-member table:name="0.0000353705" table:display="true" table:show-details="true"/>
                <table:data-pilot-member table:name="0.0000354002" table:display="true" table:show-details="true"/>
                <table:data-pilot-member table:name="0.0000354353" table:display="true" table:show-details="true"/>
                <table:data-pilot-member table:name="0.0000358805" table:display="true" table:show-details="true"/>
                <table:data-pilot-member table:name="0.0000359148" table:display="true" table:show-details="true"/>
                <table:data-pilot-member table:name="0.0000360923" table:display="true" table:show-details="true"/>
                <table:data-pilot-member table:name="0.0000361033" table:display="true" table:show-details="true"/>
                <table:data-pilot-member table:name="0.0000361719" table:display="true" table:show-details="true"/>
                <table:data-pilot-member table:name="0.0000362905" table:display="true" table:show-details="true"/>
                <table:data-pilot-member table:name="0.0000366012" table:display="true" table:show-details="true"/>
                <table:data-pilot-member table:name="0.0000366732" table:display="true" table:show-details="true"/>
                <table:data-pilot-member table:name="0.0000366992" table:display="true" table:show-details="true"/>
                <table:data-pilot-member table:name="0.0000367119" table:display="true" table:show-details="true"/>
                <table:data-pilot-member table:name="0.0000367204" table:display="true" table:show-details="true"/>
                <table:data-pilot-member table:name="0.0000369683" table:display="true" table:show-details="true"/>
                <table:data-pilot-member table:name="0.0000369998" table:display="true" table:show-details="true"/>
                <table:data-pilot-member table:name="0.0000370249" table:display="true" table:show-details="true"/>
                <table:data-pilot-member table:name="0.0000373087" table:display="true" table:show-details="true"/>
                <table:data-pilot-member table:name="0.0000374488" table:display="true" table:show-details="true"/>
                <table:data-pilot-member table:name="0.0000376605" table:display="true" table:show-details="true"/>
                <table:data-pilot-member table:name="0.0000377231" table:display="true" table:show-details="true"/>
                <table:data-pilot-member table:name="0.0000379" table:display="true" table:show-details="true"/>
                <table:data-pilot-member table:name="0.0000382192" table:display="true" table:show-details="true"/>
                <table:data-pilot-member table:name="0.0000384157" table:display="true" table:show-details="true"/>
                <table:data-pilot-member table:name="0.0000384731" table:display="true" table:show-details="true"/>
                <table:data-pilot-member table:name="0.0000391121" table:display="true" table:show-details="true"/>
                <table:data-pilot-member table:name="0.0000394299" table:display="true" table:show-details="true"/>
                <table:data-pilot-member table:name="0.0000394406" table:display="true" table:show-details="true"/>
                <table:data-pilot-member table:name="0.0000397293" table:display="true" table:show-details="true"/>
                <table:data-pilot-member table:name="0.0000397398" table:display="true" table:show-details="true"/>
                <table:data-pilot-member table:name="0.0000397448" table:display="true" table:show-details="true"/>
                <table:data-pilot-member table:name="0.0000397662" table:display="true" table:show-details="true"/>
                <table:data-pilot-member table:name="0.0000397929" table:display="true" table:show-details="true"/>
                <table:data-pilot-member table:name="0.000039839" table:display="true" table:show-details="true"/>
                <table:data-pilot-member table:name="0.0000399327" table:display="true" table:show-details="true"/>
                <table:data-pilot-member table:name="0.0000403785" table:display="true" table:show-details="true"/>
                <table:data-pilot-member table:name="0.0000404576" table:display="true" table:show-details="true"/>
                <table:data-pilot-member table:name="0.0000407" table:display="true" table:show-details="true"/>
                <table:data-pilot-member table:name="0.0000409684" table:display="true" table:show-details="true"/>
                <table:data-pilot-member table:name="0.0000409943" table:display="true" table:show-details="true"/>
                <table:data-pilot-member table:name="0.0000411336" table:display="true" table:show-details="true"/>
                <table:data-pilot-member table:name="0.0000412705" table:display="true" table:show-details="true"/>
                <table:data-pilot-member table:name="0.0000413442" table:display="true" table:show-details="true"/>
                <table:data-pilot-member table:name="0.000041449" table:display="true" table:show-details="true"/>
                <table:data-pilot-member table:name="0.0000415179" table:display="true" table:show-details="true"/>
                <table:data-pilot-member table:name="0.0000420396" table:display="true" table:show-details="true"/>
                <table:data-pilot-member table:name="0.0000422706" table:display="true" table:show-details="true"/>
                <table:data-pilot-member table:name="0.000042368" table:display="true" table:show-details="true"/>
                <table:data-pilot-member table:name="0.00004269" table:display="true" table:show-details="true"/>
                <table:data-pilot-member table:name="0.0000427275" table:display="true" table:show-details="true"/>
                <table:data-pilot-member table:name="0.000043172" table:display="true" table:show-details="true"/>
                <table:data-pilot-member table:name="0.0000432347" table:display="true" table:show-details="true"/>
                <table:data-pilot-member table:name="0.0000433928" table:display="true" table:show-details="true"/>
                <table:data-pilot-member table:name="0.0000435489" table:display="true" table:show-details="true"/>
                <table:data-pilot-member table:name="0.000043557" table:display="true" table:show-details="true"/>
                <table:data-pilot-member table:name="0.0000435983" table:display="true" table:show-details="true"/>
                <table:data-pilot-member table:name="0.0000439724" table:display="true" table:show-details="true"/>
                <table:data-pilot-member table:name="0.0000441304" table:display="true" table:show-details="true"/>
                <table:data-pilot-member table:name="0.000044173" table:display="true" table:show-details="true"/>
                <table:data-pilot-member table:name="0.0000442353" table:display="true" table:show-details="true"/>
                <table:data-pilot-member table:name="0.0000453593" table:display="true" table:show-details="true"/>
                <table:data-pilot-member table:name="0.0000458213" table:display="true" table:show-details="true"/>
                <table:data-pilot-member table:name="0.0000459117" table:display="true" table:show-details="true"/>
                <table:data-pilot-member table:name="0.0000459322" table:display="true" table:show-details="true"/>
                <table:data-pilot-member table:name="0.000046824" table:display="true" table:show-details="true"/>
                <table:data-pilot-member table:name="0.0000471832" table:display="true" table:show-details="true"/>
                <table:data-pilot-member table:name="0.0000472486" table:display="true" table:show-details="true"/>
                <table:data-pilot-member table:name="0.0000475165" table:display="true" table:show-details="true"/>
                <table:data-pilot-member table:name="0.0000478535" table:display="true" table:show-details="true"/>
                <table:data-pilot-member table:name="0.0000478825" table:display="true" table:show-details="true"/>
                <table:data-pilot-member table:name="0.0000478939" table:display="true" table:show-details="true"/>
                <table:data-pilot-member table:name="0.000048365" table:display="true" table:show-details="true"/>
                <table:data-pilot-member table:name="0.0000485614" table:display="true" table:show-details="true"/>
                <table:data-pilot-member table:name="0.0000487201" table:display="true" table:show-details="true"/>
                <table:data-pilot-member table:name="0.0000495569" table:display="true" table:show-details="true"/>
                <table:data-pilot-member table:name="0.0000499667" table:display="true" table:show-details="true"/>
                <table:data-pilot-member table:name="0.0000500583" table:display="true" table:show-details="true"/>
                <table:data-pilot-member table:name="0.0000503043" table:display="true" table:show-details="true"/>
                <table:data-pilot-member table:name="0.0000503829" table:display="true" table:show-details="true"/>
                <table:data-pilot-member table:name="0.00005043" table:display="true" table:show-details="true"/>
                <table:data-pilot-member table:name="0.0000506144" table:display="true" table:show-details="true"/>
                <table:data-pilot-member table:name="0.0000506476" table:display="true" table:show-details="true"/>
                <table:data-pilot-member table:name="0.0000507958" table:display="true" table:show-details="true"/>
                <table:data-pilot-member table:name="0.0000511856" table:display="true" table:show-details="true"/>
                <table:data-pilot-member table:name="0.0000512711" table:display="true" table:show-details="true"/>
                <table:data-pilot-member table:name="0.0000517169" table:display="true" table:show-details="true"/>
                <table:data-pilot-member table:name="0.0000520719" table:display="true" table:show-details="true"/>
                <table:data-pilot-member table:name="0.0000521111" table:display="true" table:show-details="true"/>
                <table:data-pilot-member table:name="0.0000527478" table:display="true" table:show-details="true"/>
                <table:data-pilot-member table:name="0.000053096" table:display="true" table:show-details="true"/>
                <table:data-pilot-member table:name="0.0000533074" table:display="true" table:show-details="true"/>
                <table:data-pilot-member table:name="0.0000534752" table:display="true" table:show-details="true"/>
                <table:data-pilot-member table:name="0.0000536367" table:display="true" table:show-details="true"/>
                <table:data-pilot-member table:name="0.0000542231" table:display="true" table:show-details="true"/>
                <table:data-pilot-member table:name="0.0000546964" table:display="true" table:show-details="true"/>
                <table:data-pilot-member table:name="0.0000547947" table:display="true" table:show-details="true"/>
                <table:data-pilot-member table:name="0.0000551178" table:display="true" table:show-details="true"/>
                <table:data-pilot-member table:name="0.0000552334" table:display="true" table:show-details="true"/>
                <table:data-pilot-member table:name="0.0000560263" table:display="true" table:show-details="true"/>
                <table:data-pilot-member table:name="0.0000561486" table:display="true" table:show-details="true"/>
                <table:data-pilot-member table:name="0.0000563524" table:display="true" table:show-details="true"/>
                <table:data-pilot-member table:name="0.0000570315" table:display="true" table:show-details="true"/>
                <table:data-pilot-member table:name="0.0000572877" table:display="true" table:show-details="true"/>
                <table:data-pilot-member table:name="0.0000578109" table:display="true" table:show-details="true"/>
                <table:data-pilot-member table:name="0.0000587761" table:display="true" table:show-details="true"/>
                <table:data-pilot-member table:name="0.0000588161" table:display="true" table:show-details="true"/>
                <table:data-pilot-member table:name="0.0000588687" table:display="true" table:show-details="true"/>
                <table:data-pilot-member table:name="0.0000592983" table:display="true" table:show-details="true"/>
                <table:data-pilot-member table:name="0.000059883" table:display="true" table:show-details="true"/>
                <table:data-pilot-member table:name="0.0000599744" table:display="true" table:show-details="true"/>
                <table:data-pilot-member table:name="0.0000608025" table:display="true" table:show-details="true"/>
                <table:data-pilot-member table:name="0.0000610261" table:display="true" table:show-details="true"/>
                <table:data-pilot-member table:name="0.0000614399" table:display="true" table:show-details="true"/>
                <table:data-pilot-member table:name="0.0000616332" table:display="true" table:show-details="true"/>
                <table:data-pilot-member table:name="0.000061786" table:display="true" table:show-details="true"/>
                <table:data-pilot-member table:name="0.0000619953" table:display="true" table:show-details="true"/>
                <table:data-pilot-member table:name="0.0000632361" table:display="true" table:show-details="true"/>
                <table:data-pilot-member table:name="0.0000632617" table:display="true" table:show-details="true"/>
                <table:data-pilot-member table:name="0.0000634822" table:display="true" table:show-details="true"/>
                <table:data-pilot-member table:name="0.0000642547" table:display="true" table:show-details="true"/>
                <table:data-pilot-member table:name="0.0000643115" table:display="true" table:show-details="true"/>
                <table:data-pilot-member table:name="0.0000644268" table:display="true" table:show-details="true"/>
                <table:data-pilot-member table:name="0.0000646206" table:display="true" table:show-details="true"/>
                <table:data-pilot-member table:name="0.0000649684" table:display="true" table:show-details="true"/>
                <table:data-pilot-member table:name="0.0000655208" table:display="true" table:show-details="true"/>
                <table:data-pilot-member table:name="0.0000661645" table:display="true" table:show-details="true"/>
                <table:data-pilot-member table:name="0.0000662041" table:display="true" table:show-details="true"/>
                <table:data-pilot-member table:name="0.0000669495" table:display="true" table:show-details="true"/>
                <table:data-pilot-member table:name="0.0000672125" table:display="true" table:show-details="true"/>
                <table:data-pilot-member table:name="0.0000674323" table:display="true" table:show-details="true"/>
                <table:data-pilot-member table:name="0.0000676145" table:display="true" table:show-details="true"/>
                <table:data-pilot-member table:name="0.000067903" table:display="true" table:show-details="true"/>
                <table:data-pilot-member table:name="0.0000679398" table:display="true" table:show-details="true"/>
                <table:data-pilot-member table:name="0.0000684503" table:display="true" table:show-details="true"/>
                <table:data-pilot-member table:name="0.0000686672" table:display="true" table:show-details="true"/>
                <table:data-pilot-member table:name="0.0000687949" table:display="true" table:show-details="true"/>
                <table:data-pilot-member table:name="0.000069389" table:display="true" table:show-details="true"/>
                <table:data-pilot-member table:name="0.0000697873" table:display="true" table:show-details="true"/>
                <table:data-pilot-member table:name="0.0000702492" table:display="true" table:show-details="true"/>
                <table:data-pilot-member table:name="0.0000702933" table:display="true" table:show-details="true"/>
                <table:data-pilot-member table:name="0.0000702951" table:display="true" table:show-details="true"/>
                <table:data-pilot-member table:name="0.0000703989" table:display="true" table:show-details="true"/>
                <table:data-pilot-member table:name="0.0000711234" table:display="true" table:show-details="true"/>
                <table:data-pilot-member table:name="0.0000723176" table:display="true" table:show-details="true"/>
                <table:data-pilot-member table:name="0.0000741616" table:display="true" table:show-details="true"/>
                <table:data-pilot-member table:name="0.0000772777" table:display="true" table:show-details="true"/>
                <table:data-pilot-member table:name="0.0000775922" table:display="true" table:show-details="true"/>
                <table:data-pilot-member table:name="0.0000801027" table:display="true" table:show-details="true"/>
                <table:data-pilot-member table:name="0.0000803713" table:display="true" table:show-details="true"/>
                <table:data-pilot-member table:name="0.0000813726" table:display="true" table:show-details="true"/>
                <table:data-pilot-member table:name="0.0000815863" table:display="true" table:show-details="true"/>
                <table:data-pilot-member table:name="0.0000816044" table:display="true" table:show-details="true"/>
                <table:data-pilot-member table:name="0.0000816991" table:display="true" table:show-details="true"/>
                <table:data-pilot-member table:name="0.0000822032" table:display="true" table:show-details="true"/>
                <table:data-pilot-member table:name="0.0000823082" table:display="true" table:show-details="true"/>
                <table:data-pilot-member table:name="0.0000854476" table:display="true" table:show-details="true"/>
                <table:data-pilot-member table:name="0.0000872508" table:display="true" table:show-details="true"/>
                <table:data-pilot-member table:name="0.0000881849" table:display="true" table:show-details="true"/>
                <table:data-pilot-member table:name="0.0000896582" table:display="true" table:show-details="true"/>
                <table:data-pilot-member table:name="0.0000897663" table:display="true" table:show-details="true"/>
                <table:data-pilot-member table:name="0.0000898532" table:display="true" table:show-details="true"/>
                <table:data-pilot-member table:name="0.0000906426" table:display="true" table:show-details="true"/>
                <table:data-pilot-member table:name="0.0000920853" table:display="true" table:show-details="true"/>
                <table:data-pilot-member table:name="0.0000937978" table:display="true" table:show-details="true"/>
                <table:data-pilot-member table:name="0.0000939867" table:display="true" table:show-details="true"/>
                <table:data-pilot-member table:name="0.0000946034" table:display="true" table:show-details="true"/>
                <table:data-pilot-member table:name="0.0000970909" table:display="true" table:show-details="true"/>
                <table:data-pilot-member table:name="0.0000975663" table:display="true" table:show-details="true"/>
                <table:data-pilot-member table:name="0.0000996006" table:display="true" table:show-details="true"/>
                <table:data-pilot-member table:name="0.0001003339" table:display="true" table:show-details="true"/>
                <table:data-pilot-member table:name="0.0001012583" table:display="true" table:show-details="true"/>
                <table:data-pilot-member table:name="0.0001018681" table:display="true" table:show-details="true"/>
                <table:data-pilot-member table:name="0.0001048038" table:display="true" table:show-details="true"/>
                <table:data-pilot-member table:name="0.0001059508" table:display="true" table:show-details="true"/>
                <table:data-pilot-member table:name="0.0001064627" table:display="true" table:show-details="true"/>
                <table:data-pilot-member table:name="0.0001075706" table:display="true" table:show-details="true"/>
                <table:data-pilot-member table:name="0.0001076805" table:display="true" table:show-details="true"/>
                <table:data-pilot-member table:name="0.000109118" table:display="true" table:show-details="true"/>
                <table:data-pilot-member table:name="0.0001092575" table:display="true" table:show-details="true"/>
                <table:data-pilot-member table:name="0.000109885" table:display="true" table:show-details="true"/>
                <table:data-pilot-member table:name="0.0001101848" table:display="true" table:show-details="true"/>
                <table:data-pilot-member table:name="0.0001104288" table:display="true" table:show-details="true"/>
                <table:data-pilot-member table:name="0.0001109968" table:display="true" table:show-details="true"/>
                <table:data-pilot-member table:name="0.0001111337" table:display="true" table:show-details="true"/>
                <table:data-pilot-member table:name="0.0001112399" table:display="true" table:show-details="true"/>
                <table:data-pilot-member table:name="0.00011138" table:display="true" table:show-details="true"/>
                <table:data-pilot-member table:name="0.000112278" table:display="true" table:show-details="true"/>
                <table:data-pilot-member table:name="0.0001123795" table:display="true" table:show-details="true"/>
                <table:data-pilot-member table:name="0.0001128772" table:display="true" table:show-details="true"/>
                <table:data-pilot-member table:name="0.0001157466" table:display="true" table:show-details="true"/>
                <table:data-pilot-member table:name="0.0001157709" table:display="true" table:show-details="true"/>
                <table:data-pilot-member table:name="0.0001164089" table:display="true" table:show-details="true"/>
                <table:data-pilot-member table:name="0.0001164965" table:display="true" table:show-details="true"/>
                <table:data-pilot-member table:name="0.0001178244" table:display="true" table:show-details="true"/>
                <table:data-pilot-member table:name="0.0001179569" table:display="true" table:show-details="true"/>
                <table:data-pilot-member table:name="0.0001181047" table:display="true" table:show-details="true"/>
                <table:data-pilot-member table:name="0.0001181109" table:display="true" table:show-details="true"/>
                <table:data-pilot-member table:name="0.0001194987" table:display="true" table:show-details="true"/>
                <table:data-pilot-member table:name="0.0001204627" table:display="true" table:show-details="true"/>
                <table:data-pilot-member table:name="0.0001212676" table:display="true" table:show-details="true"/>
                <table:data-pilot-member table:name="0.0001214033" table:display="true" table:show-details="true"/>
                <table:data-pilot-member table:name="0.0001220445" table:display="true" table:show-details="true"/>
                <table:data-pilot-member table:name="0.0001223095" table:display="true" table:show-details="true"/>
                <table:data-pilot-member table:name="0.0001226743" table:display="true" table:show-details="true"/>
                <table:data-pilot-member table:name="0.0001229042" table:display="true" table:show-details="true"/>
                <table:data-pilot-member table:name="0.000123646" table:display="true" table:show-details="true"/>
                <table:data-pilot-member table:name="0.0001236609" table:display="true" table:show-details="true"/>
                <table:data-pilot-member table:name="0.00012418" table:display="true" table:show-details="true"/>
                <table:data-pilot-member table:name="0.0001246454" table:display="true" table:show-details="true"/>
                <table:data-pilot-member table:name="0.0001250186" table:display="true" table:show-details="true"/>
                <table:data-pilot-member table:name="0.0001255639" table:display="true" table:show-details="true"/>
                <table:data-pilot-member table:name="0.0001256309" table:display="true" table:show-details="true"/>
                <table:data-pilot-member table:name="0.0001257379" table:display="true" table:show-details="true"/>
                <table:data-pilot-member table:name="0.0001258176" table:display="true" table:show-details="true"/>
                <table:data-pilot-member table:name="0.0001258268" table:display="true" table:show-details="true"/>
                <table:data-pilot-member table:name="0.0001267752" table:display="true" table:show-details="true"/>
                <table:data-pilot-member table:name="0.0001291041" table:display="true" table:show-details="true"/>
                <table:data-pilot-member table:name="0.0001298494" table:display="true" table:show-details="true"/>
                <table:data-pilot-member table:name="0.0001307927" table:display="true" table:show-details="true"/>
                <table:data-pilot-member table:name="0.0001308643" table:display="true" table:show-details="true"/>
                <table:data-pilot-member table:name="0.0001314874" table:display="true" table:show-details="true"/>
                <table:data-pilot-member table:name="0.0001321243" table:display="true" table:show-details="true"/>
                <table:data-pilot-member table:name="0.0001327765" table:display="true" table:show-details="true"/>
                <table:data-pilot-member table:name="0.0001330217" table:display="true" table:show-details="true"/>
                <table:data-pilot-member table:name="0.0001336181" table:display="true" table:show-details="true"/>
                <table:data-pilot-member table:name="0.0001337271" table:display="true" table:show-details="true"/>
                <table:data-pilot-member table:name="0.0001341834" table:display="true" table:show-details="true"/>
                <table:data-pilot-member table:name="0.0001347098" table:display="true" table:show-details="true"/>
                <table:data-pilot-member table:name="0.0001364559" table:display="true" table:show-details="true"/>
                <table:data-pilot-member table:name="0.0001368291" table:display="true" table:show-details="true"/>
                <table:data-pilot-member table:name="0.0001370275" table:display="true" table:show-details="true"/>
                <table:data-pilot-member table:name="0.0001373512" table:display="true" table:show-details="true"/>
                <table:data-pilot-member table:name="0.0001385061" table:display="true" table:show-details="true"/>
                <table:data-pilot-member table:name="0.000138787" table:display="true" table:show-details="true"/>
                <table:data-pilot-member table:name="0.0001394612" table:display="true" table:show-details="true"/>
                <table:data-pilot-member table:name="0.0001397377" table:display="true" table:show-details="true"/>
                <table:data-pilot-member table:name="0.0001399972" table:display="true" table:show-details="true"/>
                <table:data-pilot-member table:name="0.0001400889" table:display="true" table:show-details="true"/>
                <table:data-pilot-member table:name="0.0001402316" table:display="true" table:show-details="true"/>
                <table:data-pilot-member table:name="0.0001402366" table:display="true" table:show-details="true"/>
                <table:data-pilot-member table:name="0.0001408896" table:display="true" table:show-details="true"/>
                <table:data-pilot-member table:name="0.0001411878" table:display="true" table:show-details="true"/>
                <table:data-pilot-member table:name="0.0001421112" table:display="true" table:show-details="true"/>
                <table:data-pilot-member table:name="0.0001421127" table:display="true" table:show-details="true"/>
                <table:data-pilot-member table:name="0.0001427979" table:display="true" table:show-details="true"/>
                <table:data-pilot-member table:name="0.0001428771" table:display="true" table:show-details="true"/>
                <table:data-pilot-member table:name="0.0001429611" table:display="true" table:show-details="true"/>
                <table:data-pilot-member table:name="0.0001445293" table:display="true" table:show-details="true"/>
                <table:data-pilot-member table:name="0.0001452212" table:display="true" table:show-details="true"/>
                <table:data-pilot-member table:name="0.0001452286" table:display="true" table:show-details="true"/>
                <table:data-pilot-member table:name="0.0001454831" table:display="true" table:show-details="true"/>
                <table:data-pilot-member table:name="0.0001458977" table:display="true" table:show-details="true"/>
                <table:data-pilot-member table:name="0.0001463838" table:display="true" table:show-details="true"/>
                <table:data-pilot-member table:name="0.0001472257" table:display="true" table:show-details="true"/>
                <table:data-pilot-member table:name="0.0001479953" table:display="true" table:show-details="true"/>
                <table:data-pilot-member table:name="0.000148009" table:display="true" table:show-details="true"/>
                <table:data-pilot-member table:name="0.0001483946" table:display="true" table:show-details="true"/>
                <table:data-pilot-member table:name="0.0001498266" table:display="true" table:show-details="true"/>
                <table:data-pilot-member table:name="0.0001501737" table:display="true" table:show-details="true"/>
                <table:data-pilot-member table:name="0.0001503886" table:display="true" table:show-details="true"/>
                <table:data-pilot-member table:name="0.0001505191" table:display="true" table:show-details="true"/>
                <table:data-pilot-member table:name="0.000150934" table:display="true" table:show-details="true"/>
                <table:data-pilot-member table:name="0.0001519392" table:display="true" table:show-details="true"/>
                <table:data-pilot-member table:name="0.0001520737" table:display="true" table:show-details="true"/>
                <table:data-pilot-member table:name="0.0001530432" table:display="true" table:show-details="true"/>
                <table:data-pilot-member table:name="0.0001540222" table:display="true" table:show-details="true"/>
                <table:data-pilot-member table:name="0.0001545673" table:display="true" table:show-details="true"/>
                <table:data-pilot-member table:name="0.0001548824" table:display="true" table:show-details="true"/>
                <table:data-pilot-member table:name="0.0001549067" table:display="true" table:show-details="true"/>
                <table:data-pilot-member table:name="0.0001558318" table:display="true" table:show-details="true"/>
                <table:data-pilot-member table:name="0.0001561163" table:display="true" table:show-details="true"/>
                <table:data-pilot-member table:name="0.0001572973" table:display="true" table:show-details="true"/>
                <table:data-pilot-member table:name="0.0001573264" table:display="true" table:show-details="true"/>
                <table:data-pilot-member table:name="0.0001586886" table:display="true" table:show-details="true"/>
                <table:data-pilot-member table:name="0.00015901" table:display="true" table:show-details="true"/>
                <table:data-pilot-member table:name="0.0001601983" table:display="true" table:show-details="true"/>
                <table:data-pilot-member table:name="0.0001604641" table:display="true" table:show-details="true"/>
                <table:data-pilot-member table:name="0.0001606938" table:display="true" table:show-details="true"/>
                <table:data-pilot-member table:name="0.000163099" table:display="true" table:show-details="true"/>
                <table:data-pilot-member table:name="0.0001655243" table:display="true" table:show-details="true"/>
                <table:data-pilot-member table:name="0.0001657366" table:display="true" table:show-details="true"/>
                <table:data-pilot-member table:name="0.0001671532" table:display="true" table:show-details="true"/>
                <table:data-pilot-member table:name="0.0001679458" table:display="true" table:show-details="true"/>
                <table:data-pilot-member table:name="0.0001693418" table:display="true" table:show-details="true"/>
                <table:data-pilot-member table:name="0.0001694854" table:display="true" table:show-details="true"/>
                <table:data-pilot-member table:name="0.0001703971" table:display="true" table:show-details="true"/>
                <table:data-pilot-member table:name="0.0001706541" table:display="true" table:show-details="true"/>
                <table:data-pilot-member table:name="0.0001715766" table:display="true" table:show-details="true"/>
                <table:data-pilot-member table:name="0.0001718534" table:display="true" table:show-details="true"/>
                <table:data-pilot-member table:name="0.0001718781" table:display="true" table:show-details="true"/>
                <table:data-pilot-member table:name="0.0001724381" table:display="true" table:show-details="true"/>
                <table:data-pilot-member table:name="0.0001736279" table:display="true" table:show-details="true"/>
                <table:data-pilot-member table:name="0.000174005" table:display="true" table:show-details="true"/>
                <table:data-pilot-member table:name="0.0001749066" table:display="true" table:show-details="true"/>
                <table:data-pilot-member table:name="0.0001761541" table:display="true" table:show-details="true"/>
                <table:data-pilot-member table:name="0.0001762256" table:display="true" table:show-details="true"/>
                <table:data-pilot-member table:name="0.000177012" table:display="true" table:show-details="true"/>
                <table:data-pilot-member table:name="0.0001771127" table:display="true" table:show-details="true"/>
                <table:data-pilot-member table:name="0.0001773541" table:display="true" table:show-details="true"/>
                <table:data-pilot-member table:name="0.0001783998" table:display="true" table:show-details="true"/>
                <table:data-pilot-member table:name="0.0001799141" table:display="true" table:show-details="true"/>
                <table:data-pilot-member table:name="0.0001809781" table:display="true" table:show-details="true"/>
                <table:data-pilot-member table:name="0.0001811496" table:display="true" table:show-details="true"/>
                <table:data-pilot-member table:name="0.0001812689" table:display="true" table:show-details="true"/>
                <table:data-pilot-member table:name="0.0001832746" table:display="true" table:show-details="true"/>
                <table:data-pilot-member table:name="0.0001839663" table:display="true" table:show-details="true"/>
                <table:data-pilot-member table:name="0.0001841824" table:display="true" table:show-details="true"/>
                <table:data-pilot-member table:name="0.0001843802" table:display="true" table:show-details="true"/>
                <table:data-pilot-member table:name="0.0001859261" table:display="true" table:show-details="true"/>
                <table:data-pilot-member table:name="0.0001861978" table:display="true" table:show-details="true"/>
                <table:data-pilot-member table:name="0.0001862845" table:display="true" table:show-details="true"/>
                <table:data-pilot-member table:name="0.0001865264" table:display="true" table:show-details="true"/>
                <table:data-pilot-member table:name="0.0001865683" table:display="true" table:show-details="true"/>
                <table:data-pilot-member table:name="0.0001870137" table:display="true" table:show-details="true"/>
                <table:data-pilot-member table:name="0.000188446" table:display="true" table:show-details="true"/>
                <table:data-pilot-member table:name="0.0001885207" table:display="true" table:show-details="true"/>
                <table:data-pilot-member table:name="0.0001897505" table:display="true" table:show-details="true"/>
                <table:data-pilot-member table:name="0.0001897588" table:display="true" table:show-details="true"/>
                <table:data-pilot-member table:name="0.0001946074" table:display="true" table:show-details="true"/>
                <table:data-pilot-member table:name="0.0001971039" table:display="true" table:show-details="true"/>
                <table:data-pilot-member table:name="0.0002000993" table:display="true" table:show-details="true"/>
                <table:data-pilot-member table:name="0.0002002437" table:display="true" table:show-details="true"/>
                <table:data-pilot-member table:name="0.0002030864" table:display="true" table:show-details="true"/>
                <table:data-pilot-member table:name="0.0002035712" table:display="true" table:show-details="true"/>
                <table:data-pilot-member table:name="0.0002065229" table:display="true" table:show-details="true"/>
                <table:data-pilot-member table:name="0.0002076232" table:display="true" table:show-details="true"/>
                <table:data-pilot-member table:name="0.0002092756" table:display="true" table:show-details="true"/>
                <table:data-pilot-member table:name="0.0002097114" table:display="true" table:show-details="true"/>
                <table:data-pilot-member table:name="0.0002100123" table:display="true" table:show-details="true"/>
                <table:data-pilot-member table:name="0.0002110322" table:display="true" table:show-details="true"/>
                <table:data-pilot-member table:name="0.0002118277" table:display="true" table:show-details="true"/>
                <table:data-pilot-member table:name="0.0002120405" table:display="true" table:show-details="true"/>
                <table:data-pilot-member table:name="0.0002130137" table:display="true" table:show-details="true"/>
                <table:data-pilot-member table:name="0.0002169676" table:display="true" table:show-details="true"/>
                <table:data-pilot-member table:name="0.0002184679" table:display="true" table:show-details="true"/>
                <table:data-pilot-member table:name="0.0002217743" table:display="true" table:show-details="true"/>
                <table:data-pilot-member table:name="0.0002226934" table:display="true" table:show-details="true"/>
                <table:data-pilot-member table:name="0.0002233919" table:display="true" table:show-details="true"/>
                <table:data-pilot-member table:name="0.0002240025" table:display="true" table:show-details="true"/>
                <table:data-pilot-member table:name="0.0002247039" table:display="true" table:show-details="true"/>
                <table:data-pilot-member table:name="0.0002251861" table:display="true" table:show-details="true"/>
                <table:data-pilot-member table:name="0.000225769" table:display="true" table:show-details="true"/>
                <table:data-pilot-member table:name="0.0002281585" table:display="true" table:show-details="true"/>
                <table:data-pilot-member table:name="0.0002284268" table:display="true" table:show-details="true"/>
                <table:data-pilot-member table:name="0.0002293924" table:display="true" table:show-details="true"/>
                <table:data-pilot-member table:name="0.0002295797" table:display="true" table:show-details="true"/>
                <table:data-pilot-member table:name="0.000229733" table:display="true" table:show-details="true"/>
                <table:data-pilot-member table:name="0.0002320785" table:display="true" table:show-details="true"/>
                <table:data-pilot-member table:name="0.0002321966" table:display="true" table:show-details="true"/>
                <table:data-pilot-member table:name="0.0002331149" table:display="true" table:show-details="true"/>
                <table:data-pilot-member table:name="0.0002358605" table:display="true" table:show-details="true"/>
                <table:data-pilot-member table:name="0.0002361696" table:display="true" table:show-details="true"/>
                <table:data-pilot-member table:name="0.0002366358" table:display="true" table:show-details="true"/>
                <table:data-pilot-member table:name="0.0002418824" table:display="true" table:show-details="true"/>
                <table:data-pilot-member table:name="0.0002419607" table:display="true" table:show-details="true"/>
                <table:data-pilot-member table:name="0.0002439093" table:display="true" table:show-details="true"/>
                <table:data-pilot-member table:name="0.0002442998" table:display="true" table:show-details="true"/>
                <table:data-pilot-member table:name="0.0002453091" table:display="true" table:show-details="true"/>
                <table:data-pilot-member table:name="0.0002511773" table:display="true" table:show-details="true"/>
                <table:data-pilot-member table:name="0.0002512234" table:display="true" table:show-details="true"/>
                <table:data-pilot-member table:name="0.0002523498" table:display="true" table:show-details="true"/>
                <table:data-pilot-member table:name="0.0002547347" table:display="true" table:show-details="true"/>
                <table:data-pilot-member table:name="0.0002564775" table:display="true" table:show-details="true"/>
                <table:data-pilot-member table:name="0.0002613232" table:display="true" table:show-details="true"/>
                <table:data-pilot-member table:name="0.0002616536" table:display="true" table:show-details="true"/>
                <table:data-pilot-member table:name="0.0002631629" table:display="true" table:show-details="true"/>
                <table:data-pilot-member table:name="0.0002631806" table:display="true" table:show-details="true"/>
                <table:data-pilot-member table:name="0.0002693148" table:display="true" table:show-details="true"/>
                <table:data-pilot-member table:name="0.0002698363" table:display="true" table:show-details="true"/>
                <table:data-pilot-member table:name="0.0002708914" table:display="true" table:show-details="true"/>
                <table:data-pilot-member table:name="0.000272408" table:display="true" table:show-details="true"/>
                <table:data-pilot-member table:name="0.0002741373" table:display="true" table:show-details="true"/>
                <table:data-pilot-member table:name="0.000277227" table:display="true" table:show-details="true"/>
                <table:data-pilot-member table:name="0.0002772616" table:display="true" table:show-details="true"/>
                <table:data-pilot-member table:name="0.0002798661" table:display="true" table:show-details="true"/>
                <table:data-pilot-member table:name="0.0002808009" table:display="true" table:show-details="true"/>
                <table:data-pilot-member table:name="0.0002808066" table:display="true" table:show-details="true"/>
                <table:data-pilot-member table:name="0.0002896558" table:display="true" table:show-details="true"/>
                <table:data-pilot-member table:name="0.0002940083" table:display="true" table:show-details="true"/>
                <table:data-pilot-member table:name="0.0002956619" table:display="true" table:show-details="true"/>
                <table:data-pilot-member table:name="0.0002964529" table:display="true" table:show-details="true"/>
                <table:data-pilot-member table:name="0.0002972952" table:display="true" table:show-details="true"/>
                <table:data-pilot-member table:name="0.000314696" table:display="true" table:show-details="true"/>
                <table:data-pilot-member table:name="0.0003239914" table:display="true" table:show-details="true"/>
                <table:data-pilot-member table:name="0.0003296191" table:display="true" table:show-details="true"/>
                <table:data-pilot-member table:name="0.0003345924" table:display="true" table:show-details="true"/>
                <table:data-pilot-member table:name="0.0003428366" table:display="true" table:show-details="true"/>
                <table:data-pilot-member table:name="0.0003429887" table:display="true" table:show-details="true"/>
                <table:data-pilot-member table:name="0.0003499845" table:display="true" table:show-details="true"/>
                <table:data-pilot-member table:name="0.000354726" table:display="true" table:show-details="true"/>
                <table:data-pilot-member table:name="0.0003602464" table:display="true" table:show-details="true"/>
                <table:data-pilot-member table:name="0.0003637138" table:display="true" table:show-details="true"/>
                <table:data-pilot-member table:name="0.0003642284" table:display="true" table:show-details="true"/>
                <table:data-pilot-member table:name="0.0003682797" table:display="true" table:show-details="true"/>
                <table:data-pilot-member table:name="0.0003704044" table:display="true" table:show-details="true"/>
                <table:data-pilot-member table:name="0.0003726163" table:display="true" table:show-details="true"/>
                <table:data-pilot-member table:name="0.0003796882" table:display="true" table:show-details="true"/>
                <table:data-pilot-member table:name="0.0003814835" table:display="true" table:show-details="true"/>
                <table:data-pilot-member table:name="0.000381742" table:display="true" table:show-details="true"/>
                <table:data-pilot-member table:name="0.0003859102" table:display="true" table:show-details="true"/>
                <table:data-pilot-member table:name="0.0004002737" table:display="true" table:show-details="true"/>
                <table:data-pilot-member table:name="0.0004031251" table:display="true" table:show-details="true"/>
                <table:data-pilot-member table:name="0.0004063903" table:display="true" table:show-details="true"/>
                <table:data-pilot-member table:name="0.0004074153" table:display="true" table:show-details="true"/>
                <table:data-pilot-member table:name="0.0004091996" table:display="true" table:show-details="true"/>
                <table:data-pilot-member table:name="0.0004272267" table:display="true" table:show-details="true"/>
                <table:data-pilot-member table:name="0.0004420204" table:display="true" table:show-details="true"/>
                <table:data-pilot-member table:name="0.0004436761" table:display="true" table:show-details="true"/>
                <table:data-pilot-member table:name="0.0004507151" table:display="true" table:show-details="true"/>
                <table:data-pilot-member table:name="0.0004530182" table:display="true" table:show-details="true"/>
                <table:data-pilot-member table:name="0.0004605822" table:display="true" table:show-details="true"/>
                <table:data-pilot-member table:name="0.0004698588" table:display="true" table:show-details="true"/>
                <table:data-pilot-member table:name="0.0005621472" table:display="true" table:show-details="true"/>
                <table:data-pilot-member table:name="0.0005807726" table:display="true" table:show-details="true"/>
                <table:data-pilot-member table:name="0.0005931328" table:display="true" table:show-details="true"/>
                <table:data-pilot-member table:name="0.0006077692" table:display="true" table:show-details="true"/>
                <table:data-pilot-member table:name="0.0007244576" table:display="true" table:show-details="true"/>
                <table:data-pilot-member table:name="0.0007292494" table:display="true" table:show-details="true"/>
                <table:data-pilot-member table:name="0.0007317577" table:display="true" table:show-details="true"/>
                <table:data-pilot-member table:name="0.0008127295" table:display="true" table:show-details="true"/>
                <table:data-pilot-member table:name="0.0008258783" table:display="true" table:show-details="true"/>
                <table:data-pilot-member table:name="0.000838212" table:display="true" table:show-details="true"/>
                <table:data-pilot-member table:name="0.0008875723" table:display="true" table:show-details="true"/>
                <table:data-pilot-member table:name="0.0009544959" table:display="true" table:show-details="true"/>
                <table:data-pilot-member table:name="0.000977151" table:display="true" table:show-details="true"/>
                <table:data-pilot-member table:name="0.0009830305" table:display="true" table:show-details="true"/>
                <table:data-pilot-member table:name="0.0010509198" table:display="true" table:show-details="true"/>
                <table:data-pilot-member table:name="0.0010541504" table:display="true" table:show-details="true"/>
                <table:data-pilot-member table:name="0.001061201" table:display="true" table:show-details="true"/>
                <table:data-pilot-member table:name="0.0011314652" table:display="true" table:show-details="true"/>
                <table:data-pilot-member table:name="0.0013190938" table:display="true" table:show-details="true"/>
                <table:data-pilot-member table:name="0.0014242064" table:display="true" table:show-details="true"/>
                <table:data-pilot-member table:name="0.0014441796" table:display="true" table:show-details="true"/>
                <table:data-pilot-member table:name="0.0014810899" table:display="true" table:show-details="true"/>
                <table:data-pilot-member table:name="0.0014982095" table:display="true" table:show-details="true"/>
                <table:data-pilot-member table:name="0.001502357" table:display="true" table:show-details="true"/>
                <table:data-pilot-member table:name="0.0024750494" table:display="true" table:show-details="true"/>
                <table:data-pilot-member table:name="0.0025232043" table:display="true" table:show-details="true"/>
                <table:data-pilot-member table:name="0.0025403071" table:display="true" table:show-details="true"/>
                <table:data-pilot-member table:name="0.0030420156" table:display="true" table:show-details="true"/>
                <table:data-pilot-member table:name="0.0032188137" table:display="true" table:show-details="true"/>
                <table:data-pilot-member table:name="0.0033764799" table:display="true" table:show-details="true"/>
                <table:data-pilot-member table:name="0.0036550455" table:display="true" table:show-details="true"/>
                <table:data-pilot-member table:name="0.0036842567" table:display="true" table:show-details="true"/>
                <table:data-pilot-member table:name="0.0037354712" table:display="true" table:show-details="true"/>
                <table:data-pilot-member table:name="0.0041689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04:43:30.271575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8T21:16:02.995998466</dc:date>
    <meta:editing-duration>P1DT5H55M30S</meta:editing-duration>
    <meta:editing-cycles>18</meta:editing-cycles>
    <meta:generator>LibreOffice/25.2.6.2$Linux_X86_64 LibreOffice_project/520$Build-2</meta:generator>
    <meta:document-statistic meta:table-count="4" meta:cell-count="3077" meta:object-count="0"/>
  </office:meta>
</office:document-meta>
</file>